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Pictures/10000000000000080000000894642C6FA7144733.png" manifest:media-type="image/png"/>
  <manifest:file-entry manifest:full-path="Object 2/Pictures/100000000000000800000008B2AA4E6A4F6D2D73.png" manifest:media-type="image/png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4642C6FA7144733.png" manifest:media-type="image/png"/>
  <manifest:file-entry manifest:full-path="Object 1/Pictures/100000000000000800000008B2AA4E6A4F6D2D73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228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1.4689in"/>
    </style:style>
    <style:style style:name="co5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8429in" svg:height="5.9295in" svg:x="1.013in" svg:y="5.0587in">
            <draw:object draw:notify-on-update-of-ranges="Sheet1.C11:Sheet1.C20 Sheet1.D10:Sheet1.D10 Sheet1.D11:Sheet1.D20 Sheet1.C11:Sheet1.C20 Sheet1.H10:Sheet1.H10 Sheet1.H11:Sheet1.H20 Sheet1.C11:Sheet1.C20 Sheet1.J10:Sheet1.J10 Sheet1.J11:Sheet1.J20 Sheet1.C11:Sheet1.C20 Sheet1.L10:Sheet1.L10 Sheet1.L11:Sheet1.L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8429in" svg:height="5.9295in" svg:x="11.5531in" svg:y="5.1295in">
            <draw:object draw:notify-on-update-of-ranges="Sheet1.C11:Sheet1.C20 Sheet1.D10:Sheet1.D10 Sheet1.D11:Sheet1.D20 Sheet1.N10:Sheet1.N10 Sheet1.N11:Sheet1.N20 Sheet1.C11:Sheet1.C20 Sheet1.C11:Sheet1.C20 Sheet1.P10:Sheet1.P10 Sheet1.P11:Sheet1.P20 Sheet1.C11:Sheet1.C20 Sheet1.R10:Sheet1.R10 Sheet1.R11:Sheet1.R20 Sheet1.C11:Sheet1.C20 Sheet1.H10:Sheet1.H10 Sheet1.H11:Sheet1.H20 Sheet1.C11:Sheet1.C20 Sheet1.J10:Sheet1.J10 Sheet1.J11:Sheet1.J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8">
          <table:table-cell table:number-columns-repeated="84"/>
        </table:table-row>
        <table:table-row table:style-name="ro1">
          <table:table-cell table:number-columns-repeated="26"/>
          <table:table-cell office:value-type="string" calcext:value-type="string">
            <text:p>N=30</text:p>
          </table:table-cell>
          <table:table-cell table:number-columns-repeated="8"/>
          <table:table-cell office:value-type="string" calcext:value-type="string">
            <text:p>N=5</text:p>
          </table:table-cell>
          <table:table-cell table:number-columns-repeated="6"/>
          <table:table-cell office:value-type="string" calcext:value-type="string">
            <text:p>N=20</text:p>
          </table:table-cell>
          <table:table-cell table:number-columns-repeated="6"/>
          <table:table-cell office:value-type="string" calcext:value-type="string">
            <text:p>N=10</text:p>
          </table:table-cell>
          <table:table-cell table:number-columns-repeated="6"/>
          <table:table-cell office:value-type="string" calcext:value-type="string">
            <text:p>N=5,C=6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p </text:p>
          </table:table-cell>
          <table:table-cell office:value-type="string" calcext:value-type="string">
            <text:p>N=30,C=6</text:p>
          </table:table-cell>
          <table:table-cell office:value-type="string" calcext:value-type="string">
            <text:p>95% CI</text:p>
          </table:table-cell>
          <table:table-cell office:value-type="string" calcext:value-type="string">
            <text:p>N=5,C=100</text:p>
          </table:table-cell>
          <table:table-cell office:value-type="string" calcext:value-type="string">
            <text:p>95% CI</text:p>
          </table:table-cell>
          <table:table-cell office:value-type="string" calcext:value-type="string">
            <text:p>N=20,C=6</text:p>
          </table:table-cell>
          <table:table-cell office:value-type="string" calcext:value-type="string">
            <text:p>95% CI</text:p>
          </table:table-cell>
          <table:table-cell office:value-type="string" calcext:value-type="string">
            <text:p>N=10, C=6</text:p>
          </table:table-cell>
          <table:table-cell office:value-type="string" calcext:value-type="string">
            <text:p>95% CI</text:p>
          </table:table-cell>
          <table:table-cell office:value-type="string" calcext:value-type="string">
            <text:p>N=5,C=6</text:p>
          </table:table-cell>
          <table:table-cell office:value-type="string" calcext:value-type="string">
            <text:p>95% CI</text:p>
          </table:table-cell>
          <table:table-cell office:value-type="string" calcext:value-type="string">
            <text:p>N=30,C=6 NoChange</text:p>
          </table:table-cell>
          <table:table-cell office:value-type="string" calcext:value-type="string">
            <text:p>95% CI</text:p>
          </table:table-cell>
          <table:table-cell office:value-type="string" calcext:value-type="string">
            <text:p>N=20,C=6 NoChange</text:p>
          </table:table-cell>
          <table:table-cell office:value-type="string" calcext:value-type="string">
            <text:p>95% CI</text:p>
          </table:table-cell>
          <table:table-cell office:value-type="string" calcext:value-type="string">
            <text:p>N=10, C=6 NoChange</text:p>
          </table:table-cell>
          <table:table-cell office:value-type="string" calcext:value-type="string">
            <text:p>95% CI</text:p>
          </table:table-cell>
          <table:table-cell office:value-type="string" calcext:value-type="string">
            <text:p>N=5,C=6 NoChange</text:p>
          </table:table-cell>
          <table:table-cell office:value-type="string" calcext:value-type="string">
            <text:p>95% CI</text:p>
          </table:table-cell>
          <table:table-cell table:number-columns-repeated="5"/>
          <table:table-cell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Value</text:p>
          </table:table-cell>
          <table:table-cell table:number-columns-repeated="4"/>
          <table:table-cell office:value-type="string" calcext:value-type="string">
            <text:p>value</text:p>
          </table:table-cell>
          <table:table-cell table:number-columns-repeated="4"/>
          <table:table-cell office:value-type="string" calcext:value-type="string">
            <text:p>vau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.67518328928074" calcext:value-type="float">
            <text:p>1.67518328928074</text:p>
          </table:table-cell>
          <table:table-cell/>
          <table:table-cell office:value-type="float" office:value="0.49751266928491" calcext:value-type="float">
            <text:p>0.49751266928491</text:p>
          </table:table-cell>
          <table:table-cell/>
          <table:table-cell office:value-type="float" office:value="1.34855310678621" calcext:value-type="float">
            <text:p>1.34855310678621</text:p>
          </table:table-cell>
          <table:table-cell/>
          <table:table-cell office:value-type="float" office:value="0.823090502009998" calcext:value-type="float">
            <text:p>0.823090502009998</text:p>
          </table:table-cell>
          <table:table-cell/>
          <table:table-cell office:value-type="float" office:value="0.457600851648226" calcext:value-type="float">
            <text:p>0.457600851648226</text:p>
          </table:table-cell>
          <table:table-cell/>
          <table:table-cell office:value-type="float" office:value="1.61738464836704" calcext:value-type="float">
            <text:p>1.61738464836704</text:p>
          </table:table-cell>
          <table:table-cell/>
          <table:table-cell office:value-type="float" office:value="1.31917685700682" calcext:value-type="float">
            <text:p>1.31917685700682</text:p>
          </table:table-cell>
          <table:table-cell/>
          <table:table-cell office:value-type="float" office:value="0.814888370292944" calcext:value-type="float">
            <text:p>0.814888370292944</text:p>
          </table:table-cell>
          <table:table-cell/>
          <table:table-cell office:value-type="float" office:value="0.455632046703107" calcext:value-type="float">
            <text:p>0.455632046703107</text:p>
          </table:table-cell>
          <table:table-cell table:number-columns-repeated="6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0234989226" calcext:value-type="float">
            <text:p>1.676023498922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803631785651" calcext:value-type="float">
            <text:p>0.498036317856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94270006032" calcext:value-type="float">
            <text:p>1.349427000603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0833441228" calcext:value-type="float">
            <text:p>0.823083344122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55636046699" calcext:value-type="float">
            <text:p>0.4575563604669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26</text:p>
          </table:table-cell>
          <table:table-cell office:value-type="float" office:value="0.45479425811131" calcext:value-type="float">
            <text:p>0.4547942581113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25</text:p>
          </table:table-cell>
          <table:table-cell office:value-type="float" office:value="0.81550229947126" calcext:value-type="float">
            <text:p>0.815502299471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24</text:p>
          </table:table-cell>
          <table:table-cell office:value-type="float" office:value="1.3186322961765" calcext:value-type="float">
            <text:p>1.318632296176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26</text:p>
          </table:table-cell>
          <table:table-cell office:value-type="float" office:value="1.61924145343" calcext:value-type="float">
            <text:p>1.61924145343</text:p>
          </table:table-cell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1.95294889163274" calcext:value-type="float">
            <text:p>1.95294889163274</text:p>
          </table:table-cell>
          <table:table-cell/>
          <table:table-cell office:value-type="float" office:value="0.714395423443413" calcext:value-type="float">
            <text:p>0.714395423443413</text:p>
          </table:table-cell>
          <table:table-cell/>
          <table:table-cell office:value-type="float" office:value="1.77607521816643" calcext:value-type="float">
            <text:p>1.77607521816643</text:p>
          </table:table-cell>
          <table:table-cell/>
          <table:table-cell office:value-type="float" office:value="1.29336303706146" calcext:value-type="float">
            <text:p>1.29336303706146</text:p>
          </table:table-cell>
          <table:table-cell/>
          <table:table-cell office:value-type="float" office:value="0.714397107652168" calcext:value-type="float">
            <text:p>0.714397107652168</text:p>
          </table:table-cell>
          <table:table-cell/>
          <table:table-cell office:value-type="float" office:value="1.81456510747532" calcext:value-type="float">
            <text:p>1.81456510747532</text:p>
          </table:table-cell>
          <table:table-cell/>
          <table:table-cell office:value-type="float" office:value="1.66379838898415" calcext:value-type="float">
            <text:p>1.66379838898415</text:p>
          </table:table-cell>
          <table:table-cell/>
          <table:table-cell office:value-type="float" office:value="1.24452605839361" calcext:value-type="float">
            <text:p>1.24452605839361</text:p>
          </table:table-cell>
          <table:table-cell/>
          <table:table-cell office:value-type="float" office:value="0.714398862036285" calcext:value-type="float">
            <text:p>0.714398862036285</text:p>
          </table:table-cell>
          <table:table-cell table:number-columns-repeated="6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55256047099" calcext:value-type="float">
            <text:p>1.675525604709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837000171579" calcext:value-type="float">
            <text:p>0.498370001715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9754221311" calcext:value-type="float">
            <text:p>1.348975422131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50860788568" calcext:value-type="float">
            <text:p>0.822508607885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91374114343" calcext:value-type="float">
            <text:p>0.4591374114343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22</text:p>
          </table:table-cell>
          <table:table-cell office:value-type="float" office:value="0.45707530834178" calcext:value-type="float">
            <text:p>0.457075308341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3</text:p>
          </table:table-cell>
          <table:table-cell office:value-type="float" office:value="0.81636861434883" calcext:value-type="float">
            <text:p>0.816368614348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18</text:p>
          </table:table-cell>
          <table:table-cell office:value-type="float" office:value="1.3203891364325" calcext:value-type="float">
            <text:p>1.320389136432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17</text:p>
          </table:table-cell>
          <table:table-cell office:value-type="float" office:value="1.6173625080395" calcext:value-type="float">
            <text:p>1.6173625080395</text:p>
          </table:table-cell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2.01476268621471" calcext:value-type="float">
            <text:p>2.01476268621471</text:p>
          </table:table-cell>
          <table:table-cell/>
          <table:table-cell office:value-type="float" office:value="0.714395914670966" calcext:value-type="float">
            <text:p>0.714395914670966</text:p>
          </table:table-cell>
          <table:table-cell/>
          <table:table-cell office:value-type="float" office:value="1.89919098330774" calcext:value-type="float">
            <text:p>1.89919098330774</text:p>
          </table:table-cell>
          <table:table-cell/>
          <table:table-cell office:value-type="float" office:value="1.42856319549737" calcext:value-type="float">
            <text:p>1.42856319549737</text:p>
          </table:table-cell>
          <table:table-cell/>
          <table:table-cell office:value-type="float" office:value="0.714396616424614" calcext:value-type="float">
            <text:p>0.714396616424614</text:p>
          </table:table-cell>
          <table:table-cell/>
          <table:table-cell office:value-type="float" office:value="1.84454893556253" calcext:value-type="float">
            <text:p>1.84454893556253</text:p>
          </table:table-cell>
          <table:table-cell/>
          <table:table-cell office:value-type="float" office:value="1.74076564129933" calcext:value-type="float">
            <text:p>1.74076564129933</text:p>
          </table:table-cell>
          <table:table-cell/>
          <table:table-cell office:value-type="float" office:value="1.42648018265244" calcext:value-type="float">
            <text:p>1.42648018265244</text:p>
          </table:table-cell>
          <table:table-cell/>
          <table:table-cell office:value-type="float" office:value="0.714396721687661" calcext:value-type="float">
            <text:p>0.714396721687661</text:p>
          </table:table-cell>
          <table:table-cell table:number-columns-repeated="6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0245515531" calcext:value-type="float">
            <text:p>1.676024551553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57842360166" calcext:value-type="float">
            <text:p>0.497578423601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7875423289" calcext:value-type="float">
            <text:p>1.34787542328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76229182917" calcext:value-type="float">
            <text:p>0.8227622918291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33846595951" calcext:value-type="float">
            <text:p>0.45733846595951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18</text:p>
          </table:table-cell>
          <table:table-cell office:value-type="float" office:value="0.4552974154764" calcext:value-type="float">
            <text:p>0.455297415476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19</text:p>
          </table:table-cell>
          <table:table-cell office:value-type="float" office:value="0.81436124804079" calcext:value-type="float">
            <text:p>0.814361248040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3</text:p>
          </table:table-cell>
          <table:table-cell office:value-type="float" office:value="1.3162312460724" calcext:value-type="float">
            <text:p>1.31623124607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12</text:p>
          </table:table-cell>
          <table:table-cell office:value-type="float" office:value="1.6156372466976" calcext:value-type="float">
            <text:p>1.6156372466976</text:p>
          </table:table-cell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2.03946451986191" calcext:value-type="float">
            <text:p>2.03946451986191</text:p>
          </table:table-cell>
          <table:table-cell/>
          <table:table-cell office:value-type="float" office:value="0.714397037476802" calcext:value-type="float">
            <text:p>0.714397037476802</text:p>
          </table:table-cell>
          <table:table-cell/>
          <table:table-cell office:value-type="float" office:value="1.94975156166502" calcext:value-type="float">
            <text:p>1.94975156166502</text:p>
          </table:table-cell>
          <table:table-cell/>
          <table:table-cell office:value-type="float" office:value="1.42866672922299" calcext:value-type="float">
            <text:p>1.42866672922299</text:p>
          </table:table-cell>
          <table:table-cell/>
          <table:table-cell office:value-type="float" office:value="0.714396686599979" calcext:value-type="float">
            <text:p>0.714396686599979</text:p>
          </table:table-cell>
          <table:table-cell/>
          <table:table-cell office:value-type="float" office:value="1.85368261015865" calcext:value-type="float">
            <text:p>1.85368261015865</text:p>
          </table:table-cell>
          <table:table-cell/>
          <table:table-cell office:value-type="float" office:value="1.76928729548705" calcext:value-type="float">
            <text:p>1.76928729548705</text:p>
          </table:table-cell>
          <table:table-cell/>
          <table:table-cell office:value-type="float" office:value="1.42843530340143" calcext:value-type="float">
            <text:p>1.42843530340143</text:p>
          </table:table-cell>
          <table:table-cell/>
          <table:table-cell office:value-type="float" office:value="0.71439714273985" calcext:value-type="float">
            <text:p>0.71439714273985</text:p>
          </table:table-cell>
          <table:table-cell table:number-columns-repeated="6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32729755021" calcext:value-type="float">
            <text:p>1.673272975502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694789794958" calcext:value-type="float">
            <text:p>0.496947897949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64385826962" calcext:value-type="float">
            <text:p>1.346438582696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195281899703" calcext:value-type="float">
            <text:p>0.821952818997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88267591297" calcext:value-type="float">
            <text:p>0.45788267591297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6</text:p>
          </table:table-cell>
          <table:table-cell office:value-type="float" office:value="0.45599846737003" calcext:value-type="float">
            <text:p>0.4559984673700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14</text:p>
          </table:table-cell>
          <table:table-cell office:value-type="float" office:value="0.814263353407" calcext:value-type="float">
            <text:p>0.8142633534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17</text:p>
          </table:table-cell>
          <table:table-cell office:value-type="float" office:value="1.3186070330452" calcext:value-type="float">
            <text:p>1.31860703304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24</text:p>
          </table:table-cell>
          <table:table-cell office:value-type="float" office:value="1.6135183015597" calcext:value-type="float">
            <text:p>1.6135183015597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2.05444794268638" calcext:value-type="float">
            <text:p>2.05444794268638</text:p>
          </table:table-cell>
          <table:table-cell/>
          <table:table-cell office:value-type="float" office:value="0.714396756775344" calcext:value-type="float">
            <text:p>0.714396756775344</text:p>
          </table:table-cell>
          <table:table-cell/>
          <table:table-cell office:value-type="float" office:value="1.97722518186823" calcext:value-type="float">
            <text:p>1.97722518186823</text:p>
          </table:table-cell>
          <table:table-cell/>
          <table:table-cell office:value-type="float" office:value="1.42867875928553" calcext:value-type="float">
            <text:p>1.42867875928553</text:p>
          </table:table-cell>
          <table:table-cell/>
          <table:table-cell office:value-type="float" office:value="0.714396511161568" calcext:value-type="float">
            <text:p>0.714396511161568</text:p>
          </table:table-cell>
          <table:table-cell/>
          <table:table-cell office:value-type="float" office:value="1.85923972711608" calcext:value-type="float">
            <text:p>1.85923972711608</text:p>
          </table:table-cell>
          <table:table-cell/>
          <table:table-cell office:value-type="float" office:value="1.78169208944692" calcext:value-type="float">
            <text:p>1.78169208944692</text:p>
          </table:table-cell>
          <table:table-cell/>
          <table:table-cell office:value-type="float" office:value="1.42858144359849" calcext:value-type="float">
            <text:p>1.42858144359849</text:p>
          </table:table-cell>
          <table:table-cell/>
          <table:table-cell office:value-type="float" office:value="0.714396686599979" calcext:value-type="float">
            <text:p>0.714396686599979</text:p>
          </table:table-cell>
          <table:table-cell table:number-columns-repeated="6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36024488395" calcext:value-type="float">
            <text:p>1.673602448839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85947593739" calcext:value-type="float">
            <text:p>0.4978594759373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8806853888" calcext:value-type="float">
            <text:p>1.348880685388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9022916818" calcext:value-type="float">
            <text:p>0.822902291681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804057048361" calcext:value-type="float">
            <text:p>0.45804057048361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14</text:p>
          </table:table-cell>
          <table:table-cell office:value-type="float" office:value="0.45530899441158" calcext:value-type="float">
            <text:p>0.4553089944115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8</text:p>
          </table:table-cell>
          <table:table-cell office:value-type="float" office:value="0.81378335391226" calcext:value-type="float">
            <text:p>0.813783353912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28</text:p>
          </table:table-cell>
          <table:table-cell office:value-type="float" office:value="1.317240718694" calcext:value-type="float">
            <text:p>1.31724071869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13</text:p>
          </table:table-cell>
          <table:table-cell office:value-type="float" office:value="1.617435139542" calcext:value-type="float">
            <text:p>1.617435139542</text:p>
          </table:table-cell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2.06478063356424" calcext:value-type="float">
            <text:p>2.06478063356424</text:p>
          </table:table-cell>
          <table:table-cell/>
          <table:table-cell office:value-type="float" office:value="0.714396791863025" calcext:value-type="float">
            <text:p>0.714396791863025</text:p>
          </table:table-cell>
          <table:table-cell/>
          <table:table-cell office:value-type="float" office:value="1.99238313082478" calcext:value-type="float">
            <text:p>1.99238313082478</text:p>
          </table:table-cell>
          <table:table-cell/>
          <table:table-cell office:value-type="float" office:value="1.42846748131242" calcext:value-type="float">
            <text:p>1.42846748131242</text:p>
          </table:table-cell>
          <table:table-cell/>
          <table:table-cell office:value-type="float" office:value="0.714397388353626" calcext:value-type="float">
            <text:p>0.714397388353626</text:p>
          </table:table-cell>
          <table:table-cell/>
          <table:table-cell office:value-type="float" office:value="1.86045565566072" calcext:value-type="float">
            <text:p>1.86045565566072</text:p>
          </table:table-cell>
          <table:table-cell/>
          <table:table-cell office:value-type="float" office:value="1.79062583442895" calcext:value-type="float">
            <text:p>1.79062583442895</text:p>
          </table:table-cell>
          <table:table-cell/>
          <table:table-cell office:value-type="float" office:value="1.42880628546707" calcext:value-type="float">
            <text:p>1.42880628546707</text:p>
          </table:table-cell>
          <table:table-cell/>
          <table:table-cell office:value-type="float" office:value="0.714396335723155" calcext:value-type="float">
            <text:p>0.714396335723155</text:p>
          </table:table-cell>
          <table:table-cell table:number-columns-repeated="6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7613928827" calcext:value-type="float">
            <text:p>1.676761392882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61631829861" calcext:value-type="float">
            <text:p>0.4976163182986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2112124093" calcext:value-type="float">
            <text:p>1.348211212409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13176512446" calcext:value-type="float">
            <text:p>0.823131765124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99109685148" calcext:value-type="float">
            <text:p>0.45799109685148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19</text:p>
          </table:table-cell>
          <table:table-cell office:value-type="float" office:value="0.45567004666311" calcext:value-type="float">
            <text:p>0.4556700466631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21</text:p>
          </table:table-cell>
          <table:table-cell office:value-type="float" office:value="0.81583598333054" calcext:value-type="float">
            <text:p>0.815835983330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27</text:p>
          </table:table-cell>
          <table:table-cell office:value-type="float" office:value="1.3190333483859" calcext:value-type="float">
            <text:p>1.319033348385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16</text:p>
          </table:table-cell>
          <table:table-cell office:value-type="float" office:value="1.6173109291464" calcext:value-type="float">
            <text:p>1.6173109291464</text:p>
          </table:table-cell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2.07167073157467" calcext:value-type="float">
            <text:p>2.07167073157467</text:p>
          </table:table-cell>
          <table:table-cell/>
          <table:table-cell office:value-type="float" office:value="0.714397072564486" calcext:value-type="float">
            <text:p>0.714397072564486</text:p>
          </table:table-cell>
          <table:table-cell/>
          <table:table-cell office:value-type="float" office:value="2.00924977973707" calcext:value-type="float">
            <text:p>2.00924977973707</text:p>
          </table:table-cell>
          <table:table-cell/>
          <table:table-cell office:value-type="float" office:value="1.4285341353776" calcext:value-type="float">
            <text:p>1.4285341353776</text:p>
          </table:table-cell>
          <table:table-cell/>
          <table:table-cell office:value-type="float" office:value="0.714396897126073" calcext:value-type="float">
            <text:p>0.714396897126073</text:p>
          </table:table-cell>
          <table:table-cell/>
          <table:table-cell office:value-type="float" office:value="1.86498119475665" calcext:value-type="float">
            <text:p>1.86498119475665</text:p>
          </table:table-cell>
          <table:table-cell/>
          <table:table-cell office:value-type="float" office:value="1.79519625067062" calcext:value-type="float">
            <text:p>1.79519625067062</text:p>
          </table:table-cell>
          <table:table-cell/>
          <table:table-cell office:value-type="float" office:value="1.42860800497403" calcext:value-type="float">
            <text:p>1.42860800497403</text:p>
          </table:table-cell>
          <table:table-cell/>
          <table:table-cell office:value-type="float" office:value="0.714397809405815" calcext:value-type="float">
            <text:p>0.714397809405815</text:p>
          </table:table-cell>
          <table:table-cell table:number-columns-repeated="6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57140255642" calcext:value-type="float">
            <text:p>1.675714025564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56158151412" calcext:value-type="float">
            <text:p>0.4975615815141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94406847993" calcext:value-type="float">
            <text:p>1.349440684799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54860784357" calcext:value-type="float">
            <text:p>0.822548607843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55741309746" calcext:value-type="float">
            <text:p>0.45755741309746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23</text:p>
          </table:table-cell>
          <table:table-cell office:value-type="float" office:value="0.45537531013125" calcext:value-type="float">
            <text:p>0.4553753101312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2</text:p>
          </table:table-cell>
          <table:table-cell office:value-type="float" office:value="0.81461914250617" calcext:value-type="float">
            <text:p>0.8146191425061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6</text:p>
          </table:table-cell>
          <table:table-cell office:value-type="float" office:value="1.3198186107173" calcext:value-type="float">
            <text:p>1.31981861071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1</text:p>
          </table:table-cell>
          <table:table-cell office:value-type="float" office:value="1.6172646134057" calcext:value-type="float">
            <text:p>1.6172646134057</text:p>
          </table:table-cell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2.08133970385295" calcext:value-type="float">
            <text:p>2.08133970385295</text:p>
          </table:table-cell>
          <table:table-cell/>
          <table:table-cell office:value-type="float" office:value="0.714396686599979" calcext:value-type="float">
            <text:p>0.714396686599979</text:p>
          </table:table-cell>
          <table:table-cell/>
          <table:table-cell office:value-type="float" office:value="2.01853885767838" calcext:value-type="float">
            <text:p>2.01853885767838</text:p>
          </table:table-cell>
          <table:table-cell/>
          <table:table-cell office:value-type="float" office:value="1.42859172930193" calcext:value-type="float">
            <text:p>1.42859172930193</text:p>
          </table:table-cell>
          <table:table-cell/>
          <table:table-cell office:value-type="float" office:value="0.714396756775344" calcext:value-type="float">
            <text:p>0.714396756775344</text:p>
          </table:table-cell>
          <table:table-cell/>
          <table:table-cell office:value-type="float" office:value="1.86552087839908" calcext:value-type="float">
            <text:p>1.86552087839908</text:p>
          </table:table-cell>
          <table:table-cell/>
          <table:table-cell office:value-type="float" office:value="1.80014003494032" calcext:value-type="float">
            <text:p>1.80014003494032</text:p>
          </table:table-cell>
          <table:table-cell/>
          <table:table-cell office:value-type="float" office:value="1.42862239092381" calcext:value-type="float">
            <text:p>1.42862239092381</text:p>
          </table:table-cell>
          <table:table-cell/>
          <table:table-cell office:value-type="float" office:value="0.71439773923045" calcext:value-type="float">
            <text:p>0.71439773923045</text:p>
          </table:table-cell>
          <table:table-cell table:number-columns-repeated="6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9392874323" calcext:value-type="float">
            <text:p>1.676939287432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895315899667" calcext:value-type="float">
            <text:p>0.498953158996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3017386297" calcext:value-type="float">
            <text:p>1.348301738629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175913499038" calcext:value-type="float">
            <text:p>0.8217591349903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56372888029" calcext:value-type="float">
            <text:p>0.4575637288802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1</text:p>
          </table:table-cell>
          <table:table-cell office:value-type="float" office:value="0.45498057370466" calcext:value-type="float">
            <text:p>0.454980573704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20</text:p>
          </table:table-cell>
          <table:table-cell office:value-type="float" office:value="0.81324545974162" calcext:value-type="float">
            <text:p>0.8132454597416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19</text:p>
          </table:table-cell>
          <table:table-cell office:value-type="float" office:value="1.3202259787095" calcext:value-type="float">
            <text:p>1.320225978709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15</text:p>
          </table:table-cell>
          <table:table-cell office:value-type="float" office:value="1.6173709290832" calcext:value-type="float">
            <text:p>1.6173709290832</text:p>
          </table:table-cell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2.0895147829669" calcext:value-type="float">
            <text:p>2.0895147829669</text:p>
          </table:table-cell>
          <table:table-cell/>
          <table:table-cell office:value-type="float" office:value="0.714396862038391" calcext:value-type="float">
            <text:p>0.714396862038391</text:p>
          </table:table-cell>
          <table:table-cell/>
          <table:table-cell office:value-type="float" office:value="2.02939305677923" calcext:value-type="float">
            <text:p>2.02939305677923</text:p>
          </table:table-cell>
          <table:table-cell/>
          <table:table-cell office:value-type="float" office:value="1.42840131596854" calcext:value-type="float">
            <text:p>1.42840131596854</text:p>
          </table:table-cell>
          <table:table-cell/>
          <table:table-cell office:value-type="float" office:value="0.714396616424615" calcext:value-type="float">
            <text:p>0.714396616424615</text:p>
          </table:table-cell>
          <table:table-cell/>
          <table:table-cell office:value-type="float" office:value="1.86945147075284" calcext:value-type="float">
            <text:p>1.86945147075284</text:p>
          </table:table-cell>
          <table:table-cell/>
          <table:table-cell office:value-type="float" office:value="1.80446645143882" calcext:value-type="float">
            <text:p>1.80446645143882</text:p>
          </table:table-cell>
          <table:table-cell/>
          <table:table-cell office:value-type="float" office:value="1.42847488230714" calcext:value-type="float">
            <text:p>1.42847488230714</text:p>
          </table:table-cell>
          <table:table-cell/>
          <table:table-cell office:value-type="float" office:value="0.71439700238912" calcext:value-type="float">
            <text:p>0.71439700238912</text:p>
          </table:table-cell>
          <table:table-cell table:number-columns-repeated="6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57750781315" calcext:value-type="float">
            <text:p>1.675775078131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68052875734" calcext:value-type="float">
            <text:p>0.4976805287573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50519631032" calcext:value-type="float">
            <text:p>1.35051963103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417913244302" calcext:value-type="float">
            <text:p>0.8241791324430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823425449026" calcext:value-type="float">
            <text:p>0.45823425449026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7</text:p>
          </table:table-cell>
          <table:table-cell office:value-type="float" office:value="0.45496373161712" calcext:value-type="float">
            <text:p>0.4549637316171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4</text:p>
          </table:table-cell>
          <table:table-cell office:value-type="float" office:value="0.81670756136046" calcext:value-type="float">
            <text:p>0.8167075613604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5</text:p>
          </table:table-cell>
          <table:table-cell office:value-type="float" office:value="1.320967030561" calcext:value-type="float">
            <text:p>1.32096703056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28</text:p>
          </table:table-cell>
          <table:table-cell office:value-type="float" office:value="1.6181467177403" calcext:value-type="float">
            <text:p>1.618146717740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10049891175554" calcext:value-type="float">
            <text:p>2.10049891175554</text:p>
          </table:table-cell>
          <table:table-cell/>
          <table:table-cell office:value-type="float" office:value="0.714396826950708" calcext:value-type="float">
            <text:p>0.714396826950708</text:p>
          </table:table-cell>
          <table:table-cell/>
          <table:table-cell office:value-type="float" office:value="2.03930683581737" calcext:value-type="float">
            <text:p>2.03930683581737</text:p>
          </table:table-cell>
          <table:table-cell/>
          <table:table-cell office:value-type="float" office:value="1.42905963607759" calcext:value-type="float">
            <text:p>1.42905963607759</text:p>
          </table:table-cell>
          <table:table-cell/>
          <table:table-cell office:value-type="float" office:value="0.714397388353626" calcext:value-type="float">
            <text:p>0.714397388353626</text:p>
          </table:table-cell>
          <table:table-cell/>
          <table:table-cell office:value-type="float" office:value="1.87354213311354" calcext:value-type="float">
            <text:p>1.87354213311354</text:p>
          </table:table-cell>
          <table:table-cell/>
          <table:table-cell office:value-type="float" office:value="1.81180732090458" calcext:value-type="float">
            <text:p>1.81180732090458</text:p>
          </table:table-cell>
          <table:table-cell/>
          <table:table-cell office:value-type="float" office:value="1.42858902253787" calcext:value-type="float">
            <text:p>1.42858902253787</text:p>
          </table:table-cell>
          <table:table-cell/>
          <table:table-cell office:value-type="float" office:value="0.714397107652167" calcext:value-type="float">
            <text:p>0.714397107652167</text:p>
          </table:table-cell>
          <table:table-cell table:number-columns-repeated="6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49908684307" calcext:value-type="float">
            <text:p>1.674990868430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29631863545" calcext:value-type="float">
            <text:p>0.4972963186354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219633453" calcext:value-type="float">
            <text:p>1.34821963345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46033425228" calcext:value-type="float">
            <text:p>0.824603342522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32583439386" calcext:value-type="float">
            <text:p>0.45732583439386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12</text:p>
          </table:table-cell>
          <table:table-cell office:value-type="float" office:value="0.45517636297225" calcext:value-type="float">
            <text:p>0.4551763629722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13</text:p>
          </table:table-cell>
          <table:table-cell office:value-type="float" office:value="0.81423914290617" calcext:value-type="float">
            <text:p>0.8142391429061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25</text:p>
          </table:table-cell>
          <table:table-cell office:value-type="float" office:value="1.3211722935028" calcext:value-type="float">
            <text:p>1.321172293502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3</text:p>
          </table:table-cell>
          <table:table-cell office:value-type="float" office:value="1.6163098775685" calcext:value-type="float">
            <text:p>1.6163098775685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4057185203" calcext:value-type="float">
            <text:p>1.67405718520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810263357618" calcext:value-type="float">
            <text:p>0.4981026335761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93648954054" calcext:value-type="float">
            <text:p>1.349364895405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80966020036" calcext:value-type="float">
            <text:p>0.822809660200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673320343873" calcext:value-type="float">
            <text:p>0.45673320343873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0</text:p>
          </table:table-cell>
          <table:table-cell office:value-type="float" office:value="0.45472478450023" calcext:value-type="float">
            <text:p>0.4547247845002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26</text:p>
          </table:table-cell>
          <table:table-cell office:value-type="float" office:value="0.81471598450949" calcext:value-type="float">
            <text:p>0.8147159845094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23</text:p>
          </table:table-cell>
          <table:table-cell office:value-type="float" office:value="1.3195322952292" calcext:value-type="float">
            <text:p>1.319532295229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6</text:p>
          </table:table-cell>
          <table:table-cell office:value-type="float" office:value="1.6183077702023" calcext:value-type="float">
            <text:p>1.6183077702023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55529731021" calcext:value-type="float">
            <text:p>1.675552973102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2984238964" calcext:value-type="float">
            <text:p>0.497298423896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50101736735" calcext:value-type="float">
            <text:p>1.35010173673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424544816269" calcext:value-type="float">
            <text:p>0.824245448162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807320202821" calcext:value-type="float">
            <text:p>0.45807320202821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28</text:p>
          </table:table-cell>
          <table:table-cell office:value-type="float" office:value="0.45618267770244" calcext:value-type="float">
            <text:p>0.456182677702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5</text:p>
          </table:table-cell>
          <table:table-cell office:value-type="float" office:value="0.81570861504356" calcext:value-type="float">
            <text:p>0.815708615043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16</text:p>
          </table:table-cell>
          <table:table-cell office:value-type="float" office:value="1.3184470332136" calcext:value-type="float">
            <text:p>1.31844703321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2</text:p>
          </table:table-cell>
          <table:table-cell office:value-type="float" office:value="1.6202456628993" calcext:value-type="float">
            <text:p>1.6202456628993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7940244273" calcext:value-type="float">
            <text:p>1.676794024427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66468456349" calcext:value-type="float">
            <text:p>0.49664684563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68417401666" calcext:value-type="float">
            <text:p>1.346841740166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16755456047" calcext:value-type="float">
            <text:p>0.8231675545604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803425470078" calcext:value-type="float">
            <text:p>0.45803425470078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10</text:p>
          </table:table-cell>
          <table:table-cell office:value-type="float" office:value="0.45500583683596" calcext:value-type="float">
            <text:p>0.455005836835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15</text:p>
          </table:table-cell>
          <table:table-cell office:value-type="float" office:value="0.81436651119315" calcext:value-type="float">
            <text:p>0.8143665111931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22</text:p>
          </table:table-cell>
          <table:table-cell office:value-type="float" office:value="1.3171038767328" calcext:value-type="float">
            <text:p>1.317103876732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23</text:p>
          </table:table-cell>
          <table:table-cell office:value-type="float" office:value="1.6159435621647" calcext:value-type="float">
            <text:p>1.6159435621647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36466593193" calcext:value-type="float">
            <text:p>1.673646659319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28263443933" calcext:value-type="float">
            <text:p>0.4972826344393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500869999084" calcext:value-type="float">
            <text:p>1.350086999908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78334338595" calcext:value-type="float">
            <text:p>0.8237833433859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69741295009" calcext:value-type="float">
            <text:p>0.4576974129500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13</text:p>
          </table:table-cell>
          <table:table-cell office:value-type="float" office:value="0.45492688955064" calcext:value-type="float">
            <text:p>0.4549268895506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11</text:p>
          </table:table-cell>
          <table:table-cell office:value-type="float" office:value="0.81409282727071" calcext:value-type="float">
            <text:p>0.8140928272707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15</text:p>
          </table:table-cell>
          <table:table-cell office:value-type="float" office:value="1.3192070324137" calcext:value-type="float">
            <text:p>1.319207032413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18</text:p>
          </table:table-cell>
          <table:table-cell office:value-type="float" office:value="1.6176267182877" calcext:value-type="float">
            <text:p>1.6176267182877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6719192927" calcext:value-type="float">
            <text:p>1.676671919292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60052884155" calcext:value-type="float">
            <text:p>0.4976005288415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72691081378" calcext:value-type="float">
            <text:p>1.347269108137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78860653831" calcext:value-type="float">
            <text:p>0.8237886065383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849109632516" calcext:value-type="float">
            <text:p>0.45849109632516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8</text:p>
          </table:table-cell>
          <table:table-cell office:value-type="float" office:value="0.45516583666754" calcext:value-type="float">
            <text:p>0.455165836667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10</text:p>
          </table:table-cell>
          <table:table-cell office:value-type="float" office:value="0.81434440595326" calcext:value-type="float">
            <text:p>0.814344405953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12</text:p>
          </table:table-cell>
          <table:table-cell office:value-type="float" office:value="1.3197649265632" calcext:value-type="float">
            <text:p>1.31976492656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20</text:p>
          </table:table-cell>
          <table:table-cell office:value-type="float" office:value="1.6149667210877" calcext:value-type="float">
            <text:p>1.6149667210877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3927711655" calcext:value-type="float">
            <text:p>1.67392771165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04473995291" calcext:value-type="float">
            <text:p>0.497044739952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92922639029" calcext:value-type="float">
            <text:p>1.349292263902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25492288955" calcext:value-type="float">
            <text:p>0.8232549228895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26162393513" calcext:value-type="float">
            <text:p>0.45726162393513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11</text:p>
          </table:table-cell>
          <table:table-cell office:value-type="float" office:value="0.45548162580881" calcext:value-type="float">
            <text:p>0.4554816258088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1</text:p>
          </table:table-cell>
          <table:table-cell office:value-type="float" office:value="0.81432230071337" calcext:value-type="float">
            <text:p>0.8143223007133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0</text:p>
          </table:table-cell>
          <table:table-cell office:value-type="float" office:value="1.3178975601078" calcext:value-type="float">
            <text:p>1.31789756010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7</text:p>
          </table:table-cell>
          <table:table-cell office:value-type="float" office:value="1.6197288213381" calcext:value-type="float">
            <text:p>1.6197288213381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31866598035" calcext:value-type="float">
            <text:p>1.673186659803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696474003712" calcext:value-type="float">
            <text:p>0.4969647400371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5470162663" calcext:value-type="float">
            <text:p>1.3454701626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150650367736" calcext:value-type="float">
            <text:p>0.821506503677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39846589635" calcext:value-type="float">
            <text:p>0.45739846589635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9</text:p>
          </table:table-cell>
          <table:table-cell office:value-type="float" office:value="0.45693004533679" calcext:value-type="float">
            <text:p>0.456930045336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23</text:p>
          </table:table-cell>
          <table:table-cell office:value-type="float" office:value="0.81429072179924" calcext:value-type="float">
            <text:p>0.814290721799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14</text:p>
          </table:table-cell>
          <table:table-cell office:value-type="float" office:value="1.3190596641477" calcext:value-type="float">
            <text:p>1.319059664147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8</text:p>
          </table:table-cell>
          <table:table-cell office:value-type="float" office:value="1.6154204048206" calcext:value-type="float">
            <text:p>1.6154204048206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0656041415" calcext:value-type="float">
            <text:p>1.676065604141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666789824432" calcext:value-type="float">
            <text:p>0.496667898244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8312117566" calcext:value-type="float">
            <text:p>1.348831211756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46018688401" calcext:value-type="float">
            <text:p>0.8224601868840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69425505868" calcext:value-type="float">
            <text:p>0.45769425505868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21</text:p>
          </table:table-cell>
          <table:table-cell office:value-type="float" office:value="0.45543531006809" calcext:value-type="float">
            <text:p>0.455435310068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22</text:p>
          </table:table-cell>
          <table:table-cell office:value-type="float" office:value="0.81591914113775" calcext:value-type="float">
            <text:p>0.815919141137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26</text:p>
          </table:table-cell>
          <table:table-cell office:value-type="float" office:value="1.3179586126751" calcext:value-type="float">
            <text:p>1.31795861267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21</text:p>
          </table:table-cell>
          <table:table-cell office:value-type="float" office:value="1.620347768055" calcext:value-type="float">
            <text:p>1.620347768055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02919260085" calcext:value-type="float">
            <text:p>1.670291926008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628263549196" calcext:value-type="float">
            <text:p>0.496282635491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93870006453" calcext:value-type="float">
            <text:p>1.349387000645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401386945908" calcext:value-type="float">
            <text:p>0.8240138694590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25109763042" calcext:value-type="float">
            <text:p>0.45725109763042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20</text:p>
          </table:table-cell>
          <table:table-cell office:value-type="float" office:value="0.45563846774898" calcext:value-type="float">
            <text:p>0.4556384677489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9</text:p>
          </table:table-cell>
          <table:table-cell office:value-type="float" office:value="0.81580650967736" calcext:value-type="float">
            <text:p>0.815806509677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11</text:p>
          </table:table-cell>
          <table:table-cell office:value-type="float" office:value="1.3207628202497" calcext:value-type="float">
            <text:p>1.320762820249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11</text:p>
          </table:table-cell>
          <table:table-cell office:value-type="float" office:value="1.6170467188982" calcext:value-type="float">
            <text:p>1.6170467188982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26677129814" calcext:value-type="float">
            <text:p>1.672667712981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638158275623" calcext:value-type="float">
            <text:p>0.4963815827562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503733153965" calcext:value-type="float">
            <text:p>1.350373315396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95597478318" calcext:value-type="float">
            <text:p>0.8239559747831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674057185203" calcext:value-type="float">
            <text:p>0.45674057185203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15</text:p>
          </table:table-cell>
          <table:table-cell office:value-type="float" office:value="0.45587215171352" calcext:value-type="float">
            <text:p>0.455872151713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18</text:p>
          </table:table-cell>
          <table:table-cell office:value-type="float" office:value="0.81424440605852" calcext:value-type="float">
            <text:p>0.814244406058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20</text:p>
          </table:table-cell>
          <table:table-cell office:value-type="float" office:value="1.3165986141067" calcext:value-type="float">
            <text:p>1.31659861410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29</text:p>
          </table:table-cell>
          <table:table-cell office:value-type="float" office:value="1.620475136342" calcext:value-type="float">
            <text:p>1.620475136342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74856026467" calcext:value-type="float">
            <text:p>1.677485602646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19947663213" calcext:value-type="float">
            <text:p>0.497199476632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504196311372" calcext:value-type="float">
            <text:p>1.350419631137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82755491836" calcext:value-type="float">
            <text:p>0.822827554918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22688712959" calcext:value-type="float">
            <text:p>0.4572268871295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3</text:p>
          </table:table-cell>
          <table:table-cell office:value-type="float" office:value="0.45633530912073" calcext:value-type="float">
            <text:p>0.456335309120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28</text:p>
          </table:table-cell>
          <table:table-cell office:value-type="float" office:value="0.81495598425686" calcext:value-type="float">
            <text:p>0.814955984256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2</text:p>
          </table:table-cell>
          <table:table-cell office:value-type="float" office:value="1.3194049269422" calcext:value-type="float">
            <text:p>1.31940492694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0</text:p>
          </table:table-cell>
          <table:table-cell office:value-type="float" office:value="1.6157435623752" calcext:value-type="float">
            <text:p>1.6157435623752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4906657993" calcext:value-type="float">
            <text:p>1.67490665799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70684451911" calcext:value-type="float">
            <text:p>0.4977068445191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97206845045" calcext:value-type="float">
            <text:p>1.349720684504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62544881532" calcext:value-type="float">
            <text:p>0.823625448815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393202744" calcext:value-type="float">
            <text:p>0.457393202744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25</text:p>
          </table:table-cell>
          <table:table-cell office:value-type="float" office:value="0.45620899346422" calcext:value-type="float">
            <text:p>0.456208993464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17</text:p>
          </table:table-cell>
          <table:table-cell office:value-type="float" office:value="0.81444335321752" calcext:value-type="float">
            <text:p>0.814443353217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13</text:p>
          </table:table-cell>
          <table:table-cell office:value-type="float" office:value="1.32060703094" calcext:value-type="float">
            <text:p>1.3206070309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9</text:p>
          </table:table-cell>
          <table:table-cell office:value-type="float" office:value="1.6181667177192" calcext:value-type="float">
            <text:p>1.6181667177192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6498140528" calcext:value-type="float">
            <text:p>1.676649814052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9857915939" calcext:value-type="float">
            <text:p>0.497985791593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67038455749" calcext:value-type="float">
            <text:p>1.346703845574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431913229565" calcext:value-type="float">
            <text:p>0.824319132295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14478195286" calcext:value-type="float">
            <text:p>0.45714478195286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24</text:p>
          </table:table-cell>
          <table:table-cell office:value-type="float" office:value="0.45591004641048" calcext:value-type="float">
            <text:p>0.4559100464104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0</text:p>
          </table:table-cell>
          <table:table-cell office:value-type="float" office:value="0.81326230182916" calcext:value-type="float">
            <text:p>0.813262301829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4</text:p>
          </table:table-cell>
          <table:table-cell office:value-type="float" office:value="1.3198165054563" calcext:value-type="float">
            <text:p>1.319816505456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5</text:p>
          </table:table-cell>
          <table:table-cell office:value-type="float" office:value="1.61763198144" calcext:value-type="float">
            <text:p>1.61763198144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26571866766" calcext:value-type="float">
            <text:p>1.672657186676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91947587424" calcext:value-type="float">
            <text:p>0.497919475874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9954221101" calcext:value-type="float">
            <text:p>1.348995422110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52860681199" calcext:value-type="float">
            <text:p>0.8235286068119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669425611131" calcext:value-type="float">
            <text:p>0.45669425611131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27</text:p>
          </table:table-cell>
          <table:table-cell office:value-type="float" office:value="0.45505531046809" calcext:value-type="float">
            <text:p>0.455055310468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7</text:p>
          </table:table-cell>
          <table:table-cell office:value-type="float" office:value="0.81471177398761" calcext:value-type="float">
            <text:p>0.8147117739876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9</text:p>
          </table:table-cell>
          <table:table-cell office:value-type="float" office:value="1.3198417685876" calcext:value-type="float">
            <text:p>1.31984176858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19</text:p>
          </table:table-cell>
          <table:table-cell office:value-type="float" office:value="1.6185804014943" calcext:value-type="float">
            <text:p>1.6185804014943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59319200717" calcext:value-type="float">
            <text:p>1.675931920071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98684422437" calcext:value-type="float">
            <text:p>0.497986844224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68859506464" calcext:value-type="float">
            <text:p>1.346885950646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60018673665" calcext:value-type="float">
            <text:p>0.822600186736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40478167918" calcext:value-type="float">
            <text:p>0.45740478167918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16</text:p>
          </table:table-cell>
          <table:table-cell office:value-type="float" office:value="0.45545636267751" calcext:value-type="float">
            <text:p>0.455456362677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27</text:p>
          </table:table-cell>
          <table:table-cell office:value-type="float" office:value="0.81591282535492" calcext:value-type="float">
            <text:p>0.8159128253549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7</text:p>
          </table:table-cell>
          <table:table-cell office:value-type="float" office:value="1.3199596632004" calcext:value-type="float">
            <text:p>1.31995966320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22</text:p>
          </table:table-cell>
          <table:table-cell office:value-type="float" office:value="1.6143172480871" calcext:value-type="float">
            <text:p>1.6143172480871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49035001016" calcext:value-type="float">
            <text:p>1.674903500101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807526518393" calcext:value-type="float">
            <text:p>0.498075265183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68227928181" calcext:value-type="float">
            <text:p>1.346822792818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58439622695" calcext:value-type="float">
            <text:p>0.8235843962269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830583336228" calcext:value-type="float">
            <text:p>0.45830583336228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5</text:p>
          </table:table-cell>
          <table:table-cell office:value-type="float" office:value="0.45646899319053" calcext:value-type="float">
            <text:p>0.4564689931905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29</text:p>
          </table:table-cell>
          <table:table-cell office:value-type="float" office:value="0.81510440515326" calcext:value-type="float">
            <text:p>0.815104405153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10</text:p>
          </table:table-cell>
          <table:table-cell office:value-type="float" office:value="1.3195291373378" calcext:value-type="float">
            <text:p>1.31952913733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14</text:p>
          </table:table-cell>
          <table:table-cell office:value-type="float" office:value="1.6187098750422" calcext:value-type="float">
            <text:p>1.6187098750422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6445509005" calcext:value-type="float">
            <text:p>1.676644550900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8521075241" calcext:value-type="float">
            <text:p>0.49785210752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2691070852" calcext:value-type="float">
            <text:p>1.348269107085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181597703581" calcext:value-type="float">
            <text:p>0.8218159770358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63530775231" calcext:value-type="float">
            <text:p>0.45763530775231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17</text:p>
          </table:table-cell>
          <table:table-cell office:value-type="float" office:value="0.45493846848582" calcext:value-type="float">
            <text:p>0.4549384684858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16</text:p>
          </table:table-cell>
          <table:table-cell office:value-type="float" office:value="0.81361809092833" calcext:value-type="float">
            <text:p>0.813618090928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29</text:p>
          </table:table-cell>
          <table:table-cell office:value-type="float" office:value="1.3198996632635" calcext:value-type="float">
            <text:p>1.31989966326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10</text:p>
          </table:table-cell>
          <table:table-cell office:value-type="float" office:value="1.615877246445" calcext:value-type="float">
            <text:p>1.615877246445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82024439974" calcext:value-type="float">
            <text:p>1.678202443997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680368757507" calcext:value-type="float">
            <text:p>0.4968036875750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76543708901" calcext:value-type="float">
            <text:p>1.347654370890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44018690507" calcext:value-type="float">
            <text:p>0.8224401869050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682899281159" calcext:value-type="float">
            <text:p>0.4568289928115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4</text:p>
          </table:table-cell>
          <table:table-cell office:value-type="float" office:value="0.45575952025314" calcext:value-type="float">
            <text:p>0.455759520253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12</text:p>
          </table:table-cell>
          <table:table-cell office:value-type="float" office:value="0.81546019425243" calcext:value-type="float">
            <text:p>0.815460194252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8</text:p>
          </table:table-cell>
          <table:table-cell office:value-type="float" office:value="1.3190017694718" calcext:value-type="float">
            <text:p>1.319001769471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27</text:p>
          </table:table-cell>
          <table:table-cell office:value-type="float" office:value="1.6147288266012" calcext:value-type="float">
            <text:p>1.6147288266012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7845507531" calcext:value-type="float">
            <text:p>1.676784550753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47000266316" calcext:value-type="float">
            <text:p>0.497470002663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97806844414" calcext:value-type="float">
            <text:p>1.349780684441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75702867681" calcext:value-type="float">
            <text:p>0.8227570286768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30057126256" calcext:value-type="float">
            <text:p>0.45730057126256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29</text:p>
          </table:table-cell>
          <table:table-cell office:value-type="float" office:value="0.45652372997502" calcext:value-type="float">
            <text:p>0.4565237299750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6</text:p>
          </table:table-cell>
          <table:table-cell office:value-type="float" office:value="0.81644650900367" calcext:value-type="float">
            <text:p>0.816446509003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21</text:p>
          </table:table-cell>
          <table:table-cell office:value-type="float" office:value="1.3193091375693" calcext:value-type="float">
            <text:p>1.319309137569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4</text:p>
          </table:table-cell>
          <table:table-cell office:value-type="float" office:value="1.6179993494744" calcext:value-type="float">
            <text:p>1.6179993494744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3840343326" calcext:value-type="float">
            <text:p>1.67384034332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820789662327" calcext:value-type="float">
            <text:p>0.4982078966232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0322652292" calcext:value-type="float">
            <text:p>1.348032265229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79913389565" calcext:value-type="float">
            <text:p>0.822799133895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80879388548" calcext:value-type="float">
            <text:p>0.4580879388548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2</text:p>
          </table:table-cell>
          <table:table-cell office:value-type="float" office:value="0.45630057231519" calcext:value-type="float">
            <text:p>0.456300572315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24</text:p>
          </table:table-cell>
          <table:table-cell office:value-type="float" office:value="0.81599808842306" calcext:value-type="float">
            <text:p>0.8159980884230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1</text:p>
          </table:table-cell>
          <table:table-cell office:value-type="float" office:value="1.319285979699" calcext:value-type="float">
            <text:p>1.31928597969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25</text:p>
          </table:table-cell>
          <table:table-cell office:value-type="float" office:value="1.620077242024" calcext:value-type="float">
            <text:p>1.620077242024</text:p>
          </table:table-cell>
        </table:table-row>
        <table:table-row table:style-name="ro1">
          <table:table-cell table:number-columns-repeated="31"/>
          <table:table-cell table:formula="of:=AVERAGE([.AF11:.AF40])" office:value-type="float" office:value="1.67518328928074" calcext:value-type="float">
            <text:p>1.67518328928074</text:p>
          </table:table-cell>
          <table:table-cell/>
          <table:table-cell table:formula="of:=AVERAGE([.AO11:.AO40])" office:value-type="float" office:value="0.49751266928491" calcext:value-type="float">
            <text:p>0.49751266928491</text:p>
          </table:table-cell>
          <table:table-cell/>
          <table:table-cell table:formula="of:=AVERAGE([.AV11:.AV40])" office:value-type="float" office:value="1.34855310678621" calcext:value-type="float">
            <text:p>1.34855310678621</text:p>
          </table:table-cell>
          <table:table-cell/>
          <table:table-cell table:formula="of:=AVERAGE([.BC11:.BC40])" office:value-type="float" office:value="0.823090502009998" calcext:value-type="float">
            <text:p>0.823090502009998</text:p>
          </table:table-cell>
          <table:table-cell/>
          <table:table-cell table:formula="of:=AVERAGE([.BJ11:.BJ40])" office:value-type="float" office:value="0.457600851648226" calcext:value-type="float">
            <text:p>0.457600851648226</text:p>
          </table:table-cell>
          <table:table-cell table:number-columns-repeated="28"/>
          <table:table-cell table:formula="of:=AVERAGE([.BQ11:.BQ40])" office:value-type="float" office:value="0.455632046703107" calcext:value-type="float">
            <text:p>0.455632046703107</text:p>
          </table:table-cell>
          <table:table-cell/>
          <table:table-cell table:formula="of:=AVERAGE([.BV11:.BV40])" office:value-type="float" office:value="0.814888370292944" calcext:value-type="float">
            <text:p>0.814888370292944</text:p>
          </table:table-cell>
          <table:table-cell/>
          <table:table-cell table:formula="of:=AVERAGE([.CA11:.CA40])" office:value-type="float" office:value="1.31917685700682" calcext:value-type="float">
            <text:p>1.31917685700682</text:p>
          </table:table-cell>
          <table:table-cell/>
          <table:table-cell table:formula="of:=AVERAGE([.CF11:.CF40])" office:value-type="float" office:value="1.61738464836704" calcext:value-type="float">
            <text:p>1.61738464836704</text:p>
          </table:table-cell>
          <table:table-cell table:number-columns-repeated="9"/>
        </table:table-row>
        <table:table-row table:style-name="ro1">
          <table:table-cell table:number-columns-repeated="84"/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385421699556" calcext:value-type="float">
            <text:p>1.938542169955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5398457475" calcext:value-type="float">
            <text:p>0.714653984574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818307559676" calcext:value-type="float">
            <text:p>1.781830755967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19996926319" calcext:value-type="float">
            <text:p>1.29199969263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7714244511" calcext:value-type="float">
            <text:p>0.71467714244511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18</text:p>
          </table:table-cell>
          <table:table-cell office:value-type="float" office:value="0.71324030185231" calcext:value-type="float">
            <text:p>0.7132403018523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3</text:p>
          </table:table-cell>
          <table:table-cell office:value-type="float" office:value="1.2469397400634" calcext:value-type="float">
            <text:p>1.246939740063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17</text:p>
          </table:table-cell>
          <table:table-cell office:value-type="float" office:value="1.6609045674689" calcext:value-type="float">
            <text:p>1.660904567468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28</text:p>
          </table:table-cell>
          <table:table-cell office:value-type="float" office:value="1.8154896679056" calcext:value-type="float">
            <text:p>1.8154896679056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20737241329" calcext:value-type="float">
            <text:p>1.962073724132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7608970938" calcext:value-type="float">
            <text:p>0.7147760897093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53718153981" calcext:value-type="float">
            <text:p>1.775371815398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09891673798" calcext:value-type="float">
            <text:p>1.290989167379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661601409" calcext:value-type="float">
            <text:p>0.7147866160140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27</text:p>
          </table:table-cell>
          <table:table-cell office:value-type="float" office:value="0.71483608964622" calcext:value-type="float">
            <text:p>0.714836089646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28</text:p>
          </table:table-cell>
          <table:table-cell office:value-type="float" office:value="1.2442176376656" calcext:value-type="float">
            <text:p>1.24421763766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10</text:p>
          </table:table-cell>
          <table:table-cell office:value-type="float" office:value="1.6632908807464" calcext:value-type="float">
            <text:p>1.663290880746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13</text:p>
          </table:table-cell>
          <table:table-cell office:value-type="float" office:value="1.8125044078901" calcext:value-type="float">
            <text:p>1.8125044078901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5971625293" calcext:value-type="float">
            <text:p>1.95597162529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160907199" calcext:value-type="float">
            <text:p>0.713816090719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0181305072" calcext:value-type="float">
            <text:p>1.776018130507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6712708723" calcext:value-type="float">
            <text:p>1.292671270872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1398545896" calcext:value-type="float">
            <text:p>0.71381398545896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22</text:p>
          </table:table-cell>
          <table:table-cell office:value-type="float" office:value="0.71472030029442" calcext:value-type="float">
            <text:p>0.714720300294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2</text:p>
          </table:table-cell>
          <table:table-cell office:value-type="float" office:value="1.243842901218" calcext:value-type="float">
            <text:p>1.24384290121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2</text:p>
          </table:table-cell>
          <table:table-cell office:value-type="float" office:value="1.6643287743908" calcext:value-type="float">
            <text:p>1.664328774390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1</text:p>
          </table:table-cell>
          <table:table-cell office:value-type="float" office:value="1.8160886146436" calcext:value-type="float">
            <text:p>1.8160886146436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811900198" calcext:value-type="float">
            <text:p>1.9481190019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609126727" calcext:value-type="float">
            <text:p>0.7132960912672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9102337787" calcext:value-type="float">
            <text:p>1.77910233778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31786387593" calcext:value-type="float">
            <text:p>1.29317863875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4556500467" calcext:value-type="float">
            <text:p>0.71324556500467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12</text:p>
          </table:table-cell>
          <table:table-cell office:value-type="float" office:value="0.71472345818583" calcext:value-type="float">
            <text:p>0.714723458185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9</text:p>
          </table:table-cell>
          <table:table-cell office:value-type="float" office:value="1.2428607969886" calcext:value-type="float">
            <text:p>1.24286079698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20</text:p>
          </table:table-cell>
          <table:table-cell office:value-type="float" office:value="1.6608329885969" calcext:value-type="float">
            <text:p>1.66083298859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14</text:p>
          </table:table-cell>
          <table:table-cell office:value-type="float" office:value="1.8184138753538" calcext:value-type="float">
            <text:p>1.8184138753538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41400482736" calcext:value-type="float">
            <text:p>1.954140048273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451172157" calcext:value-type="float">
            <text:p>0.713864511721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6318140718" calcext:value-type="float">
            <text:p>1.776631814071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5975867394" calcext:value-type="float">
            <text:p>1.292597586739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3819595979" calcext:value-type="float">
            <text:p>0.7138381959597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17</text:p>
          </table:table-cell>
          <table:table-cell office:value-type="float" office:value="0.71586661487725" calcext:value-type="float">
            <text:p>0.7158666148772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25</text:p>
          </table:table-cell>
          <table:table-cell office:value-type="float" office:value="1.2438060591515" calcext:value-type="float">
            <text:p>1.243806059151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6</text:p>
          </table:table-cell>
          <table:table-cell office:value-type="float" office:value="1.6580519388927" calcext:value-type="float">
            <text:p>1.658051938892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18</text:p>
          </table:table-cell>
          <table:table-cell office:value-type="float" office:value="1.8172738765538" calcext:value-type="float">
            <text:p>1.8172738765538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05505888941" calcext:value-type="float">
            <text:p>1.940550588894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135418805" calcext:value-type="float">
            <text:p>0.7135213541880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94202321892" calcext:value-type="float">
            <text:p>1.779420232189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49481105809" calcext:value-type="float">
            <text:p>1.29494811058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1924892711" calcext:value-type="float">
            <text:p>0.71351924892711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26</text:p>
          </table:table-cell>
          <table:table-cell office:value-type="float" office:value="0.7138813538091" calcext:value-type="float">
            <text:p>0.71388135380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7</text:p>
          </table:table-cell>
          <table:table-cell office:value-type="float" office:value="1.2426376393288" calcext:value-type="float">
            <text:p>1.242637639328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1</text:p>
          </table:table-cell>
          <table:table-cell office:value-type="float" office:value="1.6662908775885" calcext:value-type="float">
            <text:p>1.666290877588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27</text:p>
          </table:table-cell>
          <table:table-cell office:value-type="float" office:value="1.8149401947998" calcext:value-type="float">
            <text:p>1.8149401947998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31768913927" calcext:value-type="float">
            <text:p>1.953176891392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1819555979" calcext:value-type="float">
            <text:p>0.714218195559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88823380186" calcext:value-type="float">
            <text:p>1.778882338018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48470580557" calcext:value-type="float">
            <text:p>1.29484705805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3819553874" calcext:value-type="float">
            <text:p>0.71423819553874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9</text:p>
          </table:table-cell>
          <table:table-cell office:value-type="float" office:value="0.71382872228556" calcext:value-type="float">
            <text:p>0.713828722285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1</text:p>
          </table:table-cell>
          <table:table-cell office:value-type="float" office:value="1.2431407966939" calcext:value-type="float">
            <text:p>1.24314079669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7</text:p>
          </table:table-cell>
          <table:table-cell office:value-type="float" office:value="1.6661856145415" calcext:value-type="float">
            <text:p>1.666185614541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10</text:p>
          </table:table-cell>
          <table:table-cell office:value-type="float" office:value="1.8133465122668" calcext:value-type="float">
            <text:p>1.8133465122668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47274160764" calcext:value-type="float">
            <text:p>1.954727416076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245108163" calcext:value-type="float">
            <text:p>0.71472451081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99486526856" calcext:value-type="float">
            <text:p>1.779948652685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34575858341" calcext:value-type="float">
            <text:p>1.29345758583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819501243" calcext:value-type="float">
            <text:p>0.71473819501243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4</text:p>
          </table:table-cell>
          <table:table-cell office:value-type="float" office:value="0.71476977392655" calcext:value-type="float">
            <text:p>0.7147697739265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15</text:p>
          </table:table-cell>
          <table:table-cell office:value-type="float" office:value="1.2438860590673" calcext:value-type="float">
            <text:p>1.24388605906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27</text:p>
          </table:table-cell>
          <table:table-cell office:value-type="float" office:value="1.6645203531365" calcext:value-type="float">
            <text:p>1.664520353136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17</text:p>
          </table:table-cell>
          <table:table-cell office:value-type="float" office:value="1.8159180885073" calcext:value-type="float">
            <text:p>1.8159180885073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12063566249" calcext:value-type="float">
            <text:p>1.961206356624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97297055477" calcext:value-type="float">
            <text:p>1.779729705547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896365372247" calcext:value-type="float">
            <text:p>1.289636537224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4872310661" calcext:value-type="float">
            <text:p>0.71304872310661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5</text:p>
          </table:table-cell>
          <table:table-cell office:value-type="float" office:value="0.71391503798417" calcext:value-type="float">
            <text:p>0.7139150379841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14</text:p>
          </table:table-cell>
          <table:table-cell office:value-type="float" office:value="1.2448513212091" calcext:value-type="float">
            <text:p>1.24485132120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9</text:p>
          </table:table-cell>
          <table:table-cell office:value-type="float" office:value="1.6643340375431" calcext:value-type="float">
            <text:p>1.664334037543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12</text:p>
          </table:table-cell>
          <table:table-cell office:value-type="float" office:value="1.819621242504" calcext:value-type="float">
            <text:p>1.819621242504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83884753806" calcext:value-type="float">
            <text:p>1.948388475380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819482295" calcext:value-type="float">
            <text:p>0.7149181948229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8654980363" calcext:value-type="float">
            <text:p>1.77686549803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46449530053" calcext:value-type="float">
            <text:p>1.294644953005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0977377919" calcext:value-type="float">
            <text:p>0.7149097737791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24</text:p>
          </table:table-cell>
          <table:table-cell office:value-type="float" office:value="0.71494240532378" calcext:value-type="float">
            <text:p>0.714942405323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13</text:p>
          </table:table-cell>
          <table:table-cell office:value-type="float" office:value="1.2450102684102" calcext:value-type="float">
            <text:p>1.245010268410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24</text:p>
          </table:table-cell>
          <table:table-cell office:value-type="float" office:value="1.6615498299475" calcext:value-type="float">
            <text:p>1.66154982994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7</text:p>
          </table:table-cell>
          <table:table-cell office:value-type="float" office:value="1.8138991432641" calcext:value-type="float">
            <text:p>1.8138991432641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71168872454" calcext:value-type="float">
            <text:p>1.957116887245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345784899" calcext:value-type="float">
            <text:p>0.7150434578489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621939345327" calcext:value-type="float">
            <text:p>1.762193934532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2733765543" calcext:value-type="float">
            <text:p>1.29227337655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5187889276" calcext:value-type="float">
            <text:p>0.71505187889276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3</text:p>
          </table:table-cell>
          <table:table-cell office:value-type="float" office:value="0.71434030069442" calcext:value-type="float">
            <text:p>0.714340300694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21</text:p>
          </table:table-cell>
          <table:table-cell office:value-type="float" office:value="1.2439081643072" calcext:value-type="float">
            <text:p>1.24390816430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15</text:p>
          </table:table-cell>
          <table:table-cell office:value-type="float" office:value="1.663976143183" calcext:value-type="float">
            <text:p>1.6639761431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29</text:p>
          </table:table-cell>
          <table:table-cell office:value-type="float" office:value="1.8152391418535" calcext:value-type="float">
            <text:p>1.8152391418535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03105786204" calcext:value-type="float">
            <text:p>1.950310578620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503802628" calcext:value-type="float">
            <text:p>0.7138750380262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7560244673" calcext:value-type="float">
            <text:p>1.776756024467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46860055937" calcext:value-type="float">
            <text:p>1.29468600559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556435204" calcext:value-type="float">
            <text:p>0.71386556435204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14</text:p>
          </table:table-cell>
          <table:table-cell office:value-type="float" office:value="0.71561293093376" calcext:value-type="float">
            <text:p>0.715612930933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4</text:p>
          </table:table-cell>
          <table:table-cell office:value-type="float" office:value="1.2438723748712" calcext:value-type="float">
            <text:p>1.243872374871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8</text:p>
          </table:table-cell>
          <table:table-cell office:value-type="float" office:value="1.6632245650268" calcext:value-type="float">
            <text:p>1.66322456502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19</text:p>
          </table:table-cell>
          <table:table-cell office:value-type="float" office:value="1.8230043968375" calcext:value-type="float">
            <text:p>1.8230043968375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382705912941" calcext:value-type="float">
            <text:p>1.938270591294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1187914539" calcext:value-type="float">
            <text:p>0.7148118791453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1728671865" calcext:value-type="float">
            <text:p>1.776172867186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40565325721" calcext:value-type="float">
            <text:p>1.294056532572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5819488611" calcext:value-type="float">
            <text:p>0.71485819488611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21</text:p>
          </table:table-cell>
          <table:table-cell office:value-type="float" office:value="0.71422661660356" calcext:value-type="float">
            <text:p>0.714226616603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16</text:p>
          </table:table-cell>
          <table:table-cell office:value-type="float" office:value="1.2445197426108" calcext:value-type="float">
            <text:p>1.244519742610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5</text:p>
          </table:table-cell>
          <table:table-cell office:value-type="float" office:value="1.6662592986744" calcext:value-type="float">
            <text:p>1.66625929867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8</text:p>
          </table:table-cell>
          <table:table-cell office:value-type="float" office:value="1.8187591381483" calcext:value-type="float">
            <text:p>1.8187591381483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399242737639" calcext:value-type="float">
            <text:p>1.939924273763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240547115" calcext:value-type="float">
            <text:p>0.7148024054711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18412927986" calcext:value-type="float">
            <text:p>1.771841292798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6112709355" calcext:value-type="float">
            <text:p>1.292611270935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2451071104" calcext:value-type="float">
            <text:p>0.71482451071104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2</text:p>
          </table:table-cell>
          <table:table-cell office:value-type="float" office:value="0.7155897730634" calcext:value-type="float">
            <text:p>0.715589773063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24</text:p>
          </table:table-cell>
          <table:table-cell office:value-type="float" office:value="1.2447071108346" calcext:value-type="float">
            <text:p>1.244707110834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13</text:p>
          </table:table-cell>
          <table:table-cell office:value-type="float" office:value="1.6628645654057" calcext:value-type="float">
            <text:p>1.66286456540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26</text:p>
          </table:table-cell>
          <table:table-cell office:value-type="float" office:value="1.8109391463798" calcext:value-type="float">
            <text:p>1.8109391463798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31926808498" calcext:value-type="float">
            <text:p>1.953192680849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135492489" calcext:value-type="float">
            <text:p>0.7128213549248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5370773294" calcext:value-type="float">
            <text:p>1.776537077329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1975871604" calcext:value-type="float">
            <text:p>1.29219758716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767070772" calcext:value-type="float">
            <text:p>0.71282767070772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20</text:p>
          </table:table-cell>
          <table:table-cell office:value-type="float" office:value="0.71350030157863" calcext:value-type="float">
            <text:p>0.7135003015786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11</text:p>
          </table:table-cell>
          <table:table-cell office:value-type="float" office:value="1.2473776343393" calcext:value-type="float">
            <text:p>1.247377634339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23</text:p>
          </table:table-cell>
          <table:table-cell office:value-type="float" office:value="1.6629761442356" calcext:value-type="float">
            <text:p>1.66297614423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16</text:p>
          </table:table-cell>
          <table:table-cell office:value-type="float" office:value="1.8118928295865" calcext:value-type="float">
            <text:p>1.8118928295865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23505764731" calcext:value-type="float">
            <text:p>1.952350576473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9188011381" calcext:value-type="float">
            <text:p>0.7138918801138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809465463721" calcext:value-type="float">
            <text:p>1.780946546372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4313374407" calcext:value-type="float">
            <text:p>1.29431337440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7981960019" calcext:value-type="float">
            <text:p>0.713798196001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8</text:p>
          </table:table-cell>
          <table:table-cell office:value-type="float" office:value="0.71476345814373" calcext:value-type="float">
            <text:p>0.714763458143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27</text:p>
          </table:table-cell>
          <table:table-cell office:value-type="float" office:value="1.2446418477454" calcext:value-type="float">
            <text:p>1.24464184774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22</text:p>
          </table:table-cell>
          <table:table-cell office:value-type="float" office:value="1.6603003575786" calcext:value-type="float">
            <text:p>1.66030035757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11</text:p>
          </table:table-cell>
          <table:table-cell office:value-type="float" office:value="1.8134580910967" calcext:value-type="float">
            <text:p>1.8134580910967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99842526482" calcext:value-type="float">
            <text:p>1.959984252648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5293068113" calcext:value-type="float">
            <text:p>0.715852930681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567603613" calcext:value-type="float">
            <text:p>1.77656760361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37765328668" calcext:value-type="float">
            <text:p>1.29377653286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1353767" calcext:value-type="float">
            <text:p>0.713921353767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23</text:p>
          </table:table-cell>
          <table:table-cell office:value-type="float" office:value="0.71310451252157" calcext:value-type="float">
            <text:p>0.713104512521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5</text:p>
          </table:table-cell>
          <table:table-cell office:value-type="float" office:value="1.2460218462928" calcext:value-type="float">
            <text:p>1.246021846292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26</text:p>
          </table:table-cell>
          <table:table-cell office:value-type="float" office:value="1.6654319311243" calcext:value-type="float">
            <text:p>1.66543193112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25</text:p>
          </table:table-cell>
          <table:table-cell office:value-type="float" office:value="1.8109117779876" calcext:value-type="float">
            <text:p>1.8109117779876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75895288531" calcext:value-type="float">
            <text:p>1.947589528853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1549724684" calcext:value-type="float">
            <text:p>1.776154972468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33091649377" calcext:value-type="float">
            <text:p>1.29330916493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4556363625" calcext:value-type="float">
            <text:p>0.71454556363625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1</text:p>
          </table:table-cell>
          <table:table-cell office:value-type="float" office:value="0.71434556384677" calcext:value-type="float">
            <text:p>0.7143455638467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8</text:p>
          </table:table-cell>
          <table:table-cell office:value-type="float" office:value="1.2451597419371" calcext:value-type="float">
            <text:p>1.245159741937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11</text:p>
          </table:table-cell>
          <table:table-cell office:value-type="float" office:value="1.6671035083121" calcext:value-type="float">
            <text:p>1.667103508312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4</text:p>
          </table:table-cell>
          <table:table-cell office:value-type="float" office:value="1.8058307307045" calcext:value-type="float">
            <text:p>1.8058307307045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65916246404" calcext:value-type="float">
            <text:p>1.956591624640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872178029" calcext:value-type="float">
            <text:p>0.714308721780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4391826956" calcext:value-type="float">
            <text:p>1.776439182695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0660083516" calcext:value-type="float">
            <text:p>1.29206600835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2345860689" calcext:value-type="float">
            <text:p>0.7143234586068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7</text:p>
          </table:table-cell>
          <table:table-cell office:value-type="float" office:value="0.71465187931381" calcext:value-type="float">
            <text:p>0.7146518793138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6</text:p>
          </table:table-cell>
          <table:table-cell office:value-type="float" office:value="1.245072373608" calcext:value-type="float">
            <text:p>1.24507237360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12</text:p>
          </table:table-cell>
          <table:table-cell office:value-type="float" office:value="1.6647929844284" calcext:value-type="float">
            <text:p>1.66479298442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9</text:p>
          </table:table-cell>
          <table:table-cell office:value-type="float" office:value="1.815114931458" calcext:value-type="float">
            <text:p>1.815114931458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6984255806" calcext:value-type="float">
            <text:p>1.95698425580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50362368" calcext:value-type="float">
            <text:p>0.71557503623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58191833482" calcext:value-type="float">
            <text:p>1.775819183348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39607431992" calcext:value-type="float">
            <text:p>1.29396074319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266164983" calcext:value-type="float">
            <text:p>0.7143266164983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15</text:p>
          </table:table-cell>
          <table:table-cell office:value-type="float" office:value="0.71378451180578" calcext:value-type="float">
            <text:p>0.713784511805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22</text:p>
          </table:table-cell>
          <table:table-cell office:value-type="float" office:value="1.2460755304468" calcext:value-type="float">
            <text:p>1.24607553044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25</text:p>
          </table:table-cell>
          <table:table-cell office:value-type="float" office:value="1.663305617573" calcext:value-type="float">
            <text:p>1.6633056175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2</text:p>
          </table:table-cell>
          <table:table-cell office:value-type="float" office:value="1.8134728279233" calcext:value-type="float">
            <text:p>1.8134728279233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78968864243" calcext:value-type="float">
            <text:p>1.957896886424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661647725" calcext:value-type="float">
            <text:p>0.714346616477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47349739632" calcext:value-type="float">
            <text:p>1.774734973963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34154806153" calcext:value-type="float">
            <text:p>1.293415480615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13538091" calcext:value-type="float">
            <text:p>0.7138813538091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16</text:p>
          </table:table-cell>
          <table:table-cell office:value-type="float" office:value="0.71411187988223" calcext:value-type="float">
            <text:p>0.7141118798822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12</text:p>
          </table:table-cell>
          <table:table-cell office:value-type="float" office:value="1.243916585351" calcext:value-type="float">
            <text:p>1.2439165853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3</text:p>
          </table:table-cell>
          <table:table-cell office:value-type="float" office:value="1.6587172013503" calcext:value-type="float">
            <text:p>1.658717201350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20</text:p>
          </table:table-cell>
          <table:table-cell office:value-type="float" office:value="1.8155033521017" calcext:value-type="float">
            <text:p>1.8155033521017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63032038914" calcext:value-type="float">
            <text:p>1.956303203891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030027337" calcext:value-type="float">
            <text:p>0.714740300273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9549716263" calcext:value-type="float">
            <text:p>1.77695497162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5399689053" calcext:value-type="float">
            <text:p>1.29539968905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2661607725" calcext:value-type="float">
            <text:p>0.71472661607725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6</text:p>
          </table:table-cell>
          <table:table-cell office:value-type="float" office:value="0.71549398369054" calcext:value-type="float">
            <text:p>0.715493983690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18</text:p>
          </table:table-cell>
          <table:table-cell office:value-type="float" office:value="1.2440186905066" calcext:value-type="float">
            <text:p>1.24401869050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4</text:p>
          </table:table-cell>
          <table:table-cell office:value-type="float" office:value="1.6667824560185" calcext:value-type="float">
            <text:p>1.666782456018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0</text:p>
          </table:table-cell>
          <table:table-cell office:value-type="float" office:value="1.8134170385084" calcext:value-type="float">
            <text:p>1.8134170385084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80705809783" calcext:value-type="float">
            <text:p>1.948070580978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240639747" calcext:value-type="float">
            <text:p>0.7139224063974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7444455322" calcext:value-type="float">
            <text:p>1.776744445532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13702196103" calcext:value-type="float">
            <text:p>1.29137021961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9714273985" calcext:value-type="float">
            <text:p>0.71439714273985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19</text:p>
          </table:table-cell>
          <table:table-cell office:value-type="float" office:value="0.71386766961298" calcext:value-type="float">
            <text:p>0.7138676696129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19</text:p>
          </table:table-cell>
          <table:table-cell office:value-type="float" office:value="1.2428829022285" calcext:value-type="float">
            <text:p>1.242882902228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16</text:p>
          </table:table-cell>
          <table:table-cell office:value-type="float" office:value="1.6648582475176" calcext:value-type="float">
            <text:p>1.66485824751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23</text:p>
          </table:table-cell>
          <table:table-cell office:value-type="float" office:value="1.8181233493438" calcext:value-type="float">
            <text:p>1.8181233493438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84674121396" calcext:value-type="float">
            <text:p>1.958467412139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187967171" calcext:value-type="float">
            <text:p>0.714311879671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692318218612" calcext:value-type="float">
            <text:p>1.769231821861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8386391172" calcext:value-type="float">
            <text:p>1.29283863911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3608880412" calcext:value-type="float">
            <text:p>0.71563608880412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25</text:p>
          </table:table-cell>
          <table:table-cell office:value-type="float" office:value="0.7150539841537" calcext:value-type="float">
            <text:p>0.715053984153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29</text:p>
          </table:table-cell>
          <table:table-cell office:value-type="float" office:value="1.2424902710629" calcext:value-type="float">
            <text:p>1.24249027106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0</text:p>
          </table:table-cell>
          <table:table-cell office:value-type="float" office:value="1.6695919267453" calcext:value-type="float">
            <text:p>1.669591926745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24</text:p>
          </table:table-cell>
          <table:table-cell office:value-type="float" office:value="1.815150720894" calcext:value-type="float">
            <text:p>1.815150720894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34853015944" calcext:value-type="float">
            <text:p>1.963485301594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7924686395" calcext:value-type="float">
            <text:p>0.7154792468639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52907628518" calcext:value-type="float">
            <text:p>1.775290762851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40344273322" calcext:value-type="float">
            <text:p>1.294034427332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8451001631" calcext:value-type="float">
            <text:p>0.71548451001631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0</text:p>
          </table:table-cell>
          <table:table-cell office:value-type="float" office:value="0.7145581952019" calcext:value-type="float">
            <text:p>0.71455819520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26</text:p>
          </table:table-cell>
          <table:table-cell office:value-type="float" office:value="1.2426839550695" calcext:value-type="float">
            <text:p>1.242683955069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21</text:p>
          </table:table-cell>
          <table:table-cell office:value-type="float" office:value="1.6637635118279" calcext:value-type="float">
            <text:p>1.66376351182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21</text:p>
          </table:table-cell>
          <table:table-cell office:value-type="float" office:value="1.8151191419799" calcext:value-type="float">
            <text:p>1.8151191419799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69410979567" calcext:value-type="float">
            <text:p>1.956941097956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2135292489" calcext:value-type="float">
            <text:p>0.7147213529248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71191819798" calcext:value-type="float">
            <text:p>1.777119181979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56281098651" calcext:value-type="float">
            <text:p>1.29562810986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10030094705" calcext:value-type="float">
            <text:p>0.71410030094705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28</text:p>
          </table:table-cell>
          <table:table-cell office:value-type="float" office:value="0.71481924755869" calcext:value-type="float">
            <text:p>0.714819247558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10</text:p>
          </table:table-cell>
          <table:table-cell office:value-type="float" office:value="1.2445881635914" calcext:value-type="float">
            <text:p>1.24458816359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18</text:p>
          </table:table-cell>
          <table:table-cell office:value-type="float" office:value="1.6643729848705" calcext:value-type="float">
            <text:p>1.66437298487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15</text:p>
          </table:table-cell>
          <table:table-cell office:value-type="float" office:value="1.8048454685837" calcext:value-type="float">
            <text:p>1.8048454685837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83695280321" calcext:value-type="float">
            <text:p>1.948369528032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398486949" calcext:value-type="float">
            <text:p>0.714373984869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88539169959" calcext:value-type="float">
            <text:p>1.778853916995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40417957455" calcext:value-type="float">
            <text:p>1.294041795745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8345696478" calcext:value-type="float">
            <text:p>0.71588345696478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10</text:p>
          </table:table-cell>
          <table:table-cell office:value-type="float" office:value="0.71435503752101" calcext:value-type="float">
            <text:p>0.7143550375210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23</text:p>
          </table:table-cell>
          <table:table-cell office:value-type="float" office:value="1.2460723725554" calcext:value-type="float">
            <text:p>1.24607237255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28</text:p>
          </table:table-cell>
          <table:table-cell office:value-type="float" office:value="1.6609729884495" calcext:value-type="float">
            <text:p>1.660972988449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6</text:p>
          </table:table-cell>
          <table:table-cell office:value-type="float" office:value="1.8157791412851" calcext:value-type="float">
            <text:p>1.8157791412851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13284617595" calcext:value-type="float">
            <text:p>1.961328461759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503615259" calcext:value-type="float">
            <text:p>0.715655036152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84454963732" calcext:value-type="float">
            <text:p>1.778445496373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32133755649" calcext:value-type="float">
            <text:p>1.29321337556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5924677974" calcext:value-type="float">
            <text:p>0.71555924677974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29</text:p>
          </table:table-cell>
          <table:table-cell office:value-type="float" office:value="0.71285398646949" calcext:value-type="float">
            <text:p>0.7128539864694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0</text:p>
          </table:table-cell>
          <table:table-cell office:value-type="float" office:value="1.2448186896645" calcext:value-type="float">
            <text:p>1.24481868966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29</text:p>
          </table:table-cell>
          <table:table-cell office:value-type="float" office:value="1.6697192950323" calcext:value-type="float">
            <text:p>1.669719295032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5</text:p>
          </table:table-cell>
          <table:table-cell office:value-type="float" office:value="1.8169001927366" calcext:value-type="float">
            <text:p>1.8169001927366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51179419811" calcext:value-type="float">
            <text:p>1.955117941981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451178472" calcext:value-type="float">
            <text:p>0.713804511784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92086534646" calcext:value-type="float">
            <text:p>1.779208653464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7386392225" calcext:value-type="float">
            <text:p>1.29273863922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5082699913" calcext:value-type="float">
            <text:p>0.71435082699913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11</text:p>
          </table:table-cell>
          <table:table-cell office:value-type="float" office:value="0.71385503804733" calcext:value-type="float">
            <text:p>0.713855038047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20</text:p>
          </table:table-cell>
          <table:table-cell office:value-type="float" office:value="1.2471039504169" calcext:value-type="float">
            <text:p>1.24710395041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14</text:p>
          </table:table-cell>
          <table:table-cell office:value-type="float" office:value="1.6640150905104" calcext:value-type="float">
            <text:p>1.66401509051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22</text:p>
          </table:table-cell>
          <table:table-cell office:value-type="float" office:value="1.8176707182413" calcext:value-type="float">
            <text:p>1.8176707182413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32747860265" calcext:value-type="float">
            <text:p>1.953274786026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10451146894" calcext:value-type="float">
            <text:p>0.7141045114689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624423553238" calcext:value-type="float">
            <text:p>1.762442355323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2523239449" calcext:value-type="float">
            <text:p>1.29225232394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503712101" calcext:value-type="float">
            <text:p>0.71473503712101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13</text:p>
          </table:table-cell>
          <table:table-cell office:value-type="float" office:value="0.71435293226007" calcext:value-type="float">
            <text:p>0.714352932260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17</text:p>
          </table:table-cell>
          <table:table-cell office:value-type="float" office:value="1.244656584572" calcext:value-type="float">
            <text:p>1.2446565845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19</text:p>
          </table:table-cell>
          <table:table-cell office:value-type="float" office:value="1.6606329888074" calcext:value-type="float">
            <text:p>1.660632988807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3</text:p>
          </table:table-cell>
          <table:table-cell office:value-type="float" office:value="1.8083254649206" calcext:value-type="float">
            <text:p>1.8083254649206</text:p>
          </table:table-cell>
        </table:table-row>
        <table:table-row table:style-name="ro1">
          <table:table-cell table:number-columns-repeated="31"/>
          <table:table-cell table:formula="of:=AVERAGE([.AF43:.AF72])" office:value-type="float" office:value="1.95294889163274" calcext:value-type="float">
            <text:p>1.95294889163274</text:p>
          </table:table-cell>
          <table:table-cell/>
          <table:table-cell table:formula="of:=AVERAGE([.AO43:.AO72])" office:value-type="float" office:value="0.714395423443413" calcext:value-type="float">
            <text:p>0.714395423443413</text:p>
          </table:table-cell>
          <table:table-cell/>
          <table:table-cell table:formula="of:=AVERAGE([.AV43:.AV72])" office:value-type="float" office:value="1.77607521816643" calcext:value-type="float">
            <text:p>1.77607521816643</text:p>
          </table:table-cell>
          <table:table-cell/>
          <table:table-cell table:formula="of:=AVERAGE([.BC45:.BC74])" office:value-type="float" office:value="1.29336303706146" calcext:value-type="float">
            <text:p>1.29336303706146</text:p>
          </table:table-cell>
          <table:table-cell/>
          <table:table-cell table:formula="of:=AVERAGE([.BJ43:.BJ72])" office:value-type="float" office:value="0.714397107652168" calcext:value-type="float">
            <text:p>0.714397107652168</text:p>
          </table:table-cell>
          <table:table-cell table:number-columns-repeated="28"/>
          <table:table-cell table:formula="of:=AVERAGE([.BQ43:.BQ72])" office:value-type="float" office:value="0.714398862036285" calcext:value-type="float">
            <text:p>0.714398862036285</text:p>
          </table:table-cell>
          <table:table-cell/>
          <table:table-cell table:formula="of:=AVERAGE([.BV43:.BV72])" office:value-type="float" office:value="1.24452605839361" calcext:value-type="float">
            <text:p>1.24452605839361</text:p>
          </table:table-cell>
          <table:table-cell/>
          <table:table-cell table:formula="of:=AVERAGE([.CA43:.CA72])" office:value-type="float" office:value="1.66379838898415" calcext:value-type="float">
            <text:p>1.66379838898415</text:p>
          </table:table-cell>
          <table:table-cell/>
          <table:table-cell table:formula="of:=AVERAGE([.CF43:.CF72])" office:value-type="float" office:value="1.81456510747532" calcext:value-type="float">
            <text:p>1.81456510747532</text:p>
          </table:table-cell>
          <table:table-cell table:number-columns-repeated="9"/>
        </table:table-row>
        <table:table-row table:style-name="ro1">
          <table:table-cell table:number-columns-repeated="84"/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03031575756" calcext:value-type="float">
            <text:p>2.000303157575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451178472" calcext:value-type="float">
            <text:p>0.713804511784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2963270565" calcext:value-type="float">
            <text:p>1.89296327056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9395495373" calcext:value-type="float">
            <text:p>1.42793954953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240652378" calcext:value-type="float">
            <text:p>0.71380240652378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5</text:p>
          </table:table-cell>
          <table:table-cell office:value-type="float" office:value="0.71392872218029" calcext:value-type="float">
            <text:p>0.713928722180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17</text:p>
          </table:table-cell>
          <table:table-cell office:value-type="float" office:value="1.4280637599329" calcext:value-type="float">
            <text:p>1.42806375993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2</text:p>
          </table:table-cell>
          <table:table-cell office:value-type="float" office:value="1.7449613210933" calcext:value-type="float">
            <text:p>1.74496132109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21</text:p>
          </table:table-cell>
          <table:table-cell office:value-type="float" office:value="1.8449959526358" calcext:value-type="float">
            <text:p>1.8449959526358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2031471546" calcext:value-type="float">
            <text:p>2.010203147154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872201187" calcext:value-type="float">
            <text:p>0.714088722011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63253617628" calcext:value-type="float">
            <text:p>1.906325361762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5048099949" calcext:value-type="float">
            <text:p>1.43050480999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556412046" calcext:value-type="float">
            <text:p>0.71408556412046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8</text:p>
          </table:table-cell>
          <table:table-cell office:value-type="float" office:value="0.71478766864456" calcext:value-type="float">
            <text:p>0.714787668644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9</text:p>
          </table:table-cell>
          <table:table-cell office:value-type="float" office:value="1.4255490257379" calcext:value-type="float">
            <text:p>1.42554902573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9</text:p>
          </table:table-cell>
          <table:table-cell office:value-type="float" office:value="1.7398223791343" calcext:value-type="float">
            <text:p>1.73982237913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2</text:p>
          </table:table-cell>
          <table:table-cell office:value-type="float" office:value="1.8405359573306" calcext:value-type="float">
            <text:p>1.8405359573306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76747182371" calcext:value-type="float">
            <text:p>2.017674718237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8450959525" calcext:value-type="float">
            <text:p>0.715884509595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47548476265" calcext:value-type="float">
            <text:p>1.894754847626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919550611" calcext:value-type="float">
            <text:p>1.42691955061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8135170384" calcext:value-type="float">
            <text:p>0.71588135170384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25</text:p>
          </table:table-cell>
          <table:table-cell office:value-type="float" office:value="0.71505187889276" calcext:value-type="float">
            <text:p>0.715051878892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24</text:p>
          </table:table-cell>
          <table:table-cell office:value-type="float" office:value="1.4263511301567" calcext:value-type="float">
            <text:p>1.42635113015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15</text:p>
          </table:table-cell>
          <table:table-cell office:value-type="float" office:value="1.7412960617936" calcext:value-type="float">
            <text:p>1.74129606179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0</text:p>
          </table:table-cell>
          <table:table-cell office:value-type="float" office:value="1.8517675244552" calcext:value-type="float">
            <text:p>1.8517675244552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4011553672" calcext:value-type="float">
            <text:p>2.02401155367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3024070501" calcext:value-type="float">
            <text:p>0.713302407050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83337912276" calcext:value-type="float">
            <text:p>1.898333791227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048119949" calcext:value-type="float">
            <text:p>1.42860481199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30030178916" calcext:value-type="float">
            <text:p>0.71330030178916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4</text:p>
          </table:table-cell>
          <table:table-cell office:value-type="float" office:value="0.71473608975148" calcext:value-type="float">
            <text:p>0.7147360897514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15</text:p>
          </table:table-cell>
          <table:table-cell office:value-type="float" office:value="1.4261963934775" calcext:value-type="float">
            <text:p>1.42619639347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11</text:p>
          </table:table-cell>
          <table:table-cell office:value-type="float" office:value="1.7390329062812" calcext:value-type="float">
            <text:p>1.739032906281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24</text:p>
          </table:table-cell>
          <table:table-cell office:value-type="float" office:value="1.8501759471832" calcext:value-type="float">
            <text:p>1.8501759471832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90305062837" calcext:value-type="float">
            <text:p>2.019030506283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451172157" calcext:value-type="float">
            <text:p>0.713864511721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58137833539" calcext:value-type="float">
            <text:p>1.905813783353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57500781578" calcext:value-type="float">
            <text:p>1.42575007815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872224345" calcext:value-type="float">
            <text:p>0.71386872224345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9</text:p>
          </table:table-cell>
          <table:table-cell office:value-type="float" office:value="0.71382451176367" calcext:value-type="float">
            <text:p>0.713824511763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12</text:p>
          </table:table-cell>
          <table:table-cell office:value-type="float" office:value="1.4274206027152" calcext:value-type="float">
            <text:p>1.42742060271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14</text:p>
          </table:table-cell>
          <table:table-cell office:value-type="float" office:value="1.7387286960751" calcext:value-type="float">
            <text:p>1.73872869607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11</text:p>
          </table:table-cell>
          <table:table-cell office:value-type="float" office:value="1.8373370133295" calcext:value-type="float">
            <text:p>1.8373370133295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99420947978" calcext:value-type="float">
            <text:p>2.00994209479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451207946" calcext:value-type="float">
            <text:p>0.713524512079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97327371234" calcext:value-type="float">
            <text:p>1.899732737123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006004204" calcext:value-type="float">
            <text:p>1.42960060042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66173404" calcext:value-type="float">
            <text:p>0.7135266173404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6</text:p>
          </table:table-cell>
          <table:table-cell office:value-type="float" office:value="0.71546872055924" calcext:value-type="float">
            <text:p>0.715468720559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8</text:p>
          </table:table-cell>
          <table:table-cell office:value-type="float" office:value="1.4251353419628" calcext:value-type="float">
            <text:p>1.425135341962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20</text:p>
          </table:table-cell>
          <table:table-cell office:value-type="float" office:value="1.7431371124873" calcext:value-type="float">
            <text:p>1.74313711248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6</text:p>
          </table:table-cell>
          <table:table-cell office:value-type="float" office:value="1.8440780588652" calcext:value-type="float">
            <text:p>1.8440780588652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85989277906" calcext:value-type="float">
            <text:p>2.018598927790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135347226" calcext:value-type="float">
            <text:p>0.7142013534722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17432613229" calcext:value-type="float">
            <text:p>1.901743261322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132324071" calcext:value-type="float">
            <text:p>1.42921323240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19924821132" calcext:value-type="float">
            <text:p>0.71419924821132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10</text:p>
          </table:table-cell>
          <table:table-cell office:value-type="float" office:value="0.71432556386783" calcext:value-type="float">
            <text:p>0.714325563867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20</text:p>
          </table:table-cell>
          <table:table-cell office:value-type="float" office:value="1.4260490252116" calcext:value-type="float">
            <text:p>1.42604902521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6</text:p>
          </table:table-cell>
          <table:table-cell office:value-type="float" office:value="1.7463318459665" calcext:value-type="float">
            <text:p>1.746331845966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28</text:p>
          </table:table-cell>
          <table:table-cell office:value-type="float" office:value="1.8438633222491" calcext:value-type="float">
            <text:p>1.8438633222491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77568234139" calcext:value-type="float">
            <text:p>2.017756823413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293188112" calcext:value-type="float">
            <text:p>0.7147129318811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22559028885" calcext:value-type="float">
            <text:p>1.892255902888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858635938" calcext:value-type="float">
            <text:p>1.429585863593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2030029442" calcext:value-type="float">
            <text:p>0.71472030029442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1</text:p>
          </table:table-cell>
          <table:table-cell office:value-type="float" office:value="0.71430556388888" calcext:value-type="float">
            <text:p>0.7143055638888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1</text:p>
          </table:table-cell>
          <table:table-cell office:value-type="float" office:value="1.4267311297567" calcext:value-type="float">
            <text:p>1.42673112975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8</text:p>
          </table:table-cell>
          <table:table-cell office:value-type="float" office:value="1.729192916639" calcext:value-type="float">
            <text:p>1.7291929166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7</text:p>
          </table:table-cell>
          <table:table-cell office:value-type="float" office:value="1.8446612161461" calcext:value-type="float">
            <text:p>1.8446612161461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3101038841" calcext:value-type="float">
            <text:p>2.01310103884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64116879877" calcext:value-type="float">
            <text:p>1.896411687987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121818819" calcext:value-type="float">
            <text:p>1.4272121818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293360744" calcext:value-type="float">
            <text:p>0.71307293360744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0</text:p>
          </table:table-cell>
          <table:table-cell office:value-type="float" office:value="0.71456240572378" calcext:value-type="float">
            <text:p>0.714562405723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4</text:p>
          </table:table-cell>
          <table:table-cell office:value-type="float" office:value="1.4266448140581" calcext:value-type="float">
            <text:p>1.426644814058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5</text:p>
          </table:table-cell>
          <table:table-cell office:value-type="float" office:value="1.7401139577748" calcext:value-type="float">
            <text:p>1.740113957774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27</text:p>
          </table:table-cell>
          <table:table-cell office:value-type="float" office:value="1.8511475251079" calcext:value-type="float">
            <text:p>1.8511475251079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70073505186" calcext:value-type="float">
            <text:p>2.017007350518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398430107" calcext:value-type="float">
            <text:p>0.7149139843010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64095827268" calcext:value-type="float">
            <text:p>1.896409582726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0796936" calcext:value-type="float">
            <text:p>1.429107969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924745342" calcext:value-type="float">
            <text:p>0.71491924745342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20</text:p>
          </table:table-cell>
          <table:table-cell office:value-type="float" office:value="0.71352135418805" calcext:value-type="float">
            <text:p>0.713521354188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19</text:p>
          </table:table-cell>
          <table:table-cell office:value-type="float" office:value="1.4233942911639" calcext:value-type="float">
            <text:p>1.42339429116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16</text:p>
          </table:table-cell>
          <table:table-cell office:value-type="float" office:value="1.7392244850269" calcext:value-type="float">
            <text:p>1.73922448502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13</text:p>
          </table:table-cell>
          <table:table-cell office:value-type="float" office:value="1.8337433329018" calcext:value-type="float">
            <text:p>1.8337433329018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75199815579" calcext:value-type="float">
            <text:p>2.017519981557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66157404" calcext:value-type="float">
            <text:p>0.7150466157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75937814802" calcext:value-type="float">
            <text:p>1.907593781480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8711264514" calcext:value-type="float">
            <text:p>1.42987112645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977363182" calcext:value-type="float">
            <text:p>0.71504977363182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23</text:p>
          </table:table-cell>
          <table:table-cell office:value-type="float" office:value="0.7130708283465" calcext:value-type="float">
            <text:p>0.713070828346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6</text:p>
          </table:table-cell>
          <table:table-cell office:value-type="float" office:value="1.4286153382996" calcext:value-type="float">
            <text:p>1.42861533829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0</text:p>
          </table:table-cell>
          <table:table-cell office:value-type="float" office:value="1.741100272526" calcext:value-type="float">
            <text:p>1.7411002725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25</text:p>
          </table:table-cell>
          <table:table-cell office:value-type="float" office:value="1.8398643790901" calcext:value-type="float">
            <text:p>1.8398643790901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01020841031" calcext:value-type="float">
            <text:p>2.020102084103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609065675" calcext:value-type="float">
            <text:p>0.713876090656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45643109849" calcext:value-type="float">
            <text:p>1.904564310984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2974438974" calcext:value-type="float">
            <text:p>1.428297443897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661698251" calcext:value-type="float">
            <text:p>0.71386661698251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21</text:p>
          </table:table-cell>
          <table:table-cell office:value-type="float" office:value="0.71420240610273" calcext:value-type="float">
            <text:p>0.714202406102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14</text:p>
          </table:table-cell>
          <table:table-cell office:value-type="float" office:value="1.4262753407628" calcext:value-type="float">
            <text:p>1.426275340762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10</text:p>
          </table:table-cell>
          <table:table-cell office:value-type="float" office:value="1.7281360756462" calcext:value-type="float">
            <text:p>1.728136075646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8</text:p>
          </table:table-cell>
          <table:table-cell office:value-type="float" office:value="1.8370685925594" calcext:value-type="float">
            <text:p>1.8370685925594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2073576765" calcext:value-type="float">
            <text:p>2.010207357676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556336256" calcext:value-type="float">
            <text:p>0.714805563362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66611614093" calcext:value-type="float">
            <text:p>1.896661161409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774434974" calcext:value-type="float">
            <text:p>1.428677443497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1293177586" calcext:value-type="float">
            <text:p>0.71481293177586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18</text:p>
          </table:table-cell>
          <table:table-cell office:value-type="float" office:value="0.71330135441963" calcext:value-type="float">
            <text:p>0.7133013544196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18</text:p>
          </table:table-cell>
          <table:table-cell office:value-type="float" office:value="1.423137449329" calcext:value-type="float">
            <text:p>1.4231374493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7</text:p>
          </table:table-cell>
          <table:table-cell office:value-type="float" office:value="1.7401265893404" calcext:value-type="float">
            <text:p>1.74012658934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14</text:p>
          </table:table-cell>
          <table:table-cell office:value-type="float" office:value="1.8461527935234" calcext:value-type="float">
            <text:p>1.8461527935234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19136611435" calcext:value-type="float">
            <text:p>2.021913661143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766862351" calcext:value-type="float">
            <text:p>0.714807668623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63895722215" calcext:value-type="float">
            <text:p>1.906389572221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9490211063" calcext:value-type="float">
            <text:p>1.42994902110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345810162" calcext:value-type="float">
            <text:p>0.71480345810162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26</text:p>
          </table:table-cell>
          <table:table-cell office:value-type="float" office:value="0.71387293276533" calcext:value-type="float">
            <text:p>0.713872932765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27</text:p>
          </table:table-cell>
          <table:table-cell office:value-type="float" office:value="1.4262932354808" calcext:value-type="float">
            <text:p>1.426293235480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26</text:p>
          </table:table-cell>
          <table:table-cell office:value-type="float" office:value="1.7412392197482" calcext:value-type="float">
            <text:p>1.741239219748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4</text:p>
          </table:table-cell>
          <table:table-cell office:value-type="float" office:value="1.8424243763954" calcext:value-type="float">
            <text:p>1.8424243763954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40705115047" calcext:value-type="float">
            <text:p>2.014070511504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661807724" calcext:value-type="float">
            <text:p>0.712826618077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28148391423" calcext:value-type="float">
            <text:p>1.902814839142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837582276" calcext:value-type="float">
            <text:p>1.429683758227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1924966395" calcext:value-type="float">
            <text:p>0.71281924966395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15</text:p>
          </table:table-cell>
          <table:table-cell office:value-type="float" office:value="0.71379293284954" calcext:value-type="float">
            <text:p>0.713792932849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13</text:p>
          </table:table-cell>
          <table:table-cell office:value-type="float" office:value="1.4271953397944" calcext:value-type="float">
            <text:p>1.42719533979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25</text:p>
          </table:table-cell>
          <table:table-cell office:value-type="float" office:value="1.7426350077526" calcext:value-type="float">
            <text:p>1.74263500775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15</text:p>
          </table:table-cell>
          <table:table-cell office:value-type="float" office:value="1.8460001621051" calcext:value-type="float">
            <text:p>1.8460001621051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34083964122" calcext:value-type="float">
            <text:p>2.023408396412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608878306" calcext:value-type="float">
            <text:p>0.7156560887830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13853669628" calcext:value-type="float">
            <text:p>1.901385366962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069172559" calcext:value-type="float">
            <text:p>1.42860691725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4977300024" calcext:value-type="float">
            <text:p>0.71564977300024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29</text:p>
          </table:table-cell>
          <table:table-cell office:value-type="float" office:value="0.71282661807724" calcext:value-type="float">
            <text:p>0.712826618077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23</text:p>
          </table:table-cell>
          <table:table-cell office:value-type="float" office:value="1.4269206032415" calcext:value-type="float">
            <text:p>1.426920603241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13</text:p>
          </table:table-cell>
          <table:table-cell office:value-type="float" office:value="1.7402076418867" calcext:value-type="float">
            <text:p>1.74020764188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20</text:p>
          </table:table-cell>
          <table:table-cell office:value-type="float" office:value="1.8449327948076" calcext:value-type="float">
            <text:p>1.8449327948076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7884096964" calcext:value-type="float">
            <text:p>2.010788409696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71427609" calcext:value-type="float">
            <text:p>0.71437714276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788043381007" calcext:value-type="float">
            <text:p>1.878804338100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669186664" calcext:value-type="float">
            <text:p>1.427266918666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609013043" calcext:value-type="float">
            <text:p>0.71437609013043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7</text:p>
          </table:table-cell>
          <table:table-cell office:value-type="float" office:value="0.71466345824899" calcext:value-type="float">
            <text:p>0.7146634582489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3</text:p>
          </table:table-cell>
          <table:table-cell office:value-type="float" office:value="1.4281111283041" calcext:value-type="float">
            <text:p>1.428111128304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29</text:p>
          </table:table-cell>
          <table:table-cell office:value-type="float" office:value="1.738840274905" calcext:value-type="float">
            <text:p>1.7388402749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1</text:p>
          </table:table-cell>
          <table:table-cell office:value-type="float" office:value="1.8510369989084" calcext:value-type="float">
            <text:p>1.8510369989084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64799826526" calcext:value-type="float">
            <text:p>2.016479982652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398468002" calcext:value-type="float">
            <text:p>0.7145539846800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19306295467" calcext:value-type="float">
            <text:p>1.901930629546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9342853323" calcext:value-type="float">
            <text:p>1.428934285332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81952019" calcext:value-type="float">
            <text:p>0.714558195201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27</text:p>
          </table:table-cell>
          <table:table-cell office:value-type="float" office:value="0.71481819492822" calcext:value-type="float">
            <text:p>0.714818194928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5</text:p>
          </table:table-cell>
          <table:table-cell office:value-type="float" office:value="1.4269774452869" calcext:value-type="float">
            <text:p>1.42697744528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23</text:p>
          </table:table-cell>
          <table:table-cell office:value-type="float" office:value="1.7303055470468" calcext:value-type="float">
            <text:p>1.73030554704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10</text:p>
          </table:table-cell>
          <table:table-cell office:value-type="float" office:value="1.8474433184807" calcext:value-type="float">
            <text:p>1.8474433184807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6125246184" calcext:value-type="float">
            <text:p>2.01612524618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766914982" calcext:value-type="float">
            <text:p>0.7143076691498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47885318015" calcext:value-type="float">
            <text:p>1.894788531801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1942882165" calcext:value-type="float">
            <text:p>1.42619428821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2135334594" calcext:value-type="float">
            <text:p>0.71432135334594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13</text:p>
          </table:table-cell>
          <table:table-cell office:value-type="float" office:value="0.71437187960855" calcext:value-type="float">
            <text:p>0.7143718796085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7</text:p>
          </table:table-cell>
          <table:table-cell office:value-type="float" office:value="1.4275795499163" calcext:value-type="float">
            <text:p>1.427579549916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17</text:p>
          </table:table-cell>
          <table:table-cell office:value-type="float" office:value="1.7458760569726" calcext:value-type="float">
            <text:p>1.74587605697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5</text:p>
          </table:table-cell>
          <table:table-cell office:value-type="float" office:value="1.8431770071821" calcext:value-type="float">
            <text:p>1.8431770071821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97105055679" calcext:value-type="float">
            <text:p>2.019710505567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451125841" calcext:value-type="float">
            <text:p>0.714304511258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96085267279" calcext:value-type="float">
            <text:p>1.899608526727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711289778" calcext:value-type="float">
            <text:p>1.42747112897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872178029" calcext:value-type="float">
            <text:p>0.7143087217802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3</text:p>
          </table:table-cell>
          <table:table-cell office:value-type="float" office:value="0.71432766912877" calcext:value-type="float">
            <text:p>0.7143276691287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22</text:p>
          </table:table-cell>
          <table:table-cell office:value-type="float" office:value="1.4288763906564" calcext:value-type="float">
            <text:p>1.428876390656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4</text:p>
          </table:table-cell>
          <table:table-cell office:value-type="float" office:value="1.7440844799111" calcext:value-type="float">
            <text:p>1.744084479911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22</text:p>
          </table:table-cell>
          <table:table-cell office:value-type="float" office:value="1.8470938451644" calcext:value-type="float">
            <text:p>1.8470938451644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87136645119" calcext:value-type="float">
            <text:p>2.018713664511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609065675" calcext:value-type="float">
            <text:p>0.713876090656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01506314204" calcext:value-type="float">
            <text:p>1.900150631420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290218642" calcext:value-type="float">
            <text:p>1.429229021864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345907004" calcext:value-type="float">
            <text:p>0.71388345907004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19</text:p>
          </table:table-cell>
          <table:table-cell office:value-type="float" office:value="0.71386661698251" calcext:value-type="float">
            <text:p>0.713866616982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0</text:p>
          </table:table-cell>
          <table:table-cell office:value-type="float" office:value="1.4256384993279" calcext:value-type="float">
            <text:p>1.42563849932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18</text:p>
          </table:table-cell>
          <table:table-cell office:value-type="float" office:value="1.7443739532906" calcext:value-type="float">
            <text:p>1.744373953290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23</text:p>
          </table:table-cell>
          <table:table-cell office:value-type="float" office:value="1.8374938552696" calcext:value-type="float">
            <text:p>1.8374938552696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83599806737" calcext:value-type="float">
            <text:p>2.018359980673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50362368" calcext:value-type="float">
            <text:p>0.71557503623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4126416709" calcext:value-type="float">
            <text:p>1.90412641670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7806002309" calcext:value-type="float">
            <text:p>1.42978060023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824046501" calcext:value-type="float">
            <text:p>0.7155824046501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28</text:p>
          </table:table-cell>
          <table:table-cell office:value-type="float" office:value="0.71480345810162" calcext:value-type="float">
            <text:p>0.7148034581016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29</text:p>
          </table:table-cell>
          <table:table-cell office:value-type="float" office:value="1.4253753417102" calcext:value-type="float">
            <text:p>1.425375341710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22</text:p>
          </table:table-cell>
          <table:table-cell office:value-type="float" office:value="1.7390981693703" calcext:value-type="float">
            <text:p>1.739098169370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16</text:p>
          </table:table-cell>
          <table:table-cell office:value-type="float" office:value="1.8448380580652" calcext:value-type="float">
            <text:p>1.8448380580652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71863187512" calcext:value-type="float">
            <text:p>1.997186318751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977436866" calcext:value-type="float">
            <text:p>0.714349774368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70074768342" calcext:value-type="float">
            <text:p>1.897007476834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860602252" calcext:value-type="float">
            <text:p>1.42786060225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977436866" calcext:value-type="float">
            <text:p>0.71434977436866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11</text:p>
          </table:table-cell>
          <table:table-cell office:value-type="float" office:value="0.71389188011381" calcext:value-type="float">
            <text:p>0.7138918801138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28</text:p>
          </table:table-cell>
          <table:table-cell office:value-type="float" office:value="1.4265237615539" calcext:value-type="float">
            <text:p>1.42652376155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28</text:p>
          </table:table-cell>
          <table:table-cell office:value-type="float" office:value="1.7453855311731" calcext:value-type="float">
            <text:p>1.745385531173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19</text:p>
          </table:table-cell>
          <table:table-cell office:value-type="float" office:value="1.8473064765195" calcext:value-type="float">
            <text:p>1.8473064765195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42157955623" calcext:value-type="float">
            <text:p>1.994215795562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451079525" calcext:value-type="float">
            <text:p>0.714744510795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74222132398" calcext:value-type="float">
            <text:p>1.897422213239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6711256093" calcext:value-type="float">
            <text:p>1.43067112560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92476429" calcext:value-type="float">
            <text:p>0.714739247642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12</text:p>
          </table:table-cell>
          <table:table-cell office:value-type="float" office:value="0.71473819501243" calcext:value-type="float">
            <text:p>0.714738195012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25</text:p>
          </table:table-cell>
          <table:table-cell office:value-type="float" office:value="1.4256837624381" calcext:value-type="float">
            <text:p>1.425683762438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27</text:p>
          </table:table-cell>
          <table:table-cell office:value-type="float" office:value="1.7434076385183" calcext:value-type="float">
            <text:p>1.74340763851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18</text:p>
          </table:table-cell>
          <table:table-cell office:value-type="float" office:value="1.8436159540885" calcext:value-type="float">
            <text:p>1.8436159540885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58894569585" calcext:value-type="float">
            <text:p>2.015889456958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977318971" calcext:value-type="float">
            <text:p>0.715469773189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897295897583" calcext:value-type="float">
            <text:p>1.889729589758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384968016" calcext:value-type="float">
            <text:p>1.42803849680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451003736" calcext:value-type="float">
            <text:p>0.71546451003736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2</text:p>
          </table:table-cell>
          <table:table-cell office:value-type="float" office:value="0.71557293097586" calcext:value-type="float">
            <text:p>0.715572930975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11</text:p>
          </table:table-cell>
          <table:table-cell office:value-type="float" office:value="1.426595340426" calcext:value-type="float">
            <text:p>1.4265953404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12</text:p>
          </table:table-cell>
          <table:table-cell office:value-type="float" office:value="1.7446729003443" calcext:value-type="float">
            <text:p>1.74467290034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29</text:p>
          </table:table-cell>
          <table:table-cell office:value-type="float" office:value="1.8420717451876" calcext:value-type="float">
            <text:p>1.8420717451876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50452578471" calcext:value-type="float">
            <text:p>2.005045257847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766877087" calcext:value-type="float">
            <text:p>0.714667668770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61664145617" calcext:value-type="float">
            <text:p>1.906166414561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321809135" calcext:value-type="float">
            <text:p>1.428132180913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135298805" calcext:value-type="float">
            <text:p>0.71466135298805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14</text:p>
          </table:table-cell>
          <table:table-cell office:value-type="float" office:value="0.71565714141354" calcext:value-type="float">
            <text:p>0.715657141413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16</text:p>
          </table:table-cell>
          <table:table-cell office:value-type="float" office:value="1.42568797296" calcext:value-type="float">
            <text:p>1.425687972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3</text:p>
          </table:table-cell>
          <table:table-cell office:value-type="float" office:value="1.7434676384551" calcext:value-type="float">
            <text:p>1.74346763845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26</text:p>
          </table:table-cell>
          <table:table-cell office:value-type="float" office:value="1.8495191057694" calcext:value-type="float">
            <text:p>1.8495191057694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54768258139" calcext:value-type="float">
            <text:p>2.015476825813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766864456" calcext:value-type="float">
            <text:p>0.714787668644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9150632473" calcext:value-type="float">
            <text:p>1.89915063247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300757578" calcext:value-type="float">
            <text:p>1.42803007575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766864456" calcext:value-type="float">
            <text:p>0.71478766864456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22</text:p>
          </table:table-cell>
          <table:table-cell office:value-type="float" office:value="0.7147245108163" calcext:value-type="float">
            <text:p>0.714724510816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2</text:p>
          </table:table-cell>
          <table:table-cell office:value-type="float" office:value="1.4285584962542" calcext:value-type="float">
            <text:p>1.42855849625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1</text:p>
          </table:table-cell>
          <table:table-cell office:value-type="float" office:value="1.7449623737238" calcext:value-type="float">
            <text:p>1.74496237372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12</text:p>
          </table:table-cell>
          <table:table-cell office:value-type="float" office:value="1.8514843668586" calcext:value-type="float">
            <text:p>1.8514843668586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55757625518" calcext:value-type="float">
            <text:p>2.025575762551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1819598085" calcext:value-type="float">
            <text:p>0.7138181959808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0943262165" calcext:value-type="float">
            <text:p>1.90094326216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490215273" calcext:value-type="float">
            <text:p>1.42954902152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308275465" calcext:value-type="float">
            <text:p>0.7138308275465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16</text:p>
          </table:table-cell>
          <table:table-cell office:value-type="float" office:value="0.71408451148999" calcext:value-type="float">
            <text:p>0.7140845114899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26</text:p>
          </table:table-cell>
          <table:table-cell office:value-type="float" office:value="1.4257690255063" calcext:value-type="float">
            <text:p>1.425769025506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24</text:p>
          </table:table-cell>
          <table:table-cell office:value-type="float" office:value="1.7405265889194" calcext:value-type="float">
            <text:p>1.740526588919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9</text:p>
          </table:table-cell>
          <table:table-cell office:value-type="float" office:value="1.8444443742691" calcext:value-type="float">
            <text:p>1.8444443742691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01557682571" calcext:value-type="float">
            <text:p>2.020155768257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2977396866" calcext:value-type="float">
            <text:p>0.714729773968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05590520431" calcext:value-type="float">
            <text:p>1.900559052043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0511273146" calcext:value-type="float">
            <text:p>1.42905112731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2766870772" calcext:value-type="float">
            <text:p>0.71472766870772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24</text:p>
          </table:table-cell>
          <table:table-cell office:value-type="float" office:value="0.71492030008389" calcext:value-type="float">
            <text:p>0.7149203000838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10</text:p>
          </table:table-cell>
          <table:table-cell office:value-type="float" office:value="1.42682797176" calcext:value-type="float">
            <text:p>1.426827971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19</text:p>
          </table:table-cell>
          <table:table-cell office:value-type="float" office:value="1.738098170423" calcext:value-type="float">
            <text:p>1.73809817042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3</text:p>
          </table:table-cell>
          <table:table-cell office:value-type="float" office:value="1.8404464837405" calcext:value-type="float">
            <text:p>1.8404464837405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43063007302" calcext:value-type="float">
            <text:p>2.014306300730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556428888" calcext:value-type="float">
            <text:p>0.713925564288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11885250647" calcext:value-type="float">
            <text:p>1.901188525064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42707955" calcext:value-type="float">
            <text:p>1.42744270795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872218029" calcext:value-type="float">
            <text:p>0.7139287221802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17</text:p>
          </table:table-cell>
          <table:table-cell office:value-type="float" office:value="0.71588135170384" calcext:value-type="float">
            <text:p>0.715881351703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21</text:p>
          </table:table-cell>
          <table:table-cell office:value-type="float" office:value="1.4262279723916" calcext:value-type="float">
            <text:p>1.42622797239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21</text:p>
          </table:table-cell>
          <table:table-cell office:value-type="float" office:value="1.7445834267543" calcext:value-type="float">
            <text:p>1.74458342675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17</text:p>
          </table:table-cell>
          <table:table-cell office:value-type="float" office:value="1.8477475286868" calcext:value-type="float">
            <text:p>1.8477475286868</text:p>
          </table:table-cell>
        </table:table-row>
        <table:table-row table:style-name="ro1">
          <table:table-cell table:number-columns-repeated="31"/>
          <table:table-cell table:formula="of:=AVERAGE([.AF75:.AF104])" office:value-type="float" office:value="2.01476268621471" calcext:value-type="float">
            <text:p>2.01476268621471</text:p>
          </table:table-cell>
          <table:table-cell/>
          <table:table-cell table:formula="of:=AVERAGE([.AO75:.AO104])" office:value-type="float" office:value="0.714395914670966" calcext:value-type="float">
            <text:p>0.714395914670966</text:p>
          </table:table-cell>
          <table:table-cell/>
          <table:table-cell table:formula="of:=AVERAGE([.AV75:.AV104])" office:value-type="float" office:value="1.89919098330774" calcext:value-type="float">
            <text:p>1.89919098330774</text:p>
          </table:table-cell>
          <table:table-cell/>
          <table:table-cell table:formula="of:=AVERAGE([.BC79:.BC108])" office:value-type="float" office:value="1.42856319549737" calcext:value-type="float">
            <text:p>1.42856319549737</text:p>
          </table:table-cell>
          <table:table-cell/>
          <table:table-cell table:formula="of:=AVERAGE([.BJ75:.BJ104])" office:value-type="float" office:value="0.714396616424614" calcext:value-type="float">
            <text:p>0.714396616424614</text:p>
          </table:table-cell>
          <table:table-cell table:number-columns-repeated="28"/>
          <table:table-cell table:formula="of:=AVERAGE([.BQ75:.BQ104])" office:value-type="float" office:value="0.714396721687661" calcext:value-type="float">
            <text:p>0.714396721687661</text:p>
          </table:table-cell>
          <table:table-cell/>
          <table:table-cell table:formula="of:=AVERAGE([.BV75:.BV104])" office:value-type="float" office:value="1.42648018265244" calcext:value-type="float">
            <text:p>1.42648018265244</text:p>
          </table:table-cell>
          <table:table-cell/>
          <table:table-cell table:formula="of:=AVERAGE([.CA75:.CA104])" office:value-type="float" office:value="1.74076564129933" calcext:value-type="float">
            <text:p>1.74076564129933</text:p>
          </table:table-cell>
          <table:table-cell/>
          <table:table-cell table:formula="of:=AVERAGE([.CF75:.CF104])" office:value-type="float" office:value="1.84454893556253" calcext:value-type="float">
            <text:p>1.84454893556253</text:p>
          </table:table-cell>
          <table:table-cell table:number-columns-repeated="9"/>
        </table:table-row>
        <table:table-row table:style-name="ro1">
          <table:table-cell table:number-columns-repeated="84"/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74894236953" calcext:value-type="float">
            <text:p>2.047489423695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766864456" calcext:value-type="float">
            <text:p>0.714787668644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54800573894" calcext:value-type="float">
            <text:p>1.945480057389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5574436237" calcext:value-type="float">
            <text:p>1.42855744362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556350993" calcext:value-type="float">
            <text:p>0.71466556350993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24</text:p>
          </table:table-cell>
          <table:table-cell office:value-type="float" office:value="0.71490135273542" calcext:value-type="float">
            <text:p>0.714901352735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8</text:p>
          </table:table-cell>
          <table:table-cell office:value-type="float" office:value="1.4286858645412" calcext:value-type="float">
            <text:p>1.428685864541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9</text:p>
          </table:table-cell>
          <table:table-cell office:value-type="float" office:value="1.7689434011122" calcext:value-type="float">
            <text:p>1.76894340111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1</text:p>
          </table:table-cell>
          <table:table-cell office:value-type="float" office:value="1.8515275247079" calcext:value-type="float">
            <text:p>1.8515275247079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90199484001" calcext:value-type="float">
            <text:p>2.049019948400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135387226" calcext:value-type="float">
            <text:p>0.7138213538722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65810983357" calcext:value-type="float">
            <text:p>1.956581098335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048126265" calcext:value-type="float">
            <text:p>1.42800481262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766864456" calcext:value-type="float">
            <text:p>0.71478766864456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18</text:p>
          </table:table-cell>
          <table:table-cell office:value-type="float" office:value="0.71328767022351" calcext:value-type="float">
            <text:p>0.713287670223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6</text:p>
          </table:table-cell>
          <table:table-cell office:value-type="float" office:value="1.4305090205168" calcext:value-type="float">
            <text:p>1.43050902051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27</text:p>
          </table:table-cell>
          <table:table-cell office:value-type="float" office:value="1.7754749731842" calcext:value-type="float">
            <text:p>1.77547497318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9</text:p>
          </table:table-cell>
          <table:table-cell office:value-type="float" office:value="1.8571769924453" calcext:value-type="float">
            <text:p>1.8571769924453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78525917341" calcext:value-type="float">
            <text:p>2.037852591734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8135170384" calcext:value-type="float">
            <text:p>0.7158813517038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05474204764" calcext:value-type="float">
            <text:p>1.950547420476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6774413922" calcext:value-type="float">
            <text:p>1.430677441392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34591332" calcext:value-type="float">
            <text:p>0.7138234591332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16</text:p>
          </table:table-cell>
          <table:table-cell office:value-type="float" office:value="0.71408872201187" calcext:value-type="float">
            <text:p>0.714088722011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23</text:p>
          </table:table-cell>
          <table:table-cell office:value-type="float" office:value="1.4238858695938" calcext:value-type="float">
            <text:p>1.42388586959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23</text:p>
          </table:table-cell>
          <table:table-cell office:value-type="float" office:value="1.7673244554479" calcext:value-type="float">
            <text:p>1.76732445544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27</text:p>
          </table:table-cell>
          <table:table-cell office:value-type="float" office:value="1.8559801515998" calcext:value-type="float">
            <text:p>1.8559801515998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82431176388" calcext:value-type="float">
            <text:p>2.038243117638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30135441963" calcext:value-type="float">
            <text:p>0.713301354419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93442638481" calcext:value-type="float">
            <text:p>1.949344263848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9100769368" calcext:value-type="float">
            <text:p>1.42691007693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819652821" calcext:value-type="float">
            <text:p>0.71329819652821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7</text:p>
          </table:table-cell>
          <table:table-cell office:value-type="float" office:value="0.71466451087946" calcext:value-type="float">
            <text:p>0.7146645108794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11</text:p>
          </table:table-cell>
          <table:table-cell office:value-type="float" office:value="1.4279953389523" calcext:value-type="float">
            <text:p>1.427995338952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3</text:p>
          </table:table-cell>
          <table:table-cell office:value-type="float" office:value="1.772117081982" calcext:value-type="float">
            <text:p>1.77211708198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3</text:p>
          </table:table-cell>
          <table:table-cell office:value-type="float" office:value="1.8581948861106" calcext:value-type="float">
            <text:p>1.8581948861106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52820575978" calcext:value-type="float">
            <text:p>2.04528205759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661698251" calcext:value-type="float">
            <text:p>0.713866616982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92284744963" calcext:value-type="float">
            <text:p>1.94922847449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56390888" calcext:value-type="float">
            <text:p>1.4286563908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34590911" calcext:value-type="float">
            <text:p>0.7138634590911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19</text:p>
          </table:table-cell>
          <table:table-cell office:value-type="float" office:value="0.71386556435204" calcext:value-type="float">
            <text:p>0.713865564352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13</text:p>
          </table:table-cell>
          <table:table-cell office:value-type="float" office:value="1.4290500746841" calcext:value-type="float">
            <text:p>1.429050074684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7</text:p>
          </table:table-cell>
          <table:table-cell office:value-type="float" office:value="1.7648002475787" calcext:value-type="float">
            <text:p>1.76480024757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26</text:p>
          </table:table-cell>
          <table:table-cell office:value-type="float" office:value="1.8500548946791" calcext:value-type="float">
            <text:p>1.8500548946791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78410022726" calcext:value-type="float">
            <text:p>2.047841002272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872260134" calcext:value-type="float">
            <text:p>0.7135287226013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44789952853" calcext:value-type="float">
            <text:p>1.954478995285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5797446529" calcext:value-type="float">
            <text:p>1.4257974465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240681852" calcext:value-type="float">
            <text:p>0.71352240681852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1</text:p>
          </table:table-cell>
          <table:table-cell office:value-type="float" office:value="0.71432030071547" calcext:value-type="float">
            <text:p>0.7143203007154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0</text:p>
          </table:table-cell>
          <table:table-cell office:value-type="float" office:value="1.4264732352913" calcext:value-type="float">
            <text:p>1.426473235291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19</text:p>
          </table:table-cell>
          <table:table-cell office:value-type="float" office:value="1.7632065650457" calcext:value-type="float">
            <text:p>1.76320656504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29</text:p>
          </table:table-cell>
          <table:table-cell office:value-type="float" office:value="1.853713838196" calcext:value-type="float">
            <text:p>1.853713838196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61989092643" calcext:value-type="float">
            <text:p>2.036198909264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34587332" calcext:value-type="float">
            <text:p>0.71420345873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24368921717" calcext:value-type="float">
            <text:p>1.952436892171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900741157" calcext:value-type="float">
            <text:p>1.42959007411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19924821132" calcext:value-type="float">
            <text:p>0.71419924821132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27</text:p>
          </table:table-cell>
          <table:table-cell office:value-type="float" office:value="0.71480135284068" calcext:value-type="float">
            <text:p>0.714801352840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26</text:p>
          </table:table-cell>
          <table:table-cell office:value-type="float" office:value="1.4282721807661" calcext:value-type="float">
            <text:p>1.428272180766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28</text:p>
          </table:table-cell>
          <table:table-cell office:value-type="float" office:value="1.7695191899798" calcext:value-type="float">
            <text:p>1.769519189979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22</text:p>
          </table:table-cell>
          <table:table-cell office:value-type="float" office:value="1.8467159508253" calcext:value-type="float">
            <text:p>1.8467159508253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88789064433" calcext:value-type="float">
            <text:p>2.038878906443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05863678038" calcext:value-type="float">
            <text:p>1.950586367803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3111291462" calcext:value-type="float">
            <text:p>1.42731112914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6661782461" calcext:value-type="float">
            <text:p>0.71306661782461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6</text:p>
          </table:table-cell>
          <table:table-cell office:value-type="float" office:value="0.71547924686395" calcext:value-type="float">
            <text:p>0.7154792468639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21</text:p>
          </table:table-cell>
          <table:table-cell office:value-type="float" office:value="1.4295384952226" calcext:value-type="float">
            <text:p>1.42953849522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20</text:p>
          </table:table-cell>
          <table:table-cell office:value-type="float" office:value="1.7741128693549" calcext:value-type="float">
            <text:p>1.774112869354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16</text:p>
          </table:table-cell>
          <table:table-cell office:value-type="float" office:value="1.854201206104" calcext:value-type="float">
            <text:p>1.854201206104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62252250261" calcext:value-type="float">
            <text:p>2.036225225026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2030008389" calcext:value-type="float">
            <text:p>0.7149203000838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378979601074" calcext:value-type="float">
            <text:p>1.937897960107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0963904249" calcext:value-type="float">
            <text:p>1.42909639042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819482295" calcext:value-type="float">
            <text:p>0.71491819482295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13</text:p>
          </table:table-cell>
          <table:table-cell office:value-type="float" office:value="0.71438135328279" calcext:value-type="float">
            <text:p>0.714381353282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10</text:p>
          </table:table-cell>
          <table:table-cell office:value-type="float" office:value="1.4291184956647" calcext:value-type="float">
            <text:p>1.429118495664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26</text:p>
          </table:table-cell>
          <table:table-cell office:value-type="float" office:value="1.7724118185139" calcext:value-type="float">
            <text:p>1.77241181851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15</text:p>
          </table:table-cell>
          <table:table-cell office:value-type="float" office:value="1.846364372248" calcext:value-type="float">
            <text:p>1.846364372248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47673318239" calcext:value-type="float">
            <text:p>2.034767331823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556310993" calcext:value-type="float">
            <text:p>0.715045563109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5333741754" calcext:value-type="float">
            <text:p>1.94533374175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0100736736" calcext:value-type="float">
            <text:p>1.43001007367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766837088" calcext:value-type="float">
            <text:p>0.71504766837088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12</text:p>
          </table:table-cell>
          <table:table-cell office:value-type="float" office:value="0.7147318792296" calcext:value-type="float">
            <text:p>0.71473187922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14</text:p>
          </table:table-cell>
          <table:table-cell office:value-type="float" office:value="1.4298079686232" calcext:value-type="float">
            <text:p>1.42980796862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5</text:p>
          </table:table-cell>
          <table:table-cell office:value-type="float" office:value="1.7692949796895" calcext:value-type="float">
            <text:p>1.769294979689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6</text:p>
          </table:table-cell>
          <table:table-cell office:value-type="float" office:value="1.8611980408442" calcext:value-type="float">
            <text:p>1.8611980408442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58768043402" calcext:value-type="float">
            <text:p>2.035876804340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345810162" calcext:value-type="float">
            <text:p>0.714803458101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27726812919" calcext:value-type="float">
            <text:p>1.952772681291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3963911617" calcext:value-type="float">
            <text:p>1.428396391161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924854816" calcext:value-type="float">
            <text:p>0.71387924854816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14</text:p>
          </table:table-cell>
          <table:table-cell office:value-type="float" office:value="0.71565714141354" calcext:value-type="float">
            <text:p>0.715657141413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5</text:p>
          </table:table-cell>
          <table:table-cell office:value-type="float" office:value="1.4291006009467" calcext:value-type="float">
            <text:p>1.42910060094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24</text:p>
          </table:table-cell>
          <table:table-cell office:value-type="float" office:value="1.7640055115731" calcext:value-type="float">
            <text:p>1.764005511573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10</text:p>
          </table:table-cell>
          <table:table-cell office:value-type="float" office:value="1.8524391026957" calcext:value-type="float">
            <text:p>1.8524391026957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5915341142" calcext:value-type="float">
            <text:p>2.042591534114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819591769" calcext:value-type="float">
            <text:p>0.713878195917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57558360465" calcext:value-type="float">
            <text:p>1.955755836046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700750841" calcext:value-type="float">
            <text:p>1.42867007508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451073209" calcext:value-type="float">
            <text:p>0.7148045107320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21</text:p>
          </table:table-cell>
          <table:table-cell office:value-type="float" office:value="0.71420872188556" calcext:value-type="float">
            <text:p>0.714208721885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28</text:p>
          </table:table-cell>
          <table:table-cell office:value-type="float" office:value="1.4301290209168" calcext:value-type="float">
            <text:p>1.43012902091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10</text:p>
          </table:table-cell>
          <table:table-cell office:value-type="float" office:value="1.769061295725" calcext:value-type="float">
            <text:p>1.76906129572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14</text:p>
          </table:table-cell>
          <table:table-cell office:value-type="float" office:value="1.8531222598713" calcext:value-type="float">
            <text:p>1.8531222598713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9136390383" calcext:value-type="float">
            <text:p>2.042913639038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1082651492" calcext:value-type="float">
            <text:p>0.714810826514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37758381307" calcext:value-type="float">
            <text:p>1.953775838130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977442129" calcext:value-type="float">
            <text:p>1.4299774421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1082651492" calcext:value-type="float">
            <text:p>0.71481082651492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26</text:p>
          </table:table-cell>
          <table:table-cell office:value-type="float" office:value="0.71387609065675" calcext:value-type="float">
            <text:p>0.713876090656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19</text:p>
          </table:table-cell>
          <table:table-cell office:value-type="float" office:value="1.4281227072393" calcext:value-type="float">
            <text:p>1.428122707239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1</text:p>
          </table:table-cell>
          <table:table-cell office:value-type="float" office:value="1.7698297159687" calcext:value-type="float">
            <text:p>1.76982971596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20</text:p>
          </table:table-cell>
          <table:table-cell office:value-type="float" office:value="1.8439464800563" calcext:value-type="float">
            <text:p>1.8439464800563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5715341352" calcext:value-type="float">
            <text:p>2.042571534135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556544677" calcext:value-type="float">
            <text:p>0.712825565446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61684777174" calcext:value-type="float">
            <text:p>1.946168477717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616553035" calcext:value-type="float">
            <text:p>1.427461655303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661807724" calcext:value-type="float">
            <text:p>0.71282661807724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9</text:p>
          </table:table-cell>
          <table:table-cell office:value-type="float" office:value="0.71382451176367" calcext:value-type="float">
            <text:p>0.713824511763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22</text:p>
          </table:table-cell>
          <table:table-cell office:value-type="float" office:value="1.4296500740526" calcext:value-type="float">
            <text:p>1.42965007405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15</text:p>
          </table:table-cell>
          <table:table-cell office:value-type="float" office:value="1.7738612906723" calcext:value-type="float">
            <text:p>1.773861290672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7</text:p>
          </table:table-cell>
          <table:table-cell office:value-type="float" office:value="1.8444296374425" calcext:value-type="float">
            <text:p>1.8444296374425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71831082283" calcext:value-type="float">
            <text:p>2.047183108228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082662018" calcext:value-type="float">
            <text:p>0.7147108266201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16842508587" calcext:value-type="float">
            <text:p>1.961684250858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648124581" calcext:value-type="float">
            <text:p>1.428164812458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608977254" calcext:value-type="float">
            <text:p>0.71471608977254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22</text:p>
          </table:table-cell>
          <table:table-cell office:value-type="float" office:value="0.71472135292489" calcext:value-type="float">
            <text:p>0.7147213529248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4</text:p>
          </table:table-cell>
          <table:table-cell office:value-type="float" office:value="1.4278879706442" calcext:value-type="float">
            <text:p>1.42788797064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6</text:p>
          </table:table-cell>
          <table:table-cell office:value-type="float" office:value="1.7722855028574" calcext:value-type="float">
            <text:p>1.772285502857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23</text:p>
          </table:table-cell>
          <table:table-cell office:value-type="float" office:value="1.8571296240741" calcext:value-type="float">
            <text:p>1.8571296240741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26894392743" calcext:value-type="float">
            <text:p>2.032689439274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766792877" calcext:value-type="float">
            <text:p>0.715467667928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387411171146" calcext:value-type="float">
            <text:p>1.938741117114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9079706232" calcext:value-type="float">
            <text:p>1.42790797062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6872013819" calcext:value-type="float">
            <text:p>0.7158687201381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2</text:p>
          </table:table-cell>
          <table:table-cell office:value-type="float" office:value="0.71557819412822" calcext:value-type="float">
            <text:p>0.715578194128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16</text:p>
          </table:table-cell>
          <table:table-cell office:value-type="float" office:value="1.4278469180559" calcext:value-type="float">
            <text:p>1.427846918055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11</text:p>
          </table:table-cell>
          <table:table-cell office:value-type="float" office:value="1.7674960342147" calcext:value-type="float">
            <text:p>1.767496034214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28</text:p>
          </table:table-cell>
          <table:table-cell office:value-type="float" office:value="1.8538106801993" calcext:value-type="float">
            <text:p>1.8538106801993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80547073108" calcext:value-type="float">
            <text:p>2.028054707310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81779387601" calcext:value-type="float">
            <text:p>1.958177938760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1721829766" calcext:value-type="float">
            <text:p>1.42617218297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81952019" calcext:value-type="float">
            <text:p>0.714558195201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20</text:p>
          </table:table-cell>
          <table:table-cell office:value-type="float" office:value="0.71352240681852" calcext:value-type="float">
            <text:p>0.713522406818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29</text:p>
          </table:table-cell>
          <table:table-cell office:value-type="float" office:value="1.4277269181822" calcext:value-type="float">
            <text:p>1.42772691818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2</text:p>
          </table:table-cell>
          <table:table-cell office:value-type="float" office:value="1.7683486648961" calcext:value-type="float">
            <text:p>1.768348664896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0</text:p>
          </table:table-cell>
          <table:table-cell office:value-type="float" office:value="1.8528580496231" calcext:value-type="float">
            <text:p>1.8528580496231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37767960244" calcext:value-type="float">
            <text:p>2.043776796024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293230218" calcext:value-type="float">
            <text:p>0.7143129323021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51505735257" calcext:value-type="float">
            <text:p>1.955150573525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61653514" calcext:value-type="float">
            <text:p>1.4291616535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609019359" calcext:value-type="float">
            <text:p>0.7143160901935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23</text:p>
          </table:table-cell>
          <table:table-cell office:value-type="float" office:value="0.71307503886838" calcext:value-type="float">
            <text:p>0.713075038868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25</text:p>
          </table:table-cell>
          <table:table-cell office:value-type="float" office:value="1.4298911264304" calcext:value-type="float">
            <text:p>1.42989112643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25</text:p>
          </table:table-cell>
          <table:table-cell office:value-type="float" office:value="1.7737991854745" calcext:value-type="float">
            <text:p>1.77379918547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17</text:p>
          </table:table-cell>
          <table:table-cell office:value-type="float" office:value="1.8562033092597" calcext:value-type="float">
            <text:p>1.8562033092597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7420602715" calcext:value-type="float">
            <text:p>2.042742060271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8029938916" calcext:value-type="float">
            <text:p>0.715580299389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46579529916" calcext:value-type="float">
            <text:p>1.944657952991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8827053866" calcext:value-type="float">
            <text:p>1.42988270538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8029938916" calcext:value-type="float">
            <text:p>0.71558029938916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15</text:p>
          </table:table-cell>
          <table:table-cell office:value-type="float" office:value="0.71380451178472" calcext:value-type="float">
            <text:p>0.713804511784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7</text:p>
          </table:table-cell>
          <table:table-cell office:value-type="float" office:value="1.4282258650254" calcext:value-type="float">
            <text:p>1.42822586502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16</text:p>
          </table:table-cell>
          <table:table-cell office:value-type="float" office:value="1.7739865536984" calcext:value-type="float">
            <text:p>1.77398655369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8</text:p>
          </table:table-cell>
          <table:table-cell office:value-type="float" office:value="1.8510222620818" calcext:value-type="float">
            <text:p>1.8510222620818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89031169441" calcext:value-type="float">
            <text:p>2.038903116944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5082699913" calcext:value-type="float">
            <text:p>0.714350826999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47211108199" calcext:value-type="float">
            <text:p>1.944721110819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3121817767" calcext:value-type="float">
            <text:p>1.42731218177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45112163" calcext:value-type="float">
            <text:p>0.7143445112163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10</text:p>
          </table:table-cell>
          <table:table-cell office:value-type="float" office:value="0.71430556388888" calcext:value-type="float">
            <text:p>0.7143055638888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18</text:p>
          </table:table-cell>
          <table:table-cell office:value-type="float" office:value="1.4267532349966" calcext:value-type="float">
            <text:p>1.42675323499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13</text:p>
          </table:table-cell>
          <table:table-cell office:value-type="float" office:value="1.7729181337704" calcext:value-type="float">
            <text:p>1.77291813377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18</text:p>
          </table:table-cell>
          <table:table-cell office:value-type="float" office:value="1.8527812075987" calcext:value-type="float">
            <text:p>1.8527812075987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92083797807" calcext:value-type="float">
            <text:p>2.039208379780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51200472421" calcext:value-type="float">
            <text:p>1.955120047242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7669181401" calcext:value-type="float">
            <text:p>1.427766918140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345816478" calcext:value-type="float">
            <text:p>0.71474345816478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5</text:p>
          </table:table-cell>
          <table:table-cell office:value-type="float" office:value="0.71392345902794" calcext:value-type="float">
            <text:p>0.7139234590279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9</text:p>
          </table:table-cell>
          <table:table-cell office:value-type="float" office:value="1.4280806020204" calcext:value-type="float">
            <text:p>1.42808060202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29</text:p>
          </table:table-cell>
          <table:table-cell office:value-type="float" office:value="1.7662465618457" calcext:value-type="float">
            <text:p>1.76624656184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25</text:p>
          </table:table-cell>
          <table:table-cell office:value-type="float" office:value="1.857402255366" calcext:value-type="float">
            <text:p>1.857402255366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34441647956" calcext:value-type="float">
            <text:p>2.043444164795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556428888" calcext:value-type="float">
            <text:p>0.713925564288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72253081839" calcext:value-type="float">
            <text:p>1.957225308183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048113634" calcext:value-type="float">
            <text:p>1.429204811363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766954982" calcext:value-type="float">
            <text:p>0.71392766954982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4</text:p>
          </table:table-cell>
          <table:table-cell office:value-type="float" office:value="0.71474661605619" calcext:value-type="float">
            <text:p>0.714746616056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24</text:p>
          </table:table-cell>
          <table:table-cell office:value-type="float" office:value="1.4292153376681" calcext:value-type="float">
            <text:p>1.429215337668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0</text:p>
          </table:table-cell>
          <table:table-cell office:value-type="float" office:value="1.7606918308507" calcext:value-type="float">
            <text:p>1.76069183085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19</text:p>
          </table:table-cell>
          <table:table-cell office:value-type="float" office:value="1.8581317282824" calcext:value-type="float">
            <text:p>1.8581317282824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16178614549" calcext:value-type="float">
            <text:p>2.031617861454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661651935" calcext:value-type="float">
            <text:p>0.7143066165193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15484720542" calcext:value-type="float">
            <text:p>1.951548472054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482704755" calcext:value-type="float">
            <text:p>1.43048270475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451125841" calcext:value-type="float">
            <text:p>0.71430451125841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0</text:p>
          </table:table-cell>
          <table:table-cell office:value-type="float" office:value="0.71456240572378" calcext:value-type="float">
            <text:p>0.714562405723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2</text:p>
          </table:table-cell>
          <table:table-cell office:value-type="float" office:value="1.4283448122686" calcext:value-type="float">
            <text:p>1.42834481226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18</text:p>
          </table:table-cell>
          <table:table-cell office:value-type="float" office:value="1.7709781358125" calcext:value-type="float">
            <text:p>1.770978135812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12</text:p>
          </table:table-cell>
          <table:table-cell office:value-type="float" office:value="1.8588738327644" calcext:value-type="float">
            <text:p>1.8588738327644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7831128599" calcext:value-type="float">
            <text:p>2.042783112859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240643957" calcext:value-type="float">
            <text:p>0.713882406439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20432189019" calcext:value-type="float">
            <text:p>1.942043218901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99548211" calcext:value-type="float">
            <text:p>1.42919954821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556433098" calcext:value-type="float">
            <text:p>0.71388556433098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25</text:p>
          </table:table-cell>
          <table:table-cell office:value-type="float" office:value="0.7150539841537" calcext:value-type="float">
            <text:p>0.715053984153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20</text:p>
          </table:table-cell>
          <table:table-cell office:value-type="float" office:value="1.4257427097445" calcext:value-type="float">
            <text:p>1.42574270974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22</text:p>
          </table:table-cell>
          <table:table-cell office:value-type="float" office:value="1.7687244539743" calcext:value-type="float">
            <text:p>1.76872445397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13</text:p>
          </table:table-cell>
          <table:table-cell office:value-type="float" office:value="1.8616643561428" calcext:value-type="float">
            <text:p>1.8616643561428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06557466782" calcext:value-type="float">
            <text:p>2.040655746678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293186007" calcext:value-type="float">
            <text:p>0.7147329318600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17011139988" calcext:value-type="float">
            <text:p>1.941701113998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395478531" calcext:value-type="float">
            <text:p>1.429539547853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18792296" calcext:value-type="float">
            <text:p>0.7147318792296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29</text:p>
          </table:table-cell>
          <table:table-cell office:value-type="float" office:value="0.71282767070772" calcext:value-type="float">
            <text:p>0.712827670707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1</text:p>
          </table:table-cell>
          <table:table-cell office:value-type="float" office:value="1.427263760775" calcext:value-type="float">
            <text:p>1.4272637607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4</text:p>
          </table:table-cell>
          <table:table-cell office:value-type="float" office:value="1.764787616013" calcext:value-type="float">
            <text:p>1.76478761601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4</text:p>
          </table:table-cell>
          <table:table-cell office:value-type="float" office:value="1.8592738323433" calcext:value-type="float">
            <text:p>1.8592738323433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78915495878" calcext:value-type="float">
            <text:p>2.02789154958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398486949" calcext:value-type="float">
            <text:p>0.714373984869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11368830138" calcext:value-type="float">
            <text:p>1.961136883013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9300748104" calcext:value-type="float">
            <text:p>1.42893007481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8135328279" calcext:value-type="float">
            <text:p>0.7143813532827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11</text:p>
          </table:table-cell>
          <table:table-cell office:value-type="float" office:value="0.71388345907004" calcext:value-type="float">
            <text:p>0.713883459070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27</text:p>
          </table:table-cell>
          <table:table-cell office:value-type="float" office:value="1.4286595487794" calcext:value-type="float">
            <text:p>1.428659548779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14</text:p>
          </table:table-cell>
          <table:table-cell office:value-type="float" office:value="1.7741149746158" calcext:value-type="float">
            <text:p>1.774114974615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5</text:p>
          </table:table-cell>
          <table:table-cell office:value-type="float" office:value="1.8530369968032" calcext:value-type="float">
            <text:p>1.8530369968032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18694296111" calcext:value-type="float">
            <text:p>2.041869429611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608878306" calcext:value-type="float">
            <text:p>0.7156560887830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86232119756" calcext:value-type="float">
            <text:p>1.948623211975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8902138" calcext:value-type="float">
            <text:p>1.4296890213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924667448" calcext:value-type="float">
            <text:p>0.71565924667448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3</text:p>
          </table:table-cell>
          <table:table-cell office:value-type="float" office:value="0.7143445112163" calcext:value-type="float">
            <text:p>0.714344511216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12</text:p>
          </table:table-cell>
          <table:table-cell office:value-type="float" office:value="1.4291984955805" calcext:value-type="float">
            <text:p>1.42919849558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17</text:p>
          </table:table-cell>
          <table:table-cell office:value-type="float" office:value="1.7627286708119" calcext:value-type="float">
            <text:p>1.76272867081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11</text:p>
          </table:table-cell>
          <table:table-cell office:value-type="float" office:value="1.8474496342635" calcext:value-type="float">
            <text:p>1.8474496342635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18399664842" calcext:value-type="float">
            <text:p>2.031839966484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345915425" calcext:value-type="float">
            <text:p>0.713803459154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362758565517" calcext:value-type="float">
            <text:p>1.936275856551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984975805" calcext:value-type="float">
            <text:p>1.427298497580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345915425" calcext:value-type="float">
            <text:p>0.71380345915425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17</text:p>
          </table:table-cell>
          <table:table-cell office:value-type="float" office:value="0.71588661485619" calcext:value-type="float">
            <text:p>0.715886614856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17</text:p>
          </table:table-cell>
          <table:table-cell office:value-type="float" office:value="1.4308490201589" calcext:value-type="float">
            <text:p>1.430849020158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8</text:p>
          </table:table-cell>
          <table:table-cell office:value-type="float" office:value="1.7716507666834" calcext:value-type="float">
            <text:p>1.771650766683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24</text:p>
          </table:table-cell>
          <table:table-cell office:value-type="float" office:value="1.8491222640818" calcext:value-type="float">
            <text:p>1.8491222640818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11652303524" calcext:value-type="float">
            <text:p>2.031165230352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872201187" calcext:value-type="float">
            <text:p>0.714088722011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33611122515" calcext:value-type="float">
            <text:p>1.943361112251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574425711" calcext:value-type="float">
            <text:p>1.429557442571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9293253376" calcext:value-type="float">
            <text:p>0.71409293253376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8</text:p>
          </table:table-cell>
          <table:table-cell office:value-type="float" office:value="0.71478661601409" calcext:value-type="float">
            <text:p>0.714786616014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15</text:p>
          </table:table-cell>
          <table:table-cell office:value-type="float" office:value="1.4273163922985" calcext:value-type="float">
            <text:p>1.427316392298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21</text:p>
          </table:table-cell>
          <table:table-cell office:value-type="float" office:value="1.7661402461682" calcext:value-type="float">
            <text:p>1.766140246168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2</text:p>
          </table:table-cell>
          <table:table-cell office:value-type="float" office:value="1.8608443570059" calcext:value-type="float">
            <text:p>1.8608443570059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43589006748" calcext:value-type="float">
            <text:p>2.044358900674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556350993" calcext:value-type="float">
            <text:p>0.714665563509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1990576852" calcext:value-type="float">
            <text:p>1.95199057685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479693179" calcext:value-type="float">
            <text:p>1.4291479693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7293108113" calcext:value-type="float">
            <text:p>0.71547293108113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28</text:p>
          </table:table-cell>
          <table:table-cell office:value-type="float" office:value="0.71480345810162" calcext:value-type="float">
            <text:p>0.7148034581016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3</text:p>
          </table:table-cell>
          <table:table-cell office:value-type="float" office:value="1.4297174424027" calcext:value-type="float">
            <text:p>1.429717442402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12</text:p>
          </table:table-cell>
          <table:table-cell office:value-type="float" office:value="1.7697581370967" calcext:value-type="float">
            <text:p>1.76975813709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21</text:p>
          </table:table-cell>
          <table:table-cell office:value-type="float" office:value="1.8518085770436" calcext:value-type="float">
            <text:p>1.8518085770436</text:p>
          </table:table-cell>
        </table:table-row>
        <table:table-row table:style-name="ro1">
          <table:table-cell table:number-columns-repeated="31"/>
          <table:table-cell table:formula="of:=AVERAGE([.AF107:.AF136])" office:value-type="float" office:value="2.03946451986191" calcext:value-type="float">
            <text:p>2.03946451986191</text:p>
          </table:table-cell>
          <table:table-cell/>
          <table:table-cell table:formula="of:=AVERAGE([.AO107:.AO136])" office:value-type="float" office:value="0.714397037476802" calcext:value-type="float">
            <text:p>0.714397037476802</text:p>
          </table:table-cell>
          <table:table-cell/>
          <table:table-cell table:formula="of:=AVERAGE([.AV107:.AV136])" office:value-type="float" office:value="1.94975156166502" calcext:value-type="float">
            <text:p>1.94975156166502</text:p>
          </table:table-cell>
          <table:table-cell/>
          <table:table-cell table:formula="of:=AVERAGE([.BC113:.BC142])" office:value-type="float" office:value="1.42866672922299" calcext:value-type="float">
            <text:p>1.42866672922299</text:p>
          </table:table-cell>
          <table:table-cell/>
          <table:table-cell table:formula="of:=AVERAGE([.BJ107:.BJ136])" office:value-type="float" office:value="0.714396686599979" calcext:value-type="float">
            <text:p>0.714396686599979</text:p>
          </table:table-cell>
          <table:table-cell table:number-columns-repeated="28"/>
          <table:table-cell table:formula="of:=AVERAGE([.BQ107:.BQ136])" office:value-type="float" office:value="0.71439714273985" calcext:value-type="float">
            <text:p>0.71439714273985</text:p>
          </table:table-cell>
          <table:table-cell/>
          <table:table-cell table:formula="of:=AVERAGE([.BV107:.BV136])" office:value-type="float" office:value="1.42843530340143" calcext:value-type="float">
            <text:p>1.42843530340143</text:p>
          </table:table-cell>
          <table:table-cell/>
          <table:table-cell table:formula="of:=AVERAGE([.CA107:.CA136])" office:value-type="float" office:value="1.76928729548705" calcext:value-type="float">
            <text:p>1.76928729548705</text:p>
          </table:table-cell>
          <table:table-cell/>
          <table:table-cell table:formula="of:=AVERAGE([.CF107:.CF136])" office:value-type="float" office:value="1.85368261015865" calcext:value-type="float">
            <text:p>1.85368261015865</text:p>
          </table:table-cell>
          <table:table-cell table:number-columns-repeated="9"/>
        </table:table-row>
        <table:table-row table:style-name="ro1">
          <table:table-cell table:number-columns-repeated="84"/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69788873906" calcext:value-type="float">
            <text:p>2.056978887390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02031787335" calcext:value-type="float">
            <text:p>1.980203178733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890239063" calcext:value-type="float">
            <text:p>1.42728902390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661704567" calcext:value-type="float">
            <text:p>0.71380661704567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11</text:p>
          </table:table-cell>
          <table:table-cell office:value-type="float" office:value="0.71387609065675" calcext:value-type="float">
            <text:p>0.713876090656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11</text:p>
          </table:table-cell>
          <table:table-cell office:value-type="float" office:value="1.4281174440869" calcext:value-type="float">
            <text:p>1.42811744408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14</text:p>
          </table:table-cell>
          <table:table-cell office:value-type="float" office:value="1.7828981232651" calcext:value-type="float">
            <text:p>1.78289812326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20</text:p>
          </table:table-cell>
          <table:table-cell office:value-type="float" office:value="1.860408567991" calcext:value-type="float">
            <text:p>1.860408567991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42599428843" calcext:value-type="float">
            <text:p>2.054259942884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293089165" calcext:value-type="float">
            <text:p>0.715652930891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383896438" calcext:value-type="float">
            <text:p>1.9838389643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6553361523" calcext:value-type="float">
            <text:p>1.430655336152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451148999" calcext:value-type="float">
            <text:p>0.7140845114899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22</text:p>
          </table:table-cell>
          <table:table-cell office:value-type="float" office:value="0.71471608977254" calcext:value-type="float">
            <text:p>0.714716089772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27</text:p>
          </table:table-cell>
          <table:table-cell office:value-type="float" office:value="1.4286648119318" calcext:value-type="float">
            <text:p>1.428664811931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1</text:p>
          </table:table-cell>
          <table:table-cell office:value-type="float" office:value="1.7686149804053" calcext:value-type="float">
            <text:p>1.768614980405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8</text:p>
          </table:table-cell>
          <table:table-cell office:value-type="float" office:value="1.8587643591954" calcext:value-type="float">
            <text:p>1.8587643591954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81557282571" calcext:value-type="float">
            <text:p>2.058155728257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8029907337" calcext:value-type="float">
            <text:p>0.715880299073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5290562852" calcext:value-type="float">
            <text:p>1.96529056285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8763917091" calcext:value-type="float">
            <text:p>1.42787639170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92464429" calcext:value-type="float">
            <text:p>0.715879246442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4</text:p>
          </table:table-cell>
          <table:table-cell office:value-type="float" office:value="0.71474135290384" calcext:value-type="float">
            <text:p>0.714741352903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3</text:p>
          </table:table-cell>
          <table:table-cell office:value-type="float" office:value="1.4297711265567" calcext:value-type="float">
            <text:p>1.42977112655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25</text:p>
          </table:table-cell>
          <table:table-cell office:value-type="float" office:value="1.7877665391931" calcext:value-type="float">
            <text:p>1.787766539193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18</text:p>
          </table:table-cell>
          <table:table-cell office:value-type="float" office:value="1.859901200104" calcext:value-type="float">
            <text:p>1.859901200104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18241559746" calcext:value-type="float">
            <text:p>2.051824155974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30135441963" calcext:value-type="float">
            <text:p>0.713301354419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82200229263" calcext:value-type="float">
            <text:p>1.97822002292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9163927196" calcext:value-type="float">
            <text:p>1.42691639271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30030178916" calcext:value-type="float">
            <text:p>0.71330030178916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26</text:p>
          </table:table-cell>
          <table:table-cell office:value-type="float" office:value="0.71389188011381" calcext:value-type="float">
            <text:p>0.7138918801138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2</text:p>
          </table:table-cell>
          <table:table-cell office:value-type="float" office:value="1.4294679689811" calcext:value-type="float">
            <text:p>1.429467968981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11</text:p>
          </table:table-cell>
          <table:table-cell office:value-type="float" office:value="1.7787181276651" calcext:value-type="float">
            <text:p>1.77871812766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3</text:p>
          </table:table-cell>
          <table:table-cell office:value-type="float" office:value="1.8593159375622" calcext:value-type="float">
            <text:p>1.8593159375622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83062544145" calcext:value-type="float">
            <text:p>2.058306254414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66105509363" calcext:value-type="float">
            <text:p>1.97661055093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879698021" calcext:value-type="float">
            <text:p>1.428687969802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556435204" calcext:value-type="float">
            <text:p>0.71386556435204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2</text:p>
          </table:table-cell>
          <table:table-cell office:value-type="float" office:value="0.71557924675869" calcext:value-type="float">
            <text:p>0.715579246758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29</text:p>
          </table:table-cell>
          <table:table-cell office:value-type="float" office:value="1.4273921816924" calcext:value-type="float">
            <text:p>1.42739218169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18</text:p>
          </table:table-cell>
          <table:table-cell office:value-type="float" office:value="1.7783107596729" calcext:value-type="float">
            <text:p>1.77831075967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13</text:p>
          </table:table-cell>
          <table:table-cell office:value-type="float" office:value="1.8591012009461" calcext:value-type="float">
            <text:p>1.8591012009461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37873118028" calcext:value-type="float">
            <text:p>2.053787311802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556470993" calcext:value-type="float">
            <text:p>0.713525564709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76779182338" calcext:value-type="float">
            <text:p>1.977677918233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57500781578" calcext:value-type="float">
            <text:p>1.42575007815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345944899" calcext:value-type="float">
            <text:p>0.7135234594489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27</text:p>
          </table:table-cell>
          <table:table-cell office:value-type="float" office:value="0.71480556336256" calcext:value-type="float">
            <text:p>0.714805563362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26</text:p>
          </table:table-cell>
          <table:table-cell office:value-type="float" office:value="1.4284006016836" calcext:value-type="float">
            <text:p>1.42840060168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0</text:p>
          </table:table-cell>
          <table:table-cell office:value-type="float" office:value="1.7870907504308" calcext:value-type="float">
            <text:p>1.787090750430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14</text:p>
          </table:table-cell>
          <table:table-cell office:value-type="float" office:value="1.8596612003566" calcext:value-type="float">
            <text:p>1.8596612003566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99104737784" calcext:value-type="float">
            <text:p>2.049910473778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34587332" calcext:value-type="float">
            <text:p>0.71420345873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99410632199" calcext:value-type="float">
            <text:p>1.989941063219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900741157" calcext:value-type="float">
            <text:p>1.42959007411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19924821132" calcext:value-type="float">
            <text:p>0.71419924821132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25</text:p>
          </table:table-cell>
          <table:table-cell office:value-type="float" office:value="0.7150466157404" calcext:value-type="float">
            <text:p>0.71504661574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15</text:p>
          </table:table-cell>
          <table:table-cell office:value-type="float" office:value="1.4274700763473" calcext:value-type="float">
            <text:p>1.42747007634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20</text:p>
          </table:table-cell>
          <table:table-cell office:value-type="float" office:value="1.7804875994867" calcext:value-type="float">
            <text:p>1.78048759948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21</text:p>
          </table:table-cell>
          <table:table-cell office:value-type="float" office:value="1.8595433057439" calcext:value-type="float">
            <text:p>1.8595433057439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28767864455" calcext:value-type="float">
            <text:p>2.052876786445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608977254" calcext:value-type="float">
            <text:p>0.7147160897725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79284442858" calcext:value-type="float">
            <text:p>1.977928444285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184952437" calcext:value-type="float">
            <text:p>1.42951849524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608977254" calcext:value-type="float">
            <text:p>0.71471608977254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16</text:p>
          </table:table-cell>
          <table:table-cell office:value-type="float" office:value="0.71408661675093" calcext:value-type="float">
            <text:p>0.7140866167509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14</text:p>
          </table:table-cell>
          <table:table-cell office:value-type="float" office:value="1.4296795477057" calcext:value-type="float">
            <text:p>1.42967954770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8</text:p>
          </table:table-cell>
          <table:table-cell office:value-type="float" office:value="1.7746686582435" calcext:value-type="float">
            <text:p>1.77466865824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23</text:p>
          </table:table-cell>
          <table:table-cell office:value-type="float" office:value="1.8602243576586" calcext:value-type="float">
            <text:p>1.8602243576586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13894195901" calcext:value-type="float">
            <text:p>2.051389419590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503886838" calcext:value-type="float">
            <text:p>0.7130750388683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19063453617" calcext:value-type="float">
            <text:p>1.971906345361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3163922985" calcext:value-type="float">
            <text:p>1.427316392298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293360744" calcext:value-type="float">
            <text:p>0.71307293360744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7</text:p>
          </table:table-cell>
          <table:table-cell office:value-type="float" office:value="0.71466135298805" calcext:value-type="float">
            <text:p>0.714661352988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25</text:p>
          </table:table-cell>
          <table:table-cell office:value-type="float" office:value="1.4299890210642" calcext:value-type="float">
            <text:p>1.42998902106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3</text:p>
          </table:table-cell>
          <table:table-cell office:value-type="float" office:value="1.777982338966" calcext:value-type="float">
            <text:p>1.7779823389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15</text:p>
          </table:table-cell>
          <table:table-cell office:value-type="float" office:value="1.8626106709361" calcext:value-type="float">
            <text:p>1.8626106709361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58546675214" calcext:value-type="float">
            <text:p>2.065854667521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924745342" calcext:value-type="float">
            <text:p>0.7149192474534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91873903291" calcext:value-type="float">
            <text:p>1.979187390329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174430343" calcext:value-type="float">
            <text:p>1.42911744303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503693154" calcext:value-type="float">
            <text:p>0.71491503693154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0</text:p>
          </table:table-cell>
          <table:table-cell office:value-type="float" office:value="0.7145581952019" calcext:value-type="float">
            <text:p>0.71455819520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12</text:p>
          </table:table-cell>
          <table:table-cell office:value-type="float" office:value="1.4297616528825" calcext:value-type="float">
            <text:p>1.429761652882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7</text:p>
          </table:table-cell>
          <table:table-cell office:value-type="float" office:value="1.7816602298313" calcext:value-type="float">
            <text:p>1.781660229831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19</text:p>
          </table:table-cell>
          <table:table-cell office:value-type="float" office:value="1.8592201481893" calcext:value-type="float">
            <text:p>1.8592201481893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61894145375" calcext:value-type="float">
            <text:p>2.056189414537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766837088" calcext:value-type="float">
            <text:p>0.715047668370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67010771568" calcext:value-type="float">
            <text:p>1.976701077156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0900735894" calcext:value-type="float">
            <text:p>1.430090073589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872100135" calcext:value-type="float">
            <text:p>0.71504872100135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12</text:p>
          </table:table-cell>
          <table:table-cell office:value-type="float" office:value="0.71473819501243" calcext:value-type="float">
            <text:p>0.714738195012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0</text:p>
          </table:table-cell>
          <table:table-cell office:value-type="float" office:value="1.4265100773578" calcext:value-type="float">
            <text:p>1.42651007735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5</text:p>
          </table:table-cell>
          <table:table-cell office:value-type="float" office:value="1.7935517962613" calcext:value-type="float">
            <text:p>1.793551796261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0</text:p>
          </table:table-cell>
          <table:table-cell office:value-type="float" office:value="1.8531791019167" calcext:value-type="float">
            <text:p>1.8531791019167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6315730194" calcext:value-type="float">
            <text:p>2.05631573019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609065675" calcext:value-type="float">
            <text:p>0.713876090656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93137059856" calcext:value-type="float">
            <text:p>1.979313705985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4384963805" calcext:value-type="float">
            <text:p>1.428438496380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714328722" calcext:value-type="float">
            <text:p>0.71387714328722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8</text:p>
          </table:table-cell>
          <table:table-cell office:value-type="float" office:value="0.71478556338362" calcext:value-type="float">
            <text:p>0.7147855633836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13</text:p>
          </table:table-cell>
          <table:table-cell office:value-type="float" office:value="1.4289753379207" calcext:value-type="float">
            <text:p>1.42897533792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6</text:p>
          </table:table-cell>
          <table:table-cell office:value-type="float" office:value="1.782524439448" calcext:value-type="float">
            <text:p>1.78252443944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4</text:p>
          </table:table-cell>
          <table:table-cell office:value-type="float" office:value="1.8547727844497" calcext:value-type="float">
            <text:p>1.8547727844497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79999389474" calcext:value-type="float">
            <text:p>2.057999938947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345810162" calcext:value-type="float">
            <text:p>0.714803458101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90937062172" calcext:value-type="float">
            <text:p>1.979093706217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711277146" calcext:value-type="float">
            <text:p>1.42867112771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556336256" calcext:value-type="float">
            <text:p>0.71480556336256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29</text:p>
          </table:table-cell>
          <table:table-cell office:value-type="float" office:value="0.71282346018583" calcext:value-type="float">
            <text:p>0.712823460185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16</text:p>
          </table:table-cell>
          <table:table-cell office:value-type="float" office:value="1.4282195492426" calcext:value-type="float">
            <text:p>1.42821954924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19</text:p>
          </table:table-cell>
          <table:table-cell office:value-type="float" office:value="1.7824633868806" calcext:value-type="float">
            <text:p>1.782463386880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1</text:p>
          </table:table-cell>
          <table:table-cell office:value-type="float" office:value="1.8628454075312" calcext:value-type="float">
            <text:p>1.8628454075312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20999346316" calcext:value-type="float">
            <text:p>2.062099934631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872125398" calcext:value-type="float">
            <text:p>0.7148087212539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20958083202" calcext:value-type="float">
            <text:p>1.982095808320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9932315861" calcext:value-type="float">
            <text:p>1.429993231586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661599304" calcext:value-type="float">
            <text:p>0.71480661599304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1</text:p>
          </table:table-cell>
          <table:table-cell office:value-type="float" office:value="0.71430977441076" calcext:value-type="float">
            <text:p>0.714309774410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24</text:p>
          </table:table-cell>
          <table:table-cell office:value-type="float" office:value="1.4290163905091" calcext:value-type="float">
            <text:p>1.42901639050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28</text:p>
          </table:table-cell>
          <table:table-cell office:value-type="float" office:value="1.7835633857228" calcext:value-type="float">
            <text:p>1.783563385722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24</text:p>
          </table:table-cell>
          <table:table-cell office:value-type="float" office:value="1.8548369949084" calcext:value-type="float">
            <text:p>1.8548369949084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48925737973" calcext:value-type="float">
            <text:p>2.054892573797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661807724" calcext:value-type="float">
            <text:p>0.712826618077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99600421473" calcext:value-type="float">
            <text:p>1.959960042147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763921301" calcext:value-type="float">
            <text:p>1.427476392130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346018583" calcext:value-type="float">
            <text:p>0.71282346018583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21</text:p>
          </table:table-cell>
          <table:table-cell office:value-type="float" office:value="0.7142034587332" calcext:value-type="float">
            <text:p>0.71420345873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28</text:p>
          </table:table-cell>
          <table:table-cell office:value-type="float" office:value="1.4299816526509" calcext:value-type="float">
            <text:p>1.42998165265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13</text:p>
          </table:table-cell>
          <table:table-cell office:value-type="float" office:value="1.7830265441826" calcext:value-type="float">
            <text:p>1.78302654418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26</text:p>
          </table:table-cell>
          <table:table-cell office:value-type="float" office:value="1.8666559298359" calcext:value-type="float">
            <text:p>1.8666559298359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9547316266" calcext:value-type="float">
            <text:p>2.04954731626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451075315" calcext:value-type="float">
            <text:p>0.7147845107531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2801081262" calcext:value-type="float">
            <text:p>1.97280108126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700740315" calcext:value-type="float">
            <text:p>1.429670074031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924667448" calcext:value-type="float">
            <text:p>0.71565924667448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13</text:p>
          </table:table-cell>
          <table:table-cell office:value-type="float" office:value="0.71437819539137" calcext:value-type="float">
            <text:p>0.7143781953913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4</text:p>
          </table:table-cell>
          <table:table-cell office:value-type="float" office:value="1.42778902338" calcext:value-type="float">
            <text:p>1.427789023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12</text:p>
          </table:table-cell>
          <table:table-cell office:value-type="float" office:value="1.7858191728219" calcext:value-type="float">
            <text:p>1.78581917282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16</text:p>
          </table:table-cell>
          <table:table-cell office:value-type="float" office:value="1.853928574812" calcext:value-type="float">
            <text:p>1.853928574812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81620545663" calcext:value-type="float">
            <text:p>2.048162054566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556350993" calcext:value-type="float">
            <text:p>0.714665563509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88526538393" calcext:value-type="float">
            <text:p>1.978852653839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248113423" calcext:value-type="float">
            <text:p>1.429224811342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71427609" calcext:value-type="float">
            <text:p>0.714377142760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28</text:p>
          </table:table-cell>
          <table:table-cell office:value-type="float" office:value="0.71480345810162" calcext:value-type="float">
            <text:p>0.7148034581016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1</text:p>
          </table:table-cell>
          <table:table-cell office:value-type="float" office:value="1.4273153396681" calcext:value-type="float">
            <text:p>1.427315339668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29</text:p>
          </table:table-cell>
          <table:table-cell office:value-type="float" office:value="1.772696028741" calcext:value-type="float">
            <text:p>1.77269602874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6</text:p>
          </table:table-cell>
          <table:table-cell office:value-type="float" office:value="1.8613054091522" calcext:value-type="float">
            <text:p>1.8613054091522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22462607934" calcext:value-type="float">
            <text:p>2.052246260793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977318971" calcext:value-type="float">
            <text:p>0.715469773189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30947651634" calcext:value-type="float">
            <text:p>1.973094765163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9616537246" calcext:value-type="float">
            <text:p>1.42896165372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608975148" calcext:value-type="float">
            <text:p>0.71473608975148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18</text:p>
          </table:table-cell>
          <table:table-cell office:value-type="float" office:value="0.7133024070501" calcext:value-type="float">
            <text:p>0.713302407050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5</text:p>
          </table:table-cell>
          <table:table-cell office:value-type="float" office:value="1.4292427060603" calcext:value-type="float">
            <text:p>1.429242706060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16</text:p>
          </table:table-cell>
          <table:table-cell office:value-type="float" office:value="1.7897907475887" calcext:value-type="float">
            <text:p>1.78979074758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17</text:p>
          </table:table-cell>
          <table:table-cell office:value-type="float" office:value="1.8552801523367" calcext:value-type="float">
            <text:p>1.8552801523367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79336232278" calcext:value-type="float">
            <text:p>2.05793362322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556412046" calcext:value-type="float">
            <text:p>0.714085564120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59652884576" calcext:value-type="float">
            <text:p>1.975965288457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472179503" calcext:value-type="float">
            <text:p>1.4294721795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135387226" calcext:value-type="float">
            <text:p>0.71382135387226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14</text:p>
          </table:table-cell>
          <table:table-cell office:value-type="float" office:value="0.71565714141354" calcext:value-type="float">
            <text:p>0.715657141413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18</text:p>
          </table:table-cell>
          <table:table-cell office:value-type="float" office:value="1.4261427093235" calcext:value-type="float">
            <text:p>1.42614270932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24</text:p>
          </table:table-cell>
          <table:table-cell office:value-type="float" office:value="1.7840307536518" calcext:value-type="float">
            <text:p>1.784030753651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27</text:p>
          </table:table-cell>
          <table:table-cell office:value-type="float" office:value="1.8525275236552" calcext:value-type="float">
            <text:p>1.8525275236552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995744215" calcext:value-type="float">
            <text:p>2.04299574421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55644152" calcext:value-type="float">
            <text:p>0.713805564415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59726673972" calcext:value-type="float">
            <text:p>1.965972667397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427073235" calcext:value-type="float">
            <text:p>1.428042707323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556338362" calcext:value-type="float">
            <text:p>0.71478556338362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17</text:p>
          </table:table-cell>
          <table:table-cell office:value-type="float" office:value="0.71588029907337" calcext:value-type="float">
            <text:p>0.7158802990733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19</text:p>
          </table:table-cell>
          <table:table-cell office:value-type="float" office:value="1.4285837593855" calcext:value-type="float">
            <text:p>1.428583759385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4</text:p>
          </table:table-cell>
          <table:table-cell office:value-type="float" office:value="1.7749181316651" calcext:value-type="float">
            <text:p>1.77491813166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5</text:p>
          </table:table-cell>
          <table:table-cell office:value-type="float" office:value="1.8688875064342" calcext:value-type="float">
            <text:p>1.8688875064342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90620536189" calcext:value-type="float">
            <text:p>2.049062053618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819539137" calcext:value-type="float">
            <text:p>0.714378195391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39979221075" calcext:value-type="float">
            <text:p>1.973997922107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531127862" calcext:value-type="float">
            <text:p>1.4285311278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66161404" calcext:value-type="float">
            <text:p>0.7146666161404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5</text:p>
          </table:table-cell>
          <table:table-cell office:value-type="float" office:value="0.71392451165841" calcext:value-type="float">
            <text:p>0.7139245116584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10</text:p>
          </table:table-cell>
          <table:table-cell office:value-type="float" office:value="1.4290637588803" calcext:value-type="float">
            <text:p>1.429063758880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22</text:p>
          </table:table-cell>
          <table:table-cell office:value-type="float" office:value="1.7772970765294" calcext:value-type="float">
            <text:p>1.777297076529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9</text:p>
          </table:table-cell>
          <table:table-cell office:value-type="float" office:value="1.8608580412021" calcext:value-type="float">
            <text:p>1.8608580412021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34031016809" calcext:value-type="float">
            <text:p>2.053403101680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608975148" calcext:value-type="float">
            <text:p>0.7147360897514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20210820831" calcext:value-type="float">
            <text:p>1.972021082083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33233544" calcext:value-type="float">
            <text:p>1.42813323354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872055924" calcext:value-type="float">
            <text:p>0.71546872055924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9</text:p>
          </table:table-cell>
          <table:table-cell office:value-type="float" office:value="0.71382240650273" calcext:value-type="float">
            <text:p>0.713822406502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8</text:p>
          </table:table-cell>
          <table:table-cell office:value-type="float" office:value="1.4286606014099" calcext:value-type="float">
            <text:p>1.428660601409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21</text:p>
          </table:table-cell>
          <table:table-cell office:value-type="float" office:value="1.7813939143222" calcext:value-type="float">
            <text:p>1.78139391432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29</text:p>
          </table:table-cell>
          <table:table-cell office:value-type="float" office:value="1.8502675260342" calcext:value-type="float">
            <text:p>1.8502675260342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39767958139" calcext:value-type="float">
            <text:p>2.043976795813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924854816" calcext:value-type="float">
            <text:p>0.713879248548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40431746914" calcext:value-type="float">
            <text:p>1.984043174691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5132310387" calcext:value-type="float">
            <text:p>1.43051323103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345902794" calcext:value-type="float">
            <text:p>0.71392345902794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10</text:p>
          </table:table-cell>
          <table:table-cell office:value-type="float" office:value="0.71430030073653" calcext:value-type="float">
            <text:p>0.7143003007365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9</text:p>
          </table:table-cell>
          <table:table-cell office:value-type="float" office:value="1.426756392888" calcext:value-type="float">
            <text:p>1.42675639288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27</text:p>
          </table:table-cell>
          <table:table-cell office:value-type="float" office:value="1.7881949597948" calcext:value-type="float">
            <text:p>1.788194959794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25</text:p>
          </table:table-cell>
          <table:table-cell office:value-type="float" office:value="1.859485411068" calcext:value-type="float">
            <text:p>1.859485411068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91630956178" calcext:value-type="float">
            <text:p>2.05916309561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345862794" calcext:value-type="float">
            <text:p>0.7143034586279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08684411911" calcext:value-type="float">
            <text:p>1.980868441191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784956016" calcext:value-type="float">
            <text:p>1.42917849560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240553431" calcext:value-type="float">
            <text:p>0.71474240553431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20</text:p>
          </table:table-cell>
          <table:table-cell office:value-type="float" office:value="0.71352345944899" calcext:value-type="float">
            <text:p>0.7135234594489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6</text:p>
          </table:table-cell>
          <table:table-cell office:value-type="float" office:value="1.4305784941279" calcext:value-type="float">
            <text:p>1.43057849412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2</text:p>
          </table:table-cell>
          <table:table-cell office:value-type="float" office:value="1.7738118170402" calcext:value-type="float">
            <text:p>1.773811817040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10</text:p>
          </table:table-cell>
          <table:table-cell office:value-type="float" office:value="1.8635085647278" calcext:value-type="float">
            <text:p>1.8635085647278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3854680153" calcext:value-type="float">
            <text:p>2.05385468015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556428888" calcext:value-type="float">
            <text:p>0.713925564288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66431930072" calcext:value-type="float">
            <text:p>1.966643193007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700757157" calcext:value-type="float">
            <text:p>1.42807007571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766910772" calcext:value-type="float">
            <text:p>0.71434766910772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19</text:p>
          </table:table-cell>
          <table:table-cell office:value-type="float" office:value="0.71387503802628" calcext:value-type="float">
            <text:p>0.7138750380262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17</text:p>
          </table:table-cell>
          <table:table-cell office:value-type="float" office:value="1.4317027034708" calcext:value-type="float">
            <text:p>1.431702703470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17</text:p>
          </table:table-cell>
          <table:table-cell office:value-type="float" office:value="1.788423380607" calcext:value-type="float">
            <text:p>1.7884233806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2</text:p>
          </table:table-cell>
          <table:table-cell office:value-type="float" office:value="1.860804357048" calcext:value-type="float">
            <text:p>1.860804357048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12536302593" calcext:value-type="float">
            <text:p>2.051253630259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8485285805" calcext:value-type="float">
            <text:p>1.97848528580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395482742" calcext:value-type="float">
            <text:p>1.429139548274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608886727" calcext:value-type="float">
            <text:p>0.71557608886727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3</text:p>
          </table:table-cell>
          <table:table-cell office:value-type="float" office:value="0.71435082699913" calcext:value-type="float">
            <text:p>0.7143508269991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22</text:p>
          </table:table-cell>
          <table:table-cell office:value-type="float" office:value="1.4295227057656" calcext:value-type="float">
            <text:p>1.42952270576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9</text:p>
          </table:table-cell>
          <table:table-cell office:value-type="float" office:value="1.787661276146" calcext:value-type="float">
            <text:p>1.78766127614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22</text:p>
          </table:table-cell>
          <table:table-cell office:value-type="float" office:value="1.8612433039544" calcext:value-type="float">
            <text:p>1.8612433039544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29662495092" calcext:value-type="float">
            <text:p>2.062966249509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661647725" calcext:value-type="float">
            <text:p>0.714346616477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19431769019" calcext:value-type="float">
            <text:p>1.981943176901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8616527772" calcext:value-type="float">
            <text:p>1.42986165277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977485287" calcext:value-type="float">
            <text:p>0.71388977485287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24</text:p>
          </table:table-cell>
          <table:table-cell office:value-type="float" office:value="0.71492345797531" calcext:value-type="float">
            <text:p>0.7149234579753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21</text:p>
          </table:table-cell>
          <table:table-cell office:value-type="float" office:value="1.4295227057656" calcext:value-type="float">
            <text:p>1.42952270576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26</text:p>
          </table:table-cell>
          <table:table-cell office:value-type="float" office:value="1.7805054942047" calcext:value-type="float">
            <text:p>1.780505494204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11</text:p>
          </table:table-cell>
          <table:table-cell office:value-type="float" office:value="1.8625833025439" calcext:value-type="float">
            <text:p>1.8625833025439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37178276654" calcext:value-type="float">
            <text:p>2.063717827665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924675869" calcext:value-type="float">
            <text:p>0.715579246758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89579168864" calcext:value-type="float">
            <text:p>1.978957916886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900765368" calcext:value-type="float">
            <text:p>1.42729007653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556388888" calcext:value-type="float">
            <text:p>0.71430556388888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6</text:p>
          </table:table-cell>
          <table:table-cell office:value-type="float" office:value="0.71545714162406" calcext:value-type="float">
            <text:p>0.7154571416240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7</text:p>
          </table:table-cell>
          <table:table-cell office:value-type="float" office:value="1.4281637598276" calcext:value-type="float">
            <text:p>1.42816375982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15</text:p>
          </table:table-cell>
          <table:table-cell office:value-type="float" office:value="1.7750433946912" calcext:value-type="float">
            <text:p>1.775043394691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12</text:p>
          </table:table-cell>
          <table:table-cell office:value-type="float" office:value="1.8462864775932" calcext:value-type="float">
            <text:p>1.8462864775932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69167927192" calcext:value-type="float">
            <text:p>2.046916792719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187967171" calcext:value-type="float">
            <text:p>0.714311879671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68768559191" calcext:value-type="float">
            <text:p>1.986876855919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1795513899" calcext:value-type="float">
            <text:p>1.426179551389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187967171" calcext:value-type="float">
            <text:p>0.71431187967171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15</text:p>
          </table:table-cell>
          <table:table-cell office:value-type="float" office:value="0.71380451178472" calcext:value-type="float">
            <text:p>0.713804511784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23</text:p>
          </table:table-cell>
          <table:table-cell office:value-type="float" office:value="1.4271890240116" calcext:value-type="float">
            <text:p>1.42718902401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23</text:p>
          </table:table-cell>
          <table:table-cell office:value-type="float" office:value="1.7853191733482" calcext:value-type="float">
            <text:p>1.785319173348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28</text:p>
          </table:table-cell>
          <table:table-cell office:value-type="float" office:value="1.8647506686835" calcext:value-type="float">
            <text:p>1.8647506686835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73978343181" calcext:value-type="float">
            <text:p>2.057397834318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82631702493" calcext:value-type="float">
            <text:p>1.988263170249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7469181611" calcext:value-type="float">
            <text:p>1.427746918161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924783237" calcext:value-type="float">
            <text:p>0.71455924783237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23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20</text:p>
          </table:table-cell>
          <table:table-cell office:value-type="float" office:value="1.4257921833766" calcext:value-type="float">
            <text:p>1.42579218337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10</text:p>
          </table:table-cell>
          <table:table-cell office:value-type="float" office:value="1.7825297026003" calcext:value-type="float">
            <text:p>1.782529702600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7</text:p>
          </table:table-cell>
          <table:table-cell office:value-type="float" office:value="1.8644338269118" calcext:value-type="float">
            <text:p>1.8644338269118</text:p>
          </table:table-cell>
        </table:table-row>
        <table:table-row table:style-name="ro1">
          <table:table-cell table:number-columns-repeated="31"/>
          <table:table-cell table:formula="of:=AVERAGE([.AF139:.AF168])" office:value-type="float" office:value="2.05444794268638" calcext:value-type="float">
            <text:p>2.05444794268638</text:p>
          </table:table-cell>
          <table:table-cell/>
          <table:table-cell table:formula="of:=AVERAGE([.AO139:.AO168])" office:value-type="float" office:value="0.714396756775344" calcext:value-type="float">
            <text:p>0.714396756775344</text:p>
          </table:table-cell>
          <table:table-cell/>
          <table:table-cell table:formula="of:=AVERAGE([.AV139:.AV168])" office:value-type="float" office:value="1.97722518186823" calcext:value-type="float">
            <text:p>1.97722518186823</text:p>
          </table:table-cell>
          <table:table-cell/>
          <table:table-cell table:formula="of:=AVERAGE([.BC147:.BC176])" office:value-type="float" office:value="1.42867875928553" calcext:value-type="float">
            <text:p>1.42867875928553</text:p>
          </table:table-cell>
          <table:table-cell/>
          <table:table-cell table:formula="of:=AVERAGE([.BJ139:.BJ168])" office:value-type="float" office:value="0.714396511161568" calcext:value-type="float">
            <text:p>0.714396511161568</text:p>
          </table:table-cell>
          <table:table-cell table:number-columns-repeated="28"/>
          <table:table-cell table:formula="of:=AVERAGE([.BQ139:.BQ168])" office:value-type="float" office:value="0.714396686599979" calcext:value-type="float">
            <text:p>0.714396686599979</text:p>
          </table:table-cell>
          <table:table-cell/>
          <table:table-cell table:formula="of:=AVERAGE([.BV139:.BV168])" office:value-type="float" office:value="1.42858144359849" calcext:value-type="float">
            <text:p>1.42858144359849</text:p>
          </table:table-cell>
          <table:table-cell/>
          <table:table-cell table:formula="of:=AVERAGE([.CA139:.CA168])" office:value-type="float" office:value="1.78169208944692" calcext:value-type="float">
            <text:p>1.78169208944692</text:p>
          </table:table-cell>
          <table:table-cell/>
          <table:table-cell table:formula="of:=AVERAGE([.CF139:.CF168])" office:value-type="float" office:value="1.85923972711608" calcext:value-type="float">
            <text:p>1.85923972711608</text:p>
          </table:table-cell>
          <table:table-cell table:number-columns-repeated="9"/>
        </table:table-row>
        <table:table-row table:style-name="ro1">
          <table:table-cell table:number-columns-repeated="84"/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88767696034" calcext:value-type="float">
            <text:p>2.068876769603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608878306" calcext:value-type="float">
            <text:p>0.7156560887830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15589562537" calcext:value-type="float">
            <text:p>1.991558956253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3616554088" calcext:value-type="float">
            <text:p>1.42736165540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7187845065" calcext:value-type="float">
            <text:p>0.71547187845065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18</text:p>
          </table:table-cell>
          <table:table-cell office:value-type="float" office:value="0.71329924915869" calcext:value-type="float">
            <text:p>0.713299249158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29</text:p>
          </table:table-cell>
          <table:table-cell office:value-type="float" office:value="1.4274395500636" calcext:value-type="float">
            <text:p>1.42743955006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13</text:p>
          </table:table-cell>
          <table:table-cell office:value-type="float" office:value="1.7908760096042" calcext:value-type="float">
            <text:p>1.79087600960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9</text:p>
          </table:table-cell>
          <table:table-cell office:value-type="float" office:value="1.8642380376442" calcext:value-type="float">
            <text:p>1.8642380376442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55757204466" calcext:value-type="float">
            <text:p>2.065575720446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398493265" calcext:value-type="float">
            <text:p>0.714313984932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92010534726" calcext:value-type="float">
            <text:p>1.999201053472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62707934" calcext:value-type="float">
            <text:p>1.42746270793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872178029" calcext:value-type="float">
            <text:p>0.7143087217802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27</text:p>
          </table:table-cell>
          <table:table-cell office:value-type="float" office:value="0.71480451073209" calcext:value-type="float">
            <text:p>0.714804510732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23</text:p>
          </table:table-cell>
          <table:table-cell office:value-type="float" office:value="1.427245866057" calcext:value-type="float">
            <text:p>1.4272458660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21</text:p>
          </table:table-cell>
          <table:table-cell office:value-type="float" office:value="1.7930781125494" calcext:value-type="float">
            <text:p>1.793078112549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14</text:p>
          </table:table-cell>
          <table:table-cell office:value-type="float" office:value="1.8625222499766" calcext:value-type="float">
            <text:p>1.8625222499766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19283663912" calcext:value-type="float">
            <text:p>2.051928366391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556544677" calcext:value-type="float">
            <text:p>0.712825565446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58473727922" calcext:value-type="float">
            <text:p>1.995847372792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9816526509" calcext:value-type="float">
            <text:p>1.42998165265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977596866" calcext:value-type="float">
            <text:p>0.71282977596866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15</text:p>
          </table:table-cell>
          <table:table-cell office:value-type="float" office:value="0.71380240652378" calcext:value-type="float">
            <text:p>0.713802406523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13</text:p>
          </table:table-cell>
          <table:table-cell office:value-type="float" office:value="1.4292816533877" calcext:value-type="float">
            <text:p>1.429281653387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20</text:p>
          </table:table-cell>
          <table:table-cell office:value-type="float" office:value="1.7908339043854" calcext:value-type="float">
            <text:p>1.79083390438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3</text:p>
          </table:table-cell>
          <table:table-cell office:value-type="float" office:value="1.8618854085417" calcext:value-type="float">
            <text:p>1.8618854085417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35799225475" calcext:value-type="float">
            <text:p>2.073579922547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872125398" calcext:value-type="float">
            <text:p>0.7148087212539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42431534283" calcext:value-type="float">
            <text:p>2.004243153428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437593224" calcext:value-type="float">
            <text:p>1.42864375932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766862351" calcext:value-type="float">
            <text:p>0.71480766862351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1</text:p>
          </table:table-cell>
          <table:table-cell office:value-type="float" office:value="0.71430872178029" calcext:value-type="float">
            <text:p>0.714308721780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21</text:p>
          </table:table-cell>
          <table:table-cell office:value-type="float" office:value="1.4296406003783" calcext:value-type="float">
            <text:p>1.42964060037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14</text:p>
          </table:table-cell>
          <table:table-cell office:value-type="float" office:value="1.7891212746092" calcext:value-type="float">
            <text:p>1.789121274609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22</text:p>
          </table:table-cell>
          <table:table-cell office:value-type="float" office:value="1.8551906787467" calcext:value-type="float">
            <text:p>1.8551906787467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27725655026" calcext:value-type="float">
            <text:p>2.062772565502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556336256" calcext:value-type="float">
            <text:p>0.714805563362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65326457551" calcext:value-type="float">
            <text:p>1.986532645755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4321805977" calcext:value-type="float">
            <text:p>1.42843218059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766862351" calcext:value-type="float">
            <text:p>0.71480766862351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23</text:p>
          </table:table-cell>
          <table:table-cell office:value-type="float" office:value="0.71307503886838" calcext:value-type="float">
            <text:p>0.713075038868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2</text:p>
          </table:table-cell>
          <table:table-cell office:value-type="float" office:value="1.4294406005888" calcext:value-type="float">
            <text:p>1.429440600588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12</text:p>
          </table:table-cell>
          <table:table-cell office:value-type="float" office:value="1.7903865364352" calcext:value-type="float">
            <text:p>1.79038653643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1</text:p>
          </table:table-cell>
          <table:table-cell office:value-type="float" office:value="1.8662938249539" calcext:value-type="float">
            <text:p>1.8662938249539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73799396001" calcext:value-type="float">
            <text:p>2.057379939600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240643957" calcext:value-type="float">
            <text:p>0.713882406439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42905323258" calcext:value-type="float">
            <text:p>1.994290532325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0048105213" calcext:value-type="float">
            <text:p>1.43000481052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609065675" calcext:value-type="float">
            <text:p>0.71387609065675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25</text:p>
          </table:table-cell>
          <table:table-cell office:value-type="float" office:value="0.71504872100135" calcext:value-type="float">
            <text:p>0.715048721001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19</text:p>
          </table:table-cell>
          <table:table-cell office:value-type="float" office:value="1.4287153381944" calcext:value-type="float">
            <text:p>1.42871533819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1</text:p>
          </table:table-cell>
          <table:table-cell office:value-type="float" office:value="1.7816065456773" calcext:value-type="float">
            <text:p>1.78160654567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28</text:p>
          </table:table-cell>
          <table:table-cell office:value-type="float" office:value="1.8607906728519" calcext:value-type="float">
            <text:p>1.8607906728519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05694099269" calcext:value-type="float">
            <text:p>2.060569409926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66157404" calcext:value-type="float">
            <text:p>0.7150466157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72315923878" calcext:value-type="float">
            <text:p>1.987231592387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448114265" calcext:value-type="float">
            <text:p>1.42914481142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5082626229" calcext:value-type="float">
            <text:p>0.7150508262622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21</text:p>
          </table:table-cell>
          <table:table-cell office:value-type="float" office:value="0.71420451136367" calcext:value-type="float">
            <text:p>0.714204511363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14</text:p>
          </table:table-cell>
          <table:table-cell office:value-type="float" office:value="1.4296953371628" calcext:value-type="float">
            <text:p>1.429695337162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3</text:p>
          </table:table-cell>
          <table:table-cell office:value-type="float" office:value="1.7922075871499" calcext:value-type="float">
            <text:p>1.792207587149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19</text:p>
          </table:table-cell>
          <table:table-cell office:value-type="float" office:value="1.860716988719" calcext:value-type="float">
            <text:p>1.860716988719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3594659374" calcext:value-type="float">
            <text:p>2.07359465937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924745342" calcext:value-type="float">
            <text:p>0.7149192474534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78663180355" calcext:value-type="float">
            <text:p>1.997866318035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269167085" calcext:value-type="float">
            <text:p>1.429126916708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819482295" calcext:value-type="float">
            <text:p>0.71491819482295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3</text:p>
          </table:table-cell>
          <table:table-cell office:value-type="float" office:value="0.71434345858583" calcext:value-type="float">
            <text:p>0.714343458585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0</text:p>
          </table:table-cell>
          <table:table-cell office:value-type="float" office:value="1.4261111304093" calcext:value-type="float">
            <text:p>1.426111130409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11</text:p>
          </table:table-cell>
          <table:table-cell office:value-type="float" office:value="1.788186538751" calcext:value-type="float">
            <text:p>1.7881865387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21</text:p>
          </table:table-cell>
          <table:table-cell office:value-type="float" office:value="1.860207515571" calcext:value-type="float">
            <text:p>1.860207515571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59304569153" calcext:value-type="float">
            <text:p>2.065930456915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01452945839" calcext:value-type="float">
            <text:p>1.970145294583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858660149" calcext:value-type="float">
            <text:p>1.42728586601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0</text:p>
          </table:table-cell>
          <table:table-cell office:value-type="float" office:value="0.71456661624567" calcext:value-type="float">
            <text:p>0.714566616245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6</text:p>
          </table:table-cell>
          <table:table-cell office:value-type="float" office:value="1.4305269152348" calcext:value-type="float">
            <text:p>1.430526915234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26</text:p>
          </table:table-cell>
          <table:table-cell office:value-type="float" office:value="1.7901865366458" calcext:value-type="float">
            <text:p>1.790186536645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12</text:p>
          </table:table-cell>
          <table:table-cell office:value-type="float" office:value="1.8636717224508" calcext:value-type="float">
            <text:p>1.8636717224508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23030923125" calcext:value-type="float">
            <text:p>2.062303092312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293188112" calcext:value-type="float">
            <text:p>0.7147129318811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16442193219" calcext:value-type="float">
            <text:p>1.991644219321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700741368" calcext:value-type="float">
            <text:p>1.42957007413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293188112" calcext:value-type="float">
            <text:p>0.71471293188112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6</text:p>
          </table:table-cell>
          <table:table-cell office:value-type="float" office:value="0.71546977318971" calcext:value-type="float">
            <text:p>0.7154697731897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20</text:p>
          </table:table-cell>
          <table:table-cell office:value-type="float" office:value="1.4255574467816" calcext:value-type="float">
            <text:p>1.42555744678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2</text:p>
          </table:table-cell>
          <table:table-cell office:value-type="float" office:value="1.7901875892762" calcext:value-type="float">
            <text:p>1.790187589276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27</text:p>
          </table:table-cell>
          <table:table-cell office:value-type="float" office:value="1.8652043524165" calcext:value-type="float">
            <text:p>1.8652043524165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69157190361" calcext:value-type="float">
            <text:p>2.066915719036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34587332" calcext:value-type="float">
            <text:p>0.71420345873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00621051978" calcext:value-type="float">
            <text:p>2.000062105197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227056603" calcext:value-type="float">
            <text:p>1.42962270566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240610273" calcext:value-type="float">
            <text:p>0.71420240610273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13</text:p>
          </table:table-cell>
          <table:table-cell office:value-type="float" office:value="0.71438030065232" calcext:value-type="float">
            <text:p>0.714380300652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16</text:p>
          </table:table-cell>
          <table:table-cell office:value-type="float" office:value="1.4278763917091" calcext:value-type="float">
            <text:p>1.42787639170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0</text:p>
          </table:table-cell>
          <table:table-cell office:value-type="float" office:value="1.7928149549316" calcext:value-type="float">
            <text:p>1.79281495493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7</text:p>
          </table:table-cell>
          <table:table-cell office:value-type="float" office:value="1.8677454023733" calcext:value-type="float">
            <text:p>1.8677454023733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39146695635" calcext:value-type="float">
            <text:p>2.063914669563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30042178903" calcext:value-type="float">
            <text:p>1.993004217890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57584992016" calcext:value-type="float">
            <text:p>1.42575849920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240681852" calcext:value-type="float">
            <text:p>0.71352240681852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12</text:p>
          </table:table-cell>
          <table:table-cell office:value-type="float" office:value="0.71473398449054" calcext:value-type="float">
            <text:p>0.714733984490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15</text:p>
          </table:table-cell>
          <table:table-cell office:value-type="float" office:value="1.4273058659938" calcext:value-type="float">
            <text:p>1.42730586599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6</text:p>
          </table:table-cell>
          <table:table-cell office:value-type="float" office:value="1.7970370557505" calcext:value-type="float">
            <text:p>1.79703705575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24</text:p>
          </table:table-cell>
          <table:table-cell office:value-type="float" office:value="1.8577917286403" calcext:value-type="float">
            <text:p>1.8577917286403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20009873674" calcext:value-type="float">
            <text:p>2.062000987367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556470993" calcext:value-type="float">
            <text:p>0.713525564709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14663247723" calcext:value-type="float">
            <text:p>1.991466324772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669171927" calcext:value-type="float">
            <text:p>1.428666917192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766961298" calcext:value-type="float">
            <text:p>0.71386766961298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28</text:p>
          </table:table-cell>
          <table:table-cell office:value-type="float" office:value="0.71481293177586" calcext:value-type="float">
            <text:p>0.714812931775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12</text:p>
          </table:table-cell>
          <table:table-cell office:value-type="float" office:value="1.4296974424237" calcext:value-type="float">
            <text:p>1.429697442423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23</text:p>
          </table:table-cell>
          <table:table-cell office:value-type="float" office:value="1.7933686385593" calcext:value-type="float">
            <text:p>1.793368638559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20</text:p>
          </table:table-cell>
          <table:table-cell office:value-type="float" office:value="1.8561033093649" calcext:value-type="float">
            <text:p>1.8561033093649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49630895125" calcext:value-type="float">
            <text:p>2.064963089512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88947485318" calcext:value-type="float">
            <text:p>1.988894748531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9132348282" calcext:value-type="float">
            <text:p>1.426913234828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293337586" calcext:value-type="float">
            <text:p>0.71329293337586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29</text:p>
          </table:table-cell>
          <table:table-cell office:value-type="float" office:value="0.71282767070772" calcext:value-type="float">
            <text:p>0.712827670707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27</text:p>
          </table:table-cell>
          <table:table-cell office:value-type="float" office:value="1.4286690224537" calcext:value-type="float">
            <text:p>1.428669022453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7</text:p>
          </table:table-cell>
          <table:table-cell office:value-type="float" office:value="1.797833897017" calcext:value-type="float">
            <text:p>1.79783389701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11</text:p>
          </table:table-cell>
          <table:table-cell office:value-type="float" office:value="1.8619411979566" calcext:value-type="float">
            <text:p>1.8619411979566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61546672056" calcext:value-type="float">
            <text:p>2.066154667205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924915869" calcext:value-type="float">
            <text:p>0.713299249158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44568584665" calcext:value-type="float">
            <text:p>1.984456858466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300756526" calcext:value-type="float">
            <text:p>1.428130075652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8240433431" calcext:value-type="float">
            <text:p>0.71588240433431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20</text:p>
          </table:table-cell>
          <table:table-cell office:value-type="float" office:value="0.71352240681852" calcext:value-type="float">
            <text:p>0.713522406818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4</text:p>
          </table:table-cell>
          <table:table-cell office:value-type="float" office:value="1.4277279708127" calcext:value-type="float">
            <text:p>1.427727970812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15</text:p>
          </table:table-cell>
          <table:table-cell office:value-type="float" office:value="1.7948591633061" calcext:value-type="float">
            <text:p>1.794859163306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17</text:p>
          </table:table-cell>
          <table:table-cell office:value-type="float" office:value="1.8584485700541" calcext:value-type="float">
            <text:p>1.8584485700541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78862443303" calcext:value-type="float">
            <text:p>2.067886244330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819381243" calcext:value-type="float">
            <text:p>0.715878193812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41684271911" calcext:value-type="float">
            <text:p>1.994168427191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9742863429" calcext:value-type="float">
            <text:p>1.42797428634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135387226" calcext:value-type="float">
            <text:p>0.71382135387226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10</text:p>
          </table:table-cell>
          <table:table-cell office:value-type="float" office:value="0.71430766914982" calcext:value-type="float">
            <text:p>0.7143076691498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18</text:p>
          </table:table-cell>
          <table:table-cell office:value-type="float" office:value="1.4269269190243" calcext:value-type="float">
            <text:p>1.42692691902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10</text:p>
          </table:table-cell>
          <table:table-cell office:value-type="float" office:value="1.7820444399532" calcext:value-type="float">
            <text:p>1.78204443995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4</text:p>
          </table:table-cell>
          <table:table-cell office:value-type="float" office:value="1.8579980442126" calcext:value-type="float">
            <text:p>1.8579980442126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3426249025" calcext:value-type="float">
            <text:p>2.06342624902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451178472" calcext:value-type="float">
            <text:p>0.713804511784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9648431949" calcext:value-type="float">
            <text:p>1.98964843194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090074642" calcext:value-type="float">
            <text:p>1.42909007464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451087946" calcext:value-type="float">
            <text:p>0.71466451087946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5</text:p>
          </table:table-cell>
          <table:table-cell office:value-type="float" office:value="0.71392451165841" calcext:value-type="float">
            <text:p>0.7139245116584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7</text:p>
          </table:table-cell>
          <table:table-cell office:value-type="float" office:value="1.4281721808714" calcext:value-type="float">
            <text:p>1.42817218087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17</text:p>
          </table:table-cell>
          <table:table-cell office:value-type="float" office:value="1.7888581169915" calcext:value-type="float">
            <text:p>1.788858116991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5</text:p>
          </table:table-cell>
          <table:table-cell office:value-type="float" office:value="1.8596590950957" calcext:value-type="float">
            <text:p>1.8596590950957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52672891923" calcext:value-type="float">
            <text:p>2.075267289192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76693814" calcext:value-type="float">
            <text:p>0.71408766938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716948719" calcext:value-type="float">
            <text:p>1.9871694871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795477057" calcext:value-type="float">
            <text:p>1.42967954770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9187916644" calcext:value-type="float">
            <text:p>0.71479187916644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17</text:p>
          </table:table-cell>
          <table:table-cell office:value-type="float" office:value="0.7158792464429" calcext:value-type="float">
            <text:p>0.71587924644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24</text:p>
          </table:table-cell>
          <table:table-cell office:value-type="float" office:value="1.429143758796" calcext:value-type="float">
            <text:p>1.4291437587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5</text:p>
          </table:table-cell>
          <table:table-cell office:value-type="float" office:value="1.7810307568097" calcext:value-type="float">
            <text:p>1.781030756809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26</text:p>
          </table:table-cell>
          <table:table-cell office:value-type="float" office:value="1.8556748887633" calcext:value-type="float">
            <text:p>1.8556748887633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26367761718" calcext:value-type="float">
            <text:p>2.062636776171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714149775" calcext:value-type="float">
            <text:p>0.715577141497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58157938781" calcext:value-type="float">
            <text:p>1.995815793878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953396891" calcext:value-type="float">
            <text:p>1.42729533968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8029938916" calcext:value-type="float">
            <text:p>0.71558029938916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22</text:p>
          </table:table-cell>
          <table:table-cell office:value-type="float" office:value="0.71470872135924" calcext:value-type="float">
            <text:p>0.714708721359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9</text:p>
          </table:table-cell>
          <table:table-cell office:value-type="float" office:value="1.4280658651938" calcext:value-type="float">
            <text:p>1.42806586519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27</text:p>
          </table:table-cell>
          <table:table-cell office:value-type="float" office:value="1.7954665310879" calcext:value-type="float">
            <text:p>1.79546653108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25</text:p>
          </table:table-cell>
          <table:table-cell office:value-type="float" office:value="1.8597433055334" calcext:value-type="float">
            <text:p>1.8597433055334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91672956134" calcext:value-type="float">
            <text:p>2.069167295613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84379069075" calcext:value-type="float">
            <text:p>1.988437906907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890219063" calcext:value-type="float">
            <text:p>1.42918902190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8</text:p>
          </table:table-cell>
          <table:table-cell office:value-type="float" office:value="0.71478451075315" calcext:value-type="float">
            <text:p>0.7147845107531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3</text:p>
          </table:table-cell>
          <table:table-cell office:value-type="float" office:value="1.435804804416" calcext:value-type="float">
            <text:p>1.4358048044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4</text:p>
          </table:table-cell>
          <table:table-cell office:value-type="float" office:value="1.7896286424962" calcext:value-type="float">
            <text:p>1.789628642496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15</text:p>
          </table:table-cell>
          <table:table-cell office:value-type="float" office:value="1.8639601431998" calcext:value-type="float">
            <text:p>1.8639601431998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13441670061" calcext:value-type="float">
            <text:p>2.041344167006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661605619" calcext:value-type="float">
            <text:p>0.714746616056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75252657629" calcext:value-type="float">
            <text:p>1.997525265762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8637580381" calcext:value-type="float">
            <text:p>1.429863758038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19</text:p>
          </table:table-cell>
          <table:table-cell office:value-type="float" office:value="0.71386451172157" calcext:value-type="float">
            <text:p>0.713864511721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26</text:p>
          </table:table-cell>
          <table:table-cell office:value-type="float" office:value="1.4284658647728" calcext:value-type="float">
            <text:p>1.428465864772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8</text:p>
          </table:table-cell>
          <table:table-cell office:value-type="float" office:value="1.789941273746" calcext:value-type="float">
            <text:p>1.78994127374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10</text:p>
          </table:table-cell>
          <table:table-cell office:value-type="float" office:value="1.8552654155101" calcext:value-type="float">
            <text:p>1.8552654155101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66715087668" calcext:value-type="float">
            <text:p>2.066671508766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1353767" calcext:value-type="float">
            <text:p>0.7139213537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4317900718" calcext:value-type="float">
            <text:p>1.99431790071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7416550088" calcext:value-type="float">
            <text:p>1.42774165500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872178029" calcext:value-type="float">
            <text:p>0.7143087217802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24</text:p>
          </table:table-cell>
          <table:table-cell office:value-type="float" office:value="0.71490766851824" calcext:value-type="float">
            <text:p>0.714907668518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25</text:p>
          </table:table-cell>
          <table:table-cell office:value-type="float" office:value="1.4299269158664" calcext:value-type="float">
            <text:p>1.429926915866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16</text:p>
          </table:table-cell>
          <table:table-cell office:value-type="float" office:value="1.7947444265848" calcext:value-type="float">
            <text:p>1.794744426584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29</text:p>
          </table:table-cell>
          <table:table-cell office:value-type="float" office:value="1.8596148846159" calcext:value-type="float">
            <text:p>1.8596148846159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54946679003" calcext:value-type="float">
            <text:p>2.065494667900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872055924" calcext:value-type="float">
            <text:p>0.715468720559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60663199302" calcext:value-type="float">
            <text:p>1.996066319930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395481689" calcext:value-type="float">
            <text:p>1.429239548168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030117863" calcext:value-type="float">
            <text:p>0.71388030117863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4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5</text:p>
          </table:table-cell>
          <table:table-cell office:value-type="float" office:value="1.4292300744947" calcext:value-type="float">
            <text:p>1.429230074494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28</text:p>
          </table:table-cell>
          <table:table-cell office:value-type="float" office:value="1.7888823274923" calcext:value-type="float">
            <text:p>1.788882327492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16</text:p>
          </table:table-cell>
          <table:table-cell office:value-type="float" office:value="1.8583769911821" calcext:value-type="float">
            <text:p>1.8583769911821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9016769456" calcext:value-type="float">
            <text:p>2.06901676945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66161404" calcext:value-type="float">
            <text:p>0.7146666161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18168612454" calcext:value-type="float">
            <text:p>1.981816861245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5069152559" calcext:value-type="float">
            <text:p>1.43050691525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714238196" calcext:value-type="float">
            <text:p>0.71473714238196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26</text:p>
          </table:table-cell>
          <table:table-cell office:value-type="float" office:value="0.71388030117863" calcext:value-type="float">
            <text:p>0.7138803011786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17</text:p>
          </table:table-cell>
          <table:table-cell office:value-type="float" office:value="1.4307311255462" calcext:value-type="float">
            <text:p>1.430731125546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22</text:p>
          </table:table-cell>
          <table:table-cell office:value-type="float" office:value="1.7922075871499" calcext:value-type="float">
            <text:p>1.792207587149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0</text:p>
          </table:table-cell>
          <table:table-cell office:value-type="float" office:value="1.8597338318591" calcext:value-type="float">
            <text:p>1.8597338318591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42788797064" calcext:value-type="float">
            <text:p>2.064278879706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556338362" calcext:value-type="float">
            <text:p>0.714785563383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77873707501" calcext:value-type="float">
            <text:p>1.997787370750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258651307" calcext:value-type="float">
            <text:p>1.428125865130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819539137" calcext:value-type="float">
            <text:p>0.71437819539137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9</text:p>
          </table:table-cell>
          <table:table-cell office:value-type="float" office:value="0.71382030124179" calcext:value-type="float">
            <text:p>0.713820301241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11</text:p>
          </table:table-cell>
          <table:table-cell office:value-type="float" office:value="1.4280679704548" calcext:value-type="float">
            <text:p>1.428067970454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9</text:p>
          </table:table-cell>
          <table:table-cell office:value-type="float" office:value="1.7903823259133" calcext:value-type="float">
            <text:p>1.79038232591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23</text:p>
          </table:table-cell>
          <table:table-cell office:value-type="float" office:value="1.8592001482104" calcext:value-type="float">
            <text:p>1.8592001482104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20020399979" calcext:value-type="float">
            <text:p>2.062002039997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451125841" calcext:value-type="float">
            <text:p>0.714304511258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39136906172" calcext:value-type="float">
            <text:p>1.993913690617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54902258" calcext:value-type="float">
            <text:p>1.428549022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714141354" calcext:value-type="float">
            <text:p>0.71565714141354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16</text:p>
          </table:table-cell>
          <table:table-cell office:value-type="float" office:value="0.71408451148999" calcext:value-type="float">
            <text:p>0.7140845114899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22</text:p>
          </table:table-cell>
          <table:table-cell office:value-type="float" office:value="1.4296679687706" calcext:value-type="float">
            <text:p>1.429667968770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24</text:p>
          </table:table-cell>
          <table:table-cell office:value-type="float" office:value="1.792205481889" calcext:value-type="float">
            <text:p>1.79220548188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6</text:p>
          </table:table-cell>
          <table:table-cell office:value-type="float" office:value="1.8609433042702" calcext:value-type="float">
            <text:p>1.8609433042702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49799316001" calcext:value-type="float">
            <text:p>2.064979931600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030117863" calcext:value-type="float">
            <text:p>0.713880301178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19631558283" calcext:value-type="float">
            <text:p>2.001963155828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437599539" calcext:value-type="float">
            <text:p>1.428043759953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55644152" calcext:value-type="float">
            <text:p>0.7138055644152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7</text:p>
          </table:table-cell>
          <table:table-cell office:value-type="float" office:value="0.71466766877087" calcext:value-type="float">
            <text:p>0.714667668770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10</text:p>
          </table:table-cell>
          <table:table-cell office:value-type="float" office:value="1.4291763903406" calcext:value-type="float">
            <text:p>1.429176390340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29</text:p>
          </table:table-cell>
          <table:table-cell office:value-type="float" office:value="1.7896833792807" calcext:value-type="float">
            <text:p>1.78968337928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18</text:p>
          </table:table-cell>
          <table:table-cell office:value-type="float" office:value="1.8590548852054" calcext:value-type="float">
            <text:p>1.8590548852054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62525513131" calcext:value-type="float">
            <text:p>2.076252551313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714238196" calcext:value-type="float">
            <text:p>0.714737142381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18147454582" calcext:value-type="float">
            <text:p>1.991814745458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4732321334" calcext:value-type="float">
            <text:p>1.429473232133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76693814" calcext:value-type="float">
            <text:p>0.7140876693814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11</text:p>
          </table:table-cell>
          <table:table-cell office:value-type="float" office:value="0.7138813538091" calcext:value-type="float">
            <text:p>0.71388135380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28</text:p>
          </table:table-cell>
          <table:table-cell office:value-type="float" office:value="1.4300900735894" calcext:value-type="float">
            <text:p>1.430090073589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18</text:p>
          </table:table-cell>
          <table:table-cell office:value-type="float" office:value="1.78107601992" calcext:value-type="float">
            <text:p>1.7810760199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8</text:p>
          </table:table-cell>
          <table:table-cell office:value-type="float" office:value="1.8594327795444" calcext:value-type="float">
            <text:p>1.8594327795444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96746740267" calcext:value-type="float">
            <text:p>2.059674674026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71427609" calcext:value-type="float">
            <text:p>0.71437714276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76631603546" calcext:value-type="float">
            <text:p>1.997663160354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2016566298" calcext:value-type="float">
            <text:p>1.426201656629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451165841" calcext:value-type="float">
            <text:p>0.71392451165841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2</text:p>
          </table:table-cell>
          <table:table-cell office:value-type="float" office:value="0.71557714149775" calcext:value-type="float">
            <text:p>0.715577141497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1</text:p>
          </table:table-cell>
          <table:table-cell office:value-type="float" office:value="1.427444813216" calcext:value-type="float">
            <text:p>1.4274448132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25</text:p>
          </table:table-cell>
          <table:table-cell office:value-type="float" office:value="1.7917539034169" calcext:value-type="float">
            <text:p>1.79175390341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13</text:p>
          </table:table-cell>
          <table:table-cell office:value-type="float" office:value="1.8574212027145" calcext:value-type="float">
            <text:p>1.8574212027145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88599275159" calcext:value-type="float">
            <text:p>2.068859927515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608994096" calcext:value-type="float">
            <text:p>0.714556089940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69400137474" calcext:value-type="float">
            <text:p>1.986940013747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6427045866" calcext:value-type="float">
            <text:p>1.43064270458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6240572378" calcext:value-type="float">
            <text:p>0.71456240572378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14</text:p>
          </table:table-cell>
          <table:table-cell office:value-type="float" office:value="0.71565398352212" calcext:value-type="float">
            <text:p>0.7156539835221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8</text:p>
          </table:table-cell>
          <table:table-cell office:value-type="float" office:value="1.4283427070077" calcext:value-type="float">
            <text:p>1.428342707007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19</text:p>
          </table:table-cell>
          <table:table-cell office:value-type="float" office:value="1.798285475489" calcext:value-type="float">
            <text:p>1.79828547548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2</text:p>
          </table:table-cell>
          <table:table-cell office:value-type="float" office:value="1.8648390896431" calcext:value-type="float">
            <text:p>1.8648390896431</text:p>
          </table:table-cell>
        </table:table-row>
        <table:table-row table:style-name="ro1">
          <table:table-cell table:number-columns-repeated="31"/>
          <table:table-cell table:formula="of:=AVERAGE([.AF171:.AF200])" office:value-type="float" office:value="2.06478063356424" calcext:value-type="float">
            <text:p>2.06478063356424</text:p>
          </table:table-cell>
          <table:table-cell/>
          <table:table-cell table:formula="of:=AVERAGE([.AO171:.AO200])" office:value-type="float" office:value="0.714396791863025" calcext:value-type="float">
            <text:p>0.714396791863025</text:p>
          </table:table-cell>
          <table:table-cell/>
          <table:table-cell table:formula="of:=AVERAGE([.AV171:.AV200])" office:value-type="float" office:value="1.99238313082478" calcext:value-type="float">
            <text:p>1.99238313082478</text:p>
          </table:table-cell>
          <table:table-cell/>
          <table:table-cell table:formula="of:=AVERAGE([.BC181:.BC210])" office:value-type="float" office:value="1.42846748131242" calcext:value-type="float">
            <text:p>1.42846748131242</text:p>
          </table:table-cell>
          <table:table-cell/>
          <table:table-cell table:formula="of:=AVERAGE([.BJ171:.BJ200])" office:value-type="float" office:value="0.714397388353626" calcext:value-type="float">
            <text:p>0.714397388353626</text:p>
          </table:table-cell>
          <table:table-cell table:number-columns-repeated="28"/>
          <table:table-cell table:formula="of:=AVERAGE([.BQ171:.BQ200])" office:value-type="float" office:value="0.714396335723155" calcext:value-type="float">
            <text:p>0.714396335723155</text:p>
          </table:table-cell>
          <table:table-cell/>
          <table:table-cell table:formula="of:=AVERAGE([.BV171:.BV200])" office:value-type="float" office:value="1.42880628546707" calcext:value-type="float">
            <text:p>1.42880628546707</text:p>
          </table:table-cell>
          <table:table-cell/>
          <table:table-cell table:formula="of:=AVERAGE([.CA171:.CA200])" office:value-type="float" office:value="1.79062583442895" calcext:value-type="float">
            <text:p>1.79062583442895</text:p>
          </table:table-cell>
          <table:table-cell/>
          <table:table-cell table:formula="of:=AVERAGE([.CF171:.CF200])" office:value-type="float" office:value="1.86045565566072" calcext:value-type="float">
            <text:p>1.86045565566072</text:p>
          </table:table-cell>
          <table:table-cell table:number-columns-repeated="9"/>
        </table:table-row>
        <table:table-row table:style-name="ro1">
          <table:table-cell table:number-columns-repeated="84"/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58114991458" calcext:value-type="float">
            <text:p>2.075811499145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55644152" calcext:value-type="float">
            <text:p>0.713805564415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06473677396" calcext:value-type="float">
            <text:p>2.000647367739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3027081024" calcext:value-type="float">
            <text:p>1.42730270810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92464429" calcext:value-type="float">
            <text:p>0.715879246442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11</text:p>
          </table:table-cell>
          <table:table-cell office:value-type="float" office:value="0.71388451170051" calcext:value-type="float">
            <text:p>0.713884511700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2</text:p>
          </table:table-cell>
          <table:table-cell office:value-type="float" office:value="1.4292311271251" calcext:value-type="float">
            <text:p>1.42923112712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0</text:p>
          </table:table-cell>
          <table:table-cell office:value-type="float" office:value="1.7981296861793" calcext:value-type="float">
            <text:p>1.798129686179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11</text:p>
          </table:table-cell>
          <table:table-cell office:value-type="float" office:value="1.8701201367156" calcext:value-type="float">
            <text:p>1.8701201367156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96704424522" calcext:value-type="float">
            <text:p>2.079670442452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661675093" calcext:value-type="float">
            <text:p>0.714086616750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63873616975" calcext:value-type="float">
            <text:p>2.006387361697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9174442974" calcext:value-type="float">
            <text:p>1.427917444297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819652821" calcext:value-type="float">
            <text:p>0.71329819652821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13</text:p>
          </table:table-cell>
          <table:table-cell office:value-type="float" office:value="0.71438030065232" calcext:value-type="float">
            <text:p>0.714380300652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15</text:p>
          </table:table-cell>
          <table:table-cell office:value-type="float" office:value="1.4271616556193" calcext:value-type="float">
            <text:p>1.427161655619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1</text:p>
          </table:table-cell>
          <table:table-cell office:value-type="float" office:value="1.7959370569084" calcext:value-type="float">
            <text:p>1.79593705690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24</text:p>
          </table:table-cell>
          <table:table-cell office:value-type="float" office:value="1.8655190889273" calcext:value-type="float">
            <text:p>1.8655190889273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89536116278" calcext:value-type="float">
            <text:p>2.06895361162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92464429" calcext:value-type="float">
            <text:p>0.71587924644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66557824676" calcext:value-type="float">
            <text:p>2.006655782467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6448098476" calcext:value-type="float">
            <text:p>1.430644809847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451087946" calcext:value-type="float">
            <text:p>0.71466451087946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10</text:p>
          </table:table-cell>
          <table:table-cell office:value-type="float" office:value="0.71430345862794" calcext:value-type="float">
            <text:p>0.7143034586279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26</text:p>
          </table:table-cell>
          <table:table-cell office:value-type="float" office:value="1.4283942859008" calcext:value-type="float">
            <text:p>1.428394285900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19</text:p>
          </table:table-cell>
          <table:table-cell office:value-type="float" office:value="1.8006538940485" calcext:value-type="float">
            <text:p>1.800653894048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8</text:p>
          </table:table-cell>
          <table:table-cell office:value-type="float" office:value="1.8663506669993" calcext:value-type="float">
            <text:p>1.8663506669993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71462451092" calcext:value-type="float">
            <text:p>2.067146245109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924915869" calcext:value-type="float">
            <text:p>0.713299249158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15210405042" calcext:value-type="float">
            <text:p>2.011521040504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937445329" calcext:value-type="float">
            <text:p>1.4269374453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4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8</text:p>
          </table:table-cell>
          <table:table-cell office:value-type="float" office:value="1.4286037593645" calcext:value-type="float">
            <text:p>1.42860375936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16</text:p>
          </table:table-cell>
          <table:table-cell office:value-type="float" office:value="1.791914955879" calcext:value-type="float">
            <text:p>1.7919149558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9</text:p>
          </table:table-cell>
          <table:table-cell office:value-type="float" office:value="1.8574506763677" calcext:value-type="float">
            <text:p>1.8574506763677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08262307092" calcext:value-type="float">
            <text:p>2.080826230709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32757754992" calcext:value-type="float">
            <text:p>2.013275775499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637593013" calcext:value-type="float">
            <text:p>1.42866375930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872224345" calcext:value-type="float">
            <text:p>0.71386872224345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29</text:p>
          </table:table-cell>
          <table:table-cell office:value-type="float" office:value="0.71282346018583" calcext:value-type="float">
            <text:p>0.712823460185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20</text:p>
          </table:table-cell>
          <table:table-cell office:value-type="float" office:value="1.4257448150055" calcext:value-type="float">
            <text:p>1.425744815005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13</text:p>
          </table:table-cell>
          <table:table-cell office:value-type="float" office:value="1.7991191588219" calcext:value-type="float">
            <text:p>1.79911915882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6</text:p>
          </table:table-cell>
          <table:table-cell office:value-type="float" office:value="1.8589012011566" calcext:value-type="float">
            <text:p>1.8589012011566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55515099458" calcext:value-type="float">
            <text:p>2.065551509945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66173404" calcext:value-type="float">
            <text:p>0.7135266173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17715665562" calcext:value-type="float">
            <text:p>2.011771566556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57311308093" calcext:value-type="float">
            <text:p>1.42573113080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556470993" calcext:value-type="float">
            <text:p>0.71352556470993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0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6</text:p>
          </table:table-cell>
          <table:table-cell office:value-type="float" office:value="1.4308984937911" calcext:value-type="float">
            <text:p>1.430898493791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12</text:p>
          </table:table-cell>
          <table:table-cell office:value-type="float" office:value="1.7986412645881" calcext:value-type="float">
            <text:p>1.798641264588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15</text:p>
          </table:table-cell>
          <table:table-cell office:value-type="float" office:value="1.8639411958514" calcext:value-type="float">
            <text:p>1.8639411958514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80841283325" calcext:value-type="float">
            <text:p>2.078084128332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240610273" calcext:value-type="float">
            <text:p>0.714202406102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96484108964" calcext:value-type="float">
            <text:p>2.009648410896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163898775" calcext:value-type="float">
            <text:p>1.42961638987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661662461" calcext:value-type="float">
            <text:p>0.71420661662461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22</text:p>
          </table:table-cell>
          <table:table-cell office:value-type="float" office:value="0.7147139845116" calcext:value-type="float">
            <text:p>0.71471398451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11</text:p>
          </table:table-cell>
          <table:table-cell office:value-type="float" office:value="1.4280911283251" calcext:value-type="float">
            <text:p>1.42809112832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2</text:p>
          </table:table-cell>
          <table:table-cell office:value-type="float" office:value="1.7945244268164" calcext:value-type="float">
            <text:p>1.794524426816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1</text:p>
          </table:table-cell>
          <table:table-cell office:value-type="float" office:value="1.8628369864874" calcext:value-type="float">
            <text:p>1.8628369864874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924096922" calcext:value-type="float">
            <text:p>2.0792409692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503714207" calcext:value-type="float">
            <text:p>0.7147150371420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4726205551" calcext:value-type="float">
            <text:p>2.010472620555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679688758" calcext:value-type="float">
            <text:p>1.42956796887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293188112" calcext:value-type="float">
            <text:p>0.71471293188112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28</text:p>
          </table:table-cell>
          <table:table-cell office:value-type="float" office:value="0.71481187914539" calcext:value-type="float">
            <text:p>0.714811879145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27</text:p>
          </table:table-cell>
          <table:table-cell office:value-type="float" office:value="1.4286890224326" calcext:value-type="float">
            <text:p>1.42868902243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28</text:p>
          </table:table-cell>
          <table:table-cell office:value-type="float" office:value="1.7957749518158" calcext:value-type="float">
            <text:p>1.795774951815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14</text:p>
          </table:table-cell>
          <table:table-cell office:value-type="float" office:value="1.865493825796" calcext:value-type="float">
            <text:p>1.865493825796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03388733275" calcext:value-type="float">
            <text:p>2.070338873327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75420973241" calcext:value-type="float">
            <text:p>2.007542097324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806028625" calcext:value-type="float">
            <text:p>1.42728060286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08283465" calcext:value-type="float">
            <text:p>0.7130708283465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9</text:p>
          </table:table-cell>
          <table:table-cell office:value-type="float" office:value="0.71382030124179" calcext:value-type="float">
            <text:p>0.713820301241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12</text:p>
          </table:table-cell>
          <table:table-cell office:value-type="float" office:value="1.4295069163085" calcext:value-type="float">
            <text:p>1.429506916308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21</text:p>
          </table:table-cell>
          <table:table-cell office:value-type="float" office:value="1.7988275801815" calcext:value-type="float">
            <text:p>1.798827580181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18</text:p>
          </table:table-cell>
          <table:table-cell office:value-type="float" office:value="1.8621748819212" calcext:value-type="float">
            <text:p>1.8621748819212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63778248654" calcext:value-type="float">
            <text:p>2.066377824865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819482295" calcext:value-type="float">
            <text:p>0.7149181948229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42073534659" calcext:value-type="float">
            <text:p>2.014207353465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237588171" calcext:value-type="float">
            <text:p>1.42912375881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819482295" calcext:value-type="float">
            <text:p>0.71491819482295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25</text:p>
          </table:table-cell>
          <table:table-cell office:value-type="float" office:value="0.71505293152323" calcext:value-type="float">
            <text:p>0.7150529315232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16</text:p>
          </table:table-cell>
          <table:table-cell office:value-type="float" office:value="1.4277269181822" calcext:value-type="float">
            <text:p>1.42772691818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10</text:p>
          </table:table-cell>
          <table:table-cell office:value-type="float" office:value="1.8030549441527" calcext:value-type="float">
            <text:p>1.803054944152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10</text:p>
          </table:table-cell>
          <table:table-cell office:value-type="float" office:value="1.8629327758602" calcext:value-type="float">
            <text:p>1.8629327758602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82251913419" calcext:value-type="float">
            <text:p>2.068225191341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766837088" calcext:value-type="float">
            <text:p>0.715047668370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59599937263" calcext:value-type="float">
            <text:p>2.00595999372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0279683916" calcext:value-type="float">
            <text:p>1.43002796839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451047946" calcext:value-type="float">
            <text:p>0.71504451047946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3</text:p>
          </table:table-cell>
          <table:table-cell office:value-type="float" office:value="0.71435293226007" calcext:value-type="float">
            <text:p>0.714352932260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28</text:p>
          </table:table-cell>
          <table:table-cell office:value-type="float" office:value="1.4299816526509" calcext:value-type="float">
            <text:p>1.42998165265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18</text:p>
          </table:table-cell>
          <table:table-cell office:value-type="float" office:value="1.7916991666325" calcext:value-type="float">
            <text:p>1.791699166632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22</text:p>
          </table:table-cell>
          <table:table-cell office:value-type="float" office:value="1.8685485594226" calcext:value-type="float">
            <text:p>1.8685485594226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55125520921" calcext:value-type="float">
            <text:p>2.075512552092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345907004" calcext:value-type="float">
            <text:p>0.713883459070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30010389463" calcext:value-type="float">
            <text:p>2.01300103894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421654293" calcext:value-type="float">
            <text:p>1.4284216542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345907004" calcext:value-type="float">
            <text:p>0.71388345907004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21</text:p>
          </table:table-cell>
          <table:table-cell office:value-type="float" office:value="0.71420135347226" calcext:value-type="float">
            <text:p>0.714201353472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29</text:p>
          </table:table-cell>
          <table:table-cell office:value-type="float" office:value="1.4274911289567" calcext:value-type="float">
            <text:p>1.42749112895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3</text:p>
          </table:table-cell>
          <table:table-cell office:value-type="float" office:value="1.7960602146735" calcext:value-type="float">
            <text:p>1.79606021467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26</text:p>
          </table:table-cell>
          <table:table-cell office:value-type="float" office:value="1.8663380354336" calcext:value-type="float">
            <text:p>1.8663380354336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36715119247" calcext:value-type="float">
            <text:p>2.063671511924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345810162" calcext:value-type="float">
            <text:p>0.714803458101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94715689773" calcext:value-type="float">
            <text:p>2.009471568977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595487794" calcext:value-type="float">
            <text:p>1.428659548779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451073209" calcext:value-type="float">
            <text:p>0.7148045107320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12</text:p>
          </table:table-cell>
          <table:table-cell office:value-type="float" office:value="0.71473714238196" calcext:value-type="float">
            <text:p>0.714737142381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9</text:p>
          </table:table-cell>
          <table:table-cell office:value-type="float" office:value="1.4281069177822" calcext:value-type="float">
            <text:p>1.42810691778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20</text:p>
          </table:table-cell>
          <table:table-cell office:value-type="float" office:value="1.7954138995643" calcext:value-type="float">
            <text:p>1.79541389956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19</text:p>
          </table:table-cell>
          <table:table-cell office:value-type="float" office:value="1.8670790872852" calcext:value-type="float">
            <text:p>1.8670790872852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31125546184" calcext:value-type="float">
            <text:p>2.073112554618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872125398" calcext:value-type="float">
            <text:p>0.7148087212539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77210445042" calcext:value-type="float">
            <text:p>2.007721044504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0037578908" calcext:value-type="float">
            <text:p>1.430003757890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766862351" calcext:value-type="float">
            <text:p>0.71480766862351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17</text:p>
          </table:table-cell>
          <table:table-cell office:value-type="float" office:value="0.71588345696478" calcext:value-type="float">
            <text:p>0.715883456964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23</text:p>
          </table:table-cell>
          <table:table-cell office:value-type="float" office:value="1.4272774449711" calcext:value-type="float">
            <text:p>1.427277444971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15</text:p>
          </table:table-cell>
          <table:table-cell office:value-type="float" office:value="1.783570754136" calcext:value-type="float">
            <text:p>1.7835707541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27</text:p>
          </table:table-cell>
          <table:table-cell office:value-type="float" office:value="1.8621211977672" calcext:value-type="float">
            <text:p>1.8621211977672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71893924322" calcext:value-type="float">
            <text:p>2.077189392432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872333819" calcext:value-type="float">
            <text:p>0.71282872333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95936635856" calcext:value-type="float">
            <text:p>2.019593663585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9563905722" calcext:value-type="float">
            <text:p>1.428956390572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872333819" calcext:value-type="float">
            <text:p>0.7128287233381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24</text:p>
          </table:table-cell>
          <table:table-cell office:value-type="float" office:value="0.71492451060578" calcext:value-type="float">
            <text:p>0.714924510605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13</text:p>
          </table:table-cell>
          <table:table-cell office:value-type="float" office:value="1.4292469165822" calcext:value-type="float">
            <text:p>1.42924691658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11</text:p>
          </table:table-cell>
          <table:table-cell office:value-type="float" office:value="1.7932328492286" calcext:value-type="float">
            <text:p>1.79323284922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2</text:p>
          </table:table-cell>
          <table:table-cell office:value-type="float" office:value="1.8629633021439" calcext:value-type="float">
            <text:p>1.8629633021439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06030835757" calcext:value-type="float">
            <text:p>2.070603083575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958946359" calcext:value-type="float">
            <text:p>2.0095894635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563914143" calcext:value-type="float">
            <text:p>1.4281563914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451075315" calcext:value-type="float">
            <text:p>0.71478451075315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6</text:p>
          </table:table-cell>
          <table:table-cell office:value-type="float" office:value="0.71546451003736" calcext:value-type="float">
            <text:p>0.715464510037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24</text:p>
          </table:table-cell>
          <table:table-cell office:value-type="float" office:value="1.4290216536614" calcext:value-type="float">
            <text:p>1.42902165366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4</text:p>
          </table:table-cell>
          <table:table-cell office:value-type="float" office:value="1.7954117943034" calcext:value-type="float">
            <text:p>1.795411794303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5</text:p>
          </table:table-cell>
          <table:table-cell office:value-type="float" office:value="1.8700832946492" calcext:value-type="float">
            <text:p>1.8700832946492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91262324987" calcext:value-type="float">
            <text:p>2.079126232498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819501243" calcext:value-type="float">
            <text:p>0.714738195012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41884061175" calcext:value-type="float">
            <text:p>2.014188406117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4784952858" calcext:value-type="float">
            <text:p>1.42947849528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55644152" calcext:value-type="float">
            <text:p>0.7138055644152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18</text:p>
          </table:table-cell>
          <table:table-cell office:value-type="float" office:value="0.71329609126727" calcext:value-type="float">
            <text:p>0.7132960912672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21</text:p>
          </table:table-cell>
          <table:table-cell office:value-type="float" office:value="1.4296879687495" calcext:value-type="float">
            <text:p>1.429687968749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17</text:p>
          </table:table-cell>
          <table:table-cell office:value-type="float" office:value="1.7890528536286" calcext:value-type="float">
            <text:p>1.78905285362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23</text:p>
          </table:table-cell>
          <table:table-cell office:value-type="float" office:value="1.8671822450713" calcext:value-type="float">
            <text:p>1.8671822450713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77641286693" calcext:value-type="float">
            <text:p>2.077764128669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65505194205" calcext:value-type="float">
            <text:p>2.006550519420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1932355861" calcext:value-type="float">
            <text:p>1.426193235586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503731049" calcext:value-type="float">
            <text:p>0.7145550373104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5</text:p>
          </table:table-cell>
          <table:table-cell office:value-type="float" office:value="0.71392451165841" calcext:value-type="float">
            <text:p>0.7139245116584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10</text:p>
          </table:table-cell>
          <table:table-cell office:value-type="float" office:value="1.4292658639307" calcext:value-type="float">
            <text:p>1.42926586393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7</text:p>
          </table:table-cell>
          <table:table-cell office:value-type="float" office:value="1.7906623256186" calcext:value-type="float">
            <text:p>1.79066232561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13</text:p>
          </table:table-cell>
          <table:table-cell office:value-type="float" office:value="1.862109618832" calcext:value-type="float">
            <text:p>1.862109618832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98294001796" calcext:value-type="float">
            <text:p>2.069829400179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187967171" calcext:value-type="float">
            <text:p>0.714311879671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58778990759" calcext:value-type="float">
            <text:p>1.995877899075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606028836" calcext:value-type="float">
            <text:p>1.42726060288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293230218" calcext:value-type="float">
            <text:p>0.71431293230218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19</text:p>
          </table:table-cell>
          <table:table-cell office:value-type="float" office:value="0.71386977487392" calcext:value-type="float">
            <text:p>0.7138697748739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0</text:p>
          </table:table-cell>
          <table:table-cell office:value-type="float" office:value="1.426159551411" calcext:value-type="float">
            <text:p>1.42615955141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8</text:p>
          </table:table-cell>
          <table:table-cell office:value-type="float" office:value="1.796258109202" calcext:value-type="float">
            <text:p>1.79625810920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4</text:p>
          </table:table-cell>
          <table:table-cell office:value-type="float" office:value="1.8698148738791" calcext:value-type="float">
            <text:p>1.8698148738791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0827293866" calcext:value-type="float">
            <text:p>2.07082729386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556388888" calcext:value-type="float">
            <text:p>0.714305563888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9431463756" calcext:value-type="float">
            <text:p>2.010943146375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742850797" calcext:value-type="float">
            <text:p>1.429174285079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924675869" calcext:value-type="float">
            <text:p>0.7155792467586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20</text:p>
          </table:table-cell>
          <table:table-cell office:value-type="float" office:value="0.71352977523182" calcext:value-type="float">
            <text:p>0.7135297752318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4</text:p>
          </table:table-cell>
          <table:table-cell office:value-type="float" office:value="1.4278153391417" calcext:value-type="float">
            <text:p>1.427815339141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14</text:p>
          </table:table-cell>
          <table:table-cell office:value-type="float" office:value="1.7851181209283" calcext:value-type="float">
            <text:p>1.78511812092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0</text:p>
          </table:table-cell>
          <table:table-cell office:value-type="float" office:value="1.8659064569406" calcext:value-type="float">
            <text:p>1.8659064569406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94967689508" calcext:value-type="float">
            <text:p>2.069496768950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030117863" calcext:value-type="float">
            <text:p>0.713880301178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6062098882" calcext:value-type="float">
            <text:p>2.00606209888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870073821" calcext:value-type="float">
            <text:p>1.42987007382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27</text:p>
          </table:table-cell>
          <table:table-cell office:value-type="float" office:value="0.71480451073209" calcext:value-type="float">
            <text:p>0.714804510732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3</text:p>
          </table:table-cell>
          <table:table-cell office:value-type="float" office:value="1.4299121790398" calcext:value-type="float">
            <text:p>1.429912179039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25</text:p>
          </table:table-cell>
          <table:table-cell office:value-type="float" office:value="1.7901465366879" calcext:value-type="float">
            <text:p>1.79014653668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12</text:p>
          </table:table-cell>
          <table:table-cell office:value-type="float" office:value="1.8638033012597" calcext:value-type="float">
            <text:p>1.8638033012597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25904499048" calcext:value-type="float">
            <text:p>2.072590449904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71427609" calcext:value-type="float">
            <text:p>0.71437714276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1165251405" calcext:value-type="float">
            <text:p>2.01116525140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7416550088" calcext:value-type="float">
            <text:p>1.42774165500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345816478" calcext:value-type="float">
            <text:p>0.71474345816478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15</text:p>
          </table:table-cell>
          <table:table-cell office:value-type="float" office:value="0.71380766967614" calcext:value-type="float">
            <text:p>0.713807669676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1</text:p>
          </table:table-cell>
          <table:table-cell office:value-type="float" office:value="1.4273521817345" calcext:value-type="float">
            <text:p>1.42735218173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22</text:p>
          </table:table-cell>
          <table:table-cell office:value-type="float" office:value="1.8000181052441" calcext:value-type="float">
            <text:p>1.800018105244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17</text:p>
          </table:table-cell>
          <table:table-cell office:value-type="float" office:value="1.8653201417683" calcext:value-type="float">
            <text:p>1.8653201417683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86525593131" calcext:value-type="float">
            <text:p>2.068652559313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924675869" calcext:value-type="float">
            <text:p>0.715579246758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5452520576" calcext:value-type="float">
            <text:p>2.010545252057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216534509" calcext:value-type="float">
            <text:p>1.42922165345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240639747" calcext:value-type="float">
            <text:p>0.71392240639747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7</text:p>
          </table:table-cell>
          <table:table-cell office:value-type="float" office:value="0.71466556350993" calcext:value-type="float">
            <text:p>0.7146655635099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14</text:p>
          </table:table-cell>
          <table:table-cell office:value-type="float" office:value="1.4297206002941" calcext:value-type="float">
            <text:p>1.429720600294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26</text:p>
          </table:table-cell>
          <table:table-cell office:value-type="float" office:value="1.8029444179532" calcext:value-type="float">
            <text:p>1.80294441795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25</text:p>
          </table:table-cell>
          <table:table-cell office:value-type="float" office:value="1.8616969876874" calcext:value-type="float">
            <text:p>1.8616969876874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78672969818" calcext:value-type="float">
            <text:p>2.067867296981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4378837496" calcext:value-type="float">
            <text:p>2.010437883749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627056182" calcext:value-type="float">
            <text:p>1.429662705618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7187845065" calcext:value-type="float">
            <text:p>0.71547187845065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16</text:p>
          </table:table-cell>
          <table:table-cell office:value-type="float" office:value="0.7140876693814" calcext:value-type="float">
            <text:p>0.71408766938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7</text:p>
          </table:table-cell>
          <table:table-cell office:value-type="float" office:value="1.4281469177401" calcext:value-type="float">
            <text:p>1.428146917740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27</text:p>
          </table:table-cell>
          <table:table-cell office:value-type="float" office:value="1.7924570605715" calcext:value-type="float">
            <text:p>1.792457060571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20</text:p>
          </table:table-cell>
          <table:table-cell office:value-type="float" office:value="1.8554159416674" calcext:value-type="float">
            <text:p>1.8554159416674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1227293445" calcext:value-type="float">
            <text:p>2.07122729344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608878306" calcext:value-type="float">
            <text:p>0.7156560887830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12052513629" calcext:value-type="float">
            <text:p>2.011205251362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216535562" calcext:value-type="float">
            <text:p>1.42912165355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661675093" calcext:value-type="float">
            <text:p>0.71408661675093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8</text:p>
          </table:table-cell>
          <table:table-cell office:value-type="float" office:value="0.71478766864456" calcext:value-type="float">
            <text:p>0.714787668644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25</text:p>
          </table:table-cell>
          <table:table-cell office:value-type="float" office:value="1.4299311263883" calcext:value-type="float">
            <text:p>1.42993112638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24</text:p>
          </table:table-cell>
          <table:table-cell office:value-type="float" office:value="1.8030054705206" calcext:value-type="float">
            <text:p>1.803005470520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7</text:p>
          </table:table-cell>
          <table:table-cell office:value-type="float" office:value="1.8663759301306" calcext:value-type="float">
            <text:p>1.8663759301306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02483576333" calcext:value-type="float">
            <text:p>2.060248357633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1353767" calcext:value-type="float">
            <text:p>0.7139213537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88494748953" calcext:value-type="float">
            <text:p>1.998849474895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795493899" calcext:value-type="float">
            <text:p>1.428079549389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345862794" calcext:value-type="float">
            <text:p>0.71430345862794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1</text:p>
          </table:table-cell>
          <table:table-cell office:value-type="float" office:value="0.71431082704123" calcext:value-type="float">
            <text:p>0.7143108270412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22</text:p>
          </table:table-cell>
          <table:table-cell office:value-type="float" office:value="1.429653231944" calcext:value-type="float">
            <text:p>1.4296532319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5</text:p>
          </table:table-cell>
          <table:table-cell office:value-type="float" office:value="1.7928370601715" calcext:value-type="float">
            <text:p>1.792837060171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21</text:p>
          </table:table-cell>
          <table:table-cell office:value-type="float" office:value="1.8665485615278" calcext:value-type="float">
            <text:p>1.8665485615278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75030763126" calcext:value-type="float">
            <text:p>2.077503076312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66152983" calcext:value-type="float">
            <text:p>0.715466615298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4347258582" calcext:value-type="float">
            <text:p>2.010434725858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5363910143" calcext:value-type="float">
            <text:p>1.4285363910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556433098" calcext:value-type="float">
            <text:p>0.71388556433098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14</text:p>
          </table:table-cell>
          <table:table-cell office:value-type="float" office:value="0.71565608878306" calcext:value-type="float">
            <text:p>0.7156560887830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18</text:p>
          </table:table-cell>
          <table:table-cell office:value-type="float" office:value="1.426975340026" calcext:value-type="float">
            <text:p>1.4269753400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6</text:p>
          </table:table-cell>
          <table:table-cell office:value-type="float" office:value="1.792277060761" calcext:value-type="float">
            <text:p>1.79227706076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3</text:p>
          </table:table-cell>
          <table:table-cell office:value-type="float" office:value="1.8695622425661" calcext:value-type="float">
            <text:p>1.8695622425661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85083489386" calcext:value-type="float">
            <text:p>2.068508348938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766877087" calcext:value-type="float">
            <text:p>0.714667668770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18978822128" calcext:value-type="float">
            <text:p>2.011897882212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353389102" calcext:value-type="float">
            <text:p>1.428035338910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92476429" calcext:value-type="float">
            <text:p>0.714739247642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2</text:p>
          </table:table-cell>
          <table:table-cell office:value-type="float" office:value="0.71557819412822" calcext:value-type="float">
            <text:p>0.715578194128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19</text:p>
          </table:table-cell>
          <table:table-cell office:value-type="float" office:value="1.4286953382154" calcext:value-type="float">
            <text:p>1.42869533821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23</text:p>
          </table:table-cell>
          <table:table-cell office:value-type="float" office:value="1.7967696876109" calcext:value-type="float">
            <text:p>1.79676968761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28</text:p>
          </table:table-cell>
          <table:table-cell office:value-type="float" office:value="1.8692064534669" calcext:value-type="float">
            <text:p>1.8692064534669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17083560965" calcext:value-type="float">
            <text:p>2.061708356096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556338362" calcext:value-type="float">
            <text:p>0.714785563383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23663027723" calcext:value-type="float">
            <text:p>2.012366302772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816552825" calcext:value-type="float">
            <text:p>1.42748165528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819539137" calcext:value-type="float">
            <text:p>0.71437819539137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26</text:p>
          </table:table-cell>
          <table:table-cell office:value-type="float" office:value="0.71388240643957" calcext:value-type="float">
            <text:p>0.713882406439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5</text:p>
          </table:table-cell>
          <table:table-cell office:value-type="float" office:value="1.4290816535983" calcext:value-type="float">
            <text:p>1.42908165359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9</text:p>
          </table:table-cell>
          <table:table-cell office:value-type="float" office:value="1.7962233723965" calcext:value-type="float">
            <text:p>1.796223372396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16</text:p>
          </table:table-cell>
          <table:table-cell office:value-type="float" office:value="1.8651180367179" calcext:value-type="float">
            <text:p>1.8651180367179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44567637297" calcext:value-type="float">
            <text:p>2.074456763729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95031478914" calcext:value-type="float">
            <text:p>2.009503147891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5069152559" calcext:value-type="float">
            <text:p>1.43050691525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608878306" calcext:value-type="float">
            <text:p>0.71565608878306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23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17</text:p>
          </table:table-cell>
          <table:table-cell office:value-type="float" office:value="1.4306690203484" calcext:value-type="float">
            <text:p>1.43066902034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29</text:p>
          </table:table-cell>
          <table:table-cell office:value-type="float" office:value="1.796150740894" calcext:value-type="float">
            <text:p>1.79615074089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29</text:p>
          </table:table-cell>
          <table:table-cell office:value-type="float" office:value="1.8685201383999" calcext:value-type="float">
            <text:p>1.8685201383999</text:p>
          </table:table-cell>
        </table:table-row>
        <table:table-row table:style-name="ro1">
          <table:table-cell table:number-columns-repeated="31"/>
          <table:table-cell table:formula="of:=AVERAGE([.AF203:.AF232])" office:value-type="float" office:value="2.07167073157467" calcext:value-type="float">
            <text:p>2.07167073157467</text:p>
          </table:table-cell>
          <table:table-cell/>
          <table:table-cell table:formula="of:=AVERAGE([.AO203:.AO232])" office:value-type="float" office:value="0.714397072564486" calcext:value-type="float">
            <text:p>0.714397072564486</text:p>
          </table:table-cell>
          <table:table-cell/>
          <table:table-cell table:formula="of:=AVERAGE([.AV203:.AV232])" office:value-type="float" office:value="2.00924977973707" calcext:value-type="float">
            <text:p>2.00924977973707</text:p>
          </table:table-cell>
          <table:table-cell/>
          <table:table-cell table:formula="of:=AVERAGE([.BC215:.BC244])" office:value-type="float" office:value="1.4285341353776" calcext:value-type="float">
            <text:p>1.4285341353776</text:p>
          </table:table-cell>
          <table:table-cell/>
          <table:table-cell table:formula="of:=AVERAGE([.BJ203:.BJ232])" office:value-type="float" office:value="0.714396897126073" calcext:value-type="float">
            <text:p>0.714396897126073</text:p>
          </table:table-cell>
          <table:table-cell table:number-columns-repeated="28"/>
          <table:table-cell table:formula="of:=AVERAGE([.BQ203:.BQ232])" office:value-type="float" office:value="0.714397809405815" calcext:value-type="float">
            <text:p>0.714397809405815</text:p>
          </table:table-cell>
          <table:table-cell/>
          <table:table-cell table:formula="of:=AVERAGE([.BV203:.BV232])" office:value-type="float" office:value="1.42860800497403" calcext:value-type="float">
            <text:p>1.42860800497403</text:p>
          </table:table-cell>
          <table:table-cell/>
          <table:table-cell table:formula="of:=AVERAGE([.CA203:.CA232])" office:value-type="float" office:value="1.79519625067062" calcext:value-type="float">
            <text:p>1.79519625067062</text:p>
          </table:table-cell>
          <table:table-cell/>
          <table:table-cell table:formula="of:=AVERAGE([.CF203:.CF232])" office:value-type="float" office:value="1.86498119475665" calcext:value-type="float">
            <text:p>1.86498119475665</text:p>
          </table:table-cell>
          <table:table-cell table:number-columns-repeated="9"/>
        </table:table-row>
        <table:table-row table:style-name="ro1">
          <table:table-cell table:number-columns-repeated="84"/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34514911037" calcext:value-type="float">
            <text:p>2.083451491103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766877087" calcext:value-type="float">
            <text:p>0.714667668770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98568212033" calcext:value-type="float">
            <text:p>2.019856821203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3237607118" calcext:value-type="float">
            <text:p>1.427323760711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55644152" calcext:value-type="float">
            <text:p>0.7138055644152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3</text:p>
          </table:table-cell>
          <table:table-cell office:value-type="float" office:value="0.71434872173819" calcext:value-type="float">
            <text:p>0.714348721738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10</text:p>
          </table:table-cell>
          <table:table-cell office:value-type="float" office:value="1.429110074621" calcext:value-type="float">
            <text:p>1.42911007462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5</text:p>
          </table:table-cell>
          <table:table-cell office:value-type="float" office:value="1.7985338962801" calcext:value-type="float">
            <text:p>1.798533896280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12</text:p>
          </table:table-cell>
          <table:table-cell office:value-type="float" office:value="1.8571506766835" calcext:value-type="float">
            <text:p>1.8571506766835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82157071414" calcext:value-type="float">
            <text:p>2.078215707141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556338362" calcext:value-type="float">
            <text:p>0.714785563383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09957673729" calcext:value-type="float">
            <text:p>2.020995767372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9353390154" calcext:value-type="float">
            <text:p>1.427935339015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76693814" calcext:value-type="float">
            <text:p>0.7140876693814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9</text:p>
          </table:table-cell>
          <table:table-cell office:value-type="float" office:value="0.71382661702461" calcext:value-type="float">
            <text:p>0.7138266170246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23</text:p>
          </table:table-cell>
          <table:table-cell office:value-type="float" office:value="1.427373234344" calcext:value-type="float">
            <text:p>1.4273732343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16</text:p>
          </table:table-cell>
          <table:table-cell office:value-type="float" office:value="1.8052412576408" calcext:value-type="float">
            <text:p>1.805241257640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9</text:p>
          </table:table-cell>
          <table:table-cell office:value-type="float" office:value="1.8622433029018" calcext:value-type="float">
            <text:p>1.8622433029018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82167597718" calcext:value-type="float">
            <text:p>2.078216759771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15747246582" calcext:value-type="float">
            <text:p>2.011574724658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6574414132" calcext:value-type="float">
            <text:p>1.43065744141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92464429" calcext:value-type="float">
            <text:p>0.715879246442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6</text:p>
          </table:table-cell>
          <table:table-cell office:value-type="float" office:value="0.7154666152983" calcext:value-type="float">
            <text:p>0.71546661529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3</text:p>
          </table:table-cell>
          <table:table-cell office:value-type="float" office:value="1.429870073821" calcext:value-type="float">
            <text:p>1.42987007382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6</text:p>
          </table:table-cell>
          <table:table-cell office:value-type="float" office:value="1.7923928501128" calcext:value-type="float">
            <text:p>1.792392850112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20</text:p>
          </table:table-cell>
          <table:table-cell office:value-type="float" office:value="1.8648075107289" calcext:value-type="float">
            <text:p>1.8648075107289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79609705674" calcext:value-type="float">
            <text:p>2.077960970567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924915869" calcext:value-type="float">
            <text:p>0.713299249158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6745235005" calcext:value-type="float">
            <text:p>2.02674523500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9227085024" calcext:value-type="float">
            <text:p>1.42692270850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30030178916" calcext:value-type="float">
            <text:p>0.71330030178916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21</text:p>
          </table:table-cell>
          <table:table-cell office:value-type="float" office:value="0.71421503766838" calcext:value-type="float">
            <text:p>0.714215037668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11</text:p>
          </table:table-cell>
          <table:table-cell office:value-type="float" office:value="1.4276753392891" calcext:value-type="float">
            <text:p>1.42767533928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15</text:p>
          </table:table-cell>
          <table:table-cell office:value-type="float" office:value="1.8029265232352" calcext:value-type="float">
            <text:p>1.80292652323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2</text:p>
          </table:table-cell>
          <table:table-cell office:value-type="float" office:value="1.8649633000386" calcext:value-type="float">
            <text:p>1.8649633000386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5412541671" calcext:value-type="float">
            <text:p>2.08541254167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01883892754" calcext:value-type="float">
            <text:p>2.030188389275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74285606" calcext:value-type="float">
            <text:p>1.42867428560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26</text:p>
          </table:table-cell>
          <table:table-cell office:value-type="float" office:value="0.71388240643957" calcext:value-type="float">
            <text:p>0.713882406439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13</text:p>
          </table:table-cell>
          <table:table-cell office:value-type="float" office:value="1.428926916919" calcext:value-type="float">
            <text:p>1.4289269169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17</text:p>
          </table:table-cell>
          <table:table-cell office:value-type="float" office:value="1.7887170645084" calcext:value-type="float">
            <text:p>1.78871706450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28</text:p>
          </table:table-cell>
          <table:table-cell office:value-type="float" office:value="1.8635327752287" calcext:value-type="float">
            <text:p>1.8635327752287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3966227404" calcext:value-type="float">
            <text:p>2.08396622740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66173404" calcext:value-type="float">
            <text:p>0.7135266173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67841823324" calcext:value-type="float">
            <text:p>2.026784182332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57511307883" calcext:value-type="float">
            <text:p>1.425751130788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556470993" calcext:value-type="float">
            <text:p>0.71352556470993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22</text:p>
          </table:table-cell>
          <table:table-cell office:value-type="float" office:value="0.71472135292489" calcext:value-type="float">
            <text:p>0.7147213529248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8</text:p>
          </table:table-cell>
          <table:table-cell office:value-type="float" office:value="1.4284858647517" calcext:value-type="float">
            <text:p>1.428485864751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21</text:p>
          </table:table-cell>
          <table:table-cell office:value-type="float" office:value="1.8019886294857" calcext:value-type="float">
            <text:p>1.80198862948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13</text:p>
          </table:table-cell>
          <table:table-cell office:value-type="float" office:value="1.8722411871145" calcext:value-type="float">
            <text:p>1.8722411871145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07188624012" calcext:value-type="float">
            <text:p>2.080718862401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135347226" calcext:value-type="float">
            <text:p>0.7142013534722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19820821241" calcext:value-type="float">
            <text:p>2.021982082124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942846376" calcext:value-type="float">
            <text:p>1.429594284637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34587332" calcext:value-type="float">
            <text:p>0.7142034587332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14</text:p>
          </table:table-cell>
          <table:table-cell office:value-type="float" office:value="0.71565082563071" calcext:value-type="float">
            <text:p>0.7156508256307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29</text:p>
          </table:table-cell>
          <table:table-cell office:value-type="float" office:value="1.4274563921512" calcext:value-type="float">
            <text:p>1.427456392151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22</text:p>
          </table:table-cell>
          <table:table-cell office:value-type="float" office:value="1.7995570530978" calcext:value-type="float">
            <text:p>1.79955705309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15</text:p>
          </table:table-cell>
          <table:table-cell office:value-type="float" office:value="1.8611559356253" calcext:value-type="float">
            <text:p>1.8611559356253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67778139181" calcext:value-type="float">
            <text:p>2.076777813918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39845116" calcext:value-type="float">
            <text:p>0.71471398451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57526149972" calcext:value-type="float">
            <text:p>2.015752614997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742846586" calcext:value-type="float">
            <text:p>1.429574284658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39845116" calcext:value-type="float">
            <text:p>0.7147139845116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13</text:p>
          </table:table-cell>
          <table:table-cell office:value-type="float" office:value="0.7143771427609" calcext:value-type="float">
            <text:p>0.71437714276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18</text:p>
          </table:table-cell>
          <table:table-cell office:value-type="float" office:value="1.4266869192769" calcext:value-type="float">
            <text:p>1.42668691927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25</text:p>
          </table:table-cell>
          <table:table-cell office:value-type="float" office:value="1.807658097202" calcext:value-type="float">
            <text:p>1.80765809720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26</text:p>
          </table:table-cell>
          <table:table-cell office:value-type="float" office:value="1.8683380333284" calcext:value-type="float">
            <text:p>1.8683380333284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44220163979" calcext:value-type="float">
            <text:p>2.084422016397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47041950482" calcext:value-type="float">
            <text:p>2.014704195048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721818188" calcext:value-type="float">
            <text:p>1.42727218181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29</text:p>
          </table:table-cell>
          <table:table-cell office:value-type="float" office:value="0.71282767070772" calcext:value-type="float">
            <text:p>0.712827670707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2</text:p>
          </table:table-cell>
          <table:table-cell office:value-type="float" office:value="1.4295406004836" calcext:value-type="float">
            <text:p>1.42954060048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14</text:p>
          </table:table-cell>
          <table:table-cell office:value-type="float" office:value="1.7981296861793" calcext:value-type="float">
            <text:p>1.798129686179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27</text:p>
          </table:table-cell>
          <table:table-cell office:value-type="float" office:value="1.8663096144109" calcext:value-type="float">
            <text:p>1.8663096144109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82651807735" calcext:value-type="float">
            <text:p>2.078265180773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714219248" calcext:value-type="float">
            <text:p>0.7149171421924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31073546238" calcext:value-type="float">
            <text:p>2.013107354623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10074621" calcext:value-type="float">
            <text:p>1.42911007462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2135271437" calcext:value-type="float">
            <text:p>0.71492135271437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17</text:p>
          </table:table-cell>
          <table:table-cell office:value-type="float" office:value="0.7158792464429" calcext:value-type="float">
            <text:p>0.71587924644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17</text:p>
          </table:table-cell>
          <table:table-cell office:value-type="float" office:value="1.4319553347839" calcext:value-type="float">
            <text:p>1.43195533478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0</text:p>
          </table:table-cell>
          <table:table-cell office:value-type="float" office:value="1.7985823172818" calcext:value-type="float">
            <text:p>1.798582317281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1</text:p>
          </table:table-cell>
          <table:table-cell office:value-type="float" office:value="1.8632243545007" calcext:value-type="float">
            <text:p>1.8632243545007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94978110549" calcext:value-type="float">
            <text:p>2.079497811054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66157404" calcext:value-type="float">
            <text:p>0.7150466157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23715553984" calcext:value-type="float">
            <text:p>2.022371555398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0248105002" calcext:value-type="float">
            <text:p>1.430024810500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977363182" calcext:value-type="float">
            <text:p>0.71504977363182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27</text:p>
          </table:table-cell>
          <table:table-cell office:value-type="float" office:value="0.71480451073209" calcext:value-type="float">
            <text:p>0.714804510732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21</text:p>
          </table:table-cell>
          <table:table-cell office:value-type="float" office:value="1.4296500740526" calcext:value-type="float">
            <text:p>1.42965007405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11</text:p>
          </table:table-cell>
          <table:table-cell office:value-type="float" office:value="1.8053812574934" calcext:value-type="float">
            <text:p>1.805381257493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3</text:p>
          </table:table-cell>
          <table:table-cell office:value-type="float" office:value="1.865276983919" calcext:value-type="float">
            <text:p>1.865276983919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36072909397" calcext:value-type="float">
            <text:p>2.073607290939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240643957" calcext:value-type="float">
            <text:p>0.713882406439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15589352011" calcext:value-type="float">
            <text:p>2.011558935201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3974437922" calcext:value-type="float">
            <text:p>1.428397443792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556433098" calcext:value-type="float">
            <text:p>0.71388556433098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2</text:p>
          </table:table-cell>
          <table:table-cell office:value-type="float" office:value="0.71557924675869" calcext:value-type="float">
            <text:p>0.715579246758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9</text:p>
          </table:table-cell>
          <table:table-cell office:value-type="float" office:value="1.4280574441501" calcext:value-type="float">
            <text:p>1.428057444150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13</text:p>
          </table:table-cell>
          <table:table-cell office:value-type="float" office:value="1.8074244132375" calcext:value-type="float">
            <text:p>1.80742441323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6</text:p>
          </table:table-cell>
          <table:table-cell office:value-type="float" office:value="1.8627117234613" calcext:value-type="float">
            <text:p>1.8627117234613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35672909818" calcext:value-type="float">
            <text:p>2.073567290981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451073209" calcext:value-type="float">
            <text:p>0.714804510732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95220952399" calcext:value-type="float">
            <text:p>2.009522095239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574435185" calcext:value-type="float">
            <text:p>1.428657443518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451073209" calcext:value-type="float">
            <text:p>0.7148045107320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11</text:p>
          </table:table-cell>
          <table:table-cell office:value-type="float" office:value="0.71388030117863" calcext:value-type="float">
            <text:p>0.7138803011786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6</text:p>
          </table:table-cell>
          <table:table-cell office:value-type="float" office:value="1.4305532309966" calcext:value-type="float">
            <text:p>1.43055323099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18</text:p>
          </table:table-cell>
          <table:table-cell office:value-type="float" office:value="1.7990770536031" calcext:value-type="float">
            <text:p>1.799077053603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14</text:p>
          </table:table-cell>
          <table:table-cell office:value-type="float" office:value="1.8624433026913" calcext:value-type="float">
            <text:p>1.8624433026913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94525479447" calcext:value-type="float">
            <text:p>2.079452547944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766862351" calcext:value-type="float">
            <text:p>0.714807668623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18641875114" calcext:value-type="float">
            <text:p>2.021864187511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9984947384" calcext:value-type="float">
            <text:p>1.429998494738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661599304" calcext:value-type="float">
            <text:p>0.71480661599304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4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20</text:p>
          </table:table-cell>
          <table:table-cell office:value-type="float" office:value="1.4256942887429" calcext:value-type="float">
            <text:p>1.42569428874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1</text:p>
          </table:table-cell>
          <table:table-cell office:value-type="float" office:value="1.8002781049704" calcext:value-type="float">
            <text:p>1.80027810497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0</text:p>
          </table:table-cell>
          <table:table-cell office:value-type="float" office:value="1.8715222405029" calcext:value-type="float">
            <text:p>1.8715222405029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67493928954" calcext:value-type="float">
            <text:p>2.076749392895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556544677" calcext:value-type="float">
            <text:p>0.712825565446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85915593773" calcext:value-type="float">
            <text:p>2.018591559377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511289988" calcext:value-type="float">
            <text:p>1.42745112899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3082859913" calcext:value-type="float">
            <text:p>0.71283082859913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15</text:p>
          </table:table-cell>
          <table:table-cell office:value-type="float" office:value="0.7138055644152" calcext:value-type="float">
            <text:p>0.71380556441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16</text:p>
          </table:table-cell>
          <table:table-cell office:value-type="float" office:value="1.4279479705811" calcext:value-type="float">
            <text:p>1.427947970581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24</text:p>
          </table:table-cell>
          <table:table-cell office:value-type="float" office:value="1.7896833792807" calcext:value-type="float">
            <text:p>1.78968337928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19</text:p>
          </table:table-cell>
          <table:table-cell office:value-type="float" office:value="1.8692306639677" calcext:value-type="float">
            <text:p>1.8692306639677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73346554372" calcext:value-type="float">
            <text:p>2.077334655437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9234716595" calcext:value-type="float">
            <text:p>2.01923471659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1848145423" calcext:value-type="float">
            <text:p>1.426184814542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0</text:p>
          </table:table-cell>
          <table:table-cell office:value-type="float" office:value="0.71456135309331" calcext:value-type="float">
            <text:p>0.7145613530933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5</text:p>
          </table:table-cell>
          <table:table-cell office:value-type="float" office:value="1.4292279692337" calcext:value-type="float">
            <text:p>1.429227969233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4</text:p>
          </table:table-cell>
          <table:table-cell office:value-type="float" office:value="1.8007865254879" calcext:value-type="float">
            <text:p>1.80078652548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29</text:p>
          </table:table-cell>
          <table:table-cell office:value-type="float" office:value="1.8681464545827" calcext:value-type="float">
            <text:p>1.8681464545827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8018854717" calcext:value-type="float">
            <text:p>2.08801885471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92464429" calcext:value-type="float">
            <text:p>0.71587924644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01978734759" calcext:value-type="float">
            <text:p>2.020197873475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311271251" calcext:value-type="float">
            <text:p>1.42923112712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503749996" calcext:value-type="float">
            <text:p>0.71437503749996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18</text:p>
          </table:table-cell>
          <table:table-cell office:value-type="float" office:value="0.71329924915869" calcext:value-type="float">
            <text:p>0.713299249158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25</text:p>
          </table:table-cell>
          <table:table-cell office:value-type="float" office:value="1.4301742840271" calcext:value-type="float">
            <text:p>1.430174284027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29</text:p>
          </table:table-cell>
          <table:table-cell office:value-type="float" office:value="1.8021938924275" calcext:value-type="float">
            <text:p>1.80219389242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25</text:p>
          </table:table-cell>
          <table:table-cell office:value-type="float" office:value="1.8735243436586" calcext:value-type="float">
            <text:p>1.8735243436586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81493808954" calcext:value-type="float">
            <text:p>2.088149380895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66152983" calcext:value-type="float">
            <text:p>0.715466615298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54673416133" calcext:value-type="float">
            <text:p>2.025467341613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9837589645" calcext:value-type="float">
            <text:p>1.428983758964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714141354" calcext:value-type="float">
            <text:p>0.71565714141354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8</text:p>
          </table:table-cell>
          <table:table-cell office:value-type="float" office:value="0.71478661601409" calcext:value-type="float">
            <text:p>0.714786616014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27</text:p>
          </table:table-cell>
          <table:table-cell office:value-type="float" office:value="1.428658496149" calcext:value-type="float">
            <text:p>1.42865849614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12</text:p>
          </table:table-cell>
          <table:table-cell office:value-type="float" office:value="1.8023170501926" calcext:value-type="float">
            <text:p>1.80231705019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4</text:p>
          </table:table-cell>
          <table:table-cell office:value-type="float" office:value="1.8702369786979" calcext:value-type="float">
            <text:p>1.8702369786979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14935984278" calcext:value-type="float">
            <text:p>2.08149359842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187967171" calcext:value-type="float">
            <text:p>0.714311879671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9236821856" calcext:value-type="float">
            <text:p>2.01923682185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795477057" calcext:value-type="float">
            <text:p>1.42967954770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082704123" calcext:value-type="float">
            <text:p>0.71431082704123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24</text:p>
          </table:table-cell>
          <table:table-cell office:value-type="float" office:value="0.71491924745342" calcext:value-type="float">
            <text:p>0.714919247453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0</text:p>
          </table:table-cell>
          <table:table-cell office:value-type="float" office:value="1.4261490251063" calcext:value-type="float">
            <text:p>1.426149025106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19</text:p>
          </table:table-cell>
          <table:table-cell office:value-type="float" office:value="1.8010223147134" calcext:value-type="float">
            <text:p>1.801022314713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16</text:p>
          </table:table-cell>
          <table:table-cell office:value-type="float" office:value="1.8628538285749" calcext:value-type="float">
            <text:p>1.8628538285749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44662268777" calcext:value-type="float">
            <text:p>2.084466226877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714149775" calcext:value-type="float">
            <text:p>0.715577141497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44715637141" calcext:value-type="float">
            <text:p>2.014471563714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763923406" calcext:value-type="float">
            <text:p>1.427276392340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661651935" calcext:value-type="float">
            <text:p>0.71430661651935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20</text:p>
          </table:table-cell>
          <table:table-cell office:value-type="float" office:value="0.7135266173404" calcext:value-type="float">
            <text:p>0.71352661734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19</text:p>
          </table:table-cell>
          <table:table-cell office:value-type="float" office:value="1.4286932329545" calcext:value-type="float">
            <text:p>1.42869323295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27</text:p>
          </table:table-cell>
          <table:table-cell office:value-type="float" office:value="1.7966875824341" calcext:value-type="float">
            <text:p>1.796687582434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23</text:p>
          </table:table-cell>
          <table:table-cell office:value-type="float" office:value="1.8656464572143" calcext:value-type="float">
            <text:p>1.8656464572143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29146600898" calcext:value-type="float">
            <text:p>2.072914660089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30357652255" calcext:value-type="float">
            <text:p>2.023035765225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9427063761" calcext:value-type="float">
            <text:p>1.428942706376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819591769" calcext:value-type="float">
            <text:p>0.7138781959176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7</text:p>
          </table:table-cell>
          <table:table-cell office:value-type="float" office:value="0.71466766877087" calcext:value-type="float">
            <text:p>0.714667668770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15</text:p>
          </table:table-cell>
          <table:table-cell office:value-type="float" office:value="1.42702902418" calcext:value-type="float">
            <text:p>1.4270290241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28</text:p>
          </table:table-cell>
          <table:table-cell office:value-type="float" office:value="1.7994381058546" calcext:value-type="float">
            <text:p>1.799438105854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7</text:p>
          </table:table-cell>
          <table:table-cell office:value-type="float" office:value="1.8636885645384" calcext:value-type="float">
            <text:p>1.8636885645384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70609609885" calcext:value-type="float">
            <text:p>2.087060960988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661605619" calcext:value-type="float">
            <text:p>0.714746616056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72968238981" calcext:value-type="float">
            <text:p>2.017296823898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8532317334" calcext:value-type="float">
            <text:p>1.429853231733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714149775" calcext:value-type="float">
            <text:p>0.71557714149775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25</text:p>
          </table:table-cell>
          <table:table-cell office:value-type="float" office:value="0.71505293152323" calcext:value-type="float">
            <text:p>0.7150529315232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22</text:p>
          </table:table-cell>
          <table:table-cell office:value-type="float" office:value="1.4298732317124" calcext:value-type="float">
            <text:p>1.42987323171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10</text:p>
          </table:table-cell>
          <table:table-cell office:value-type="float" office:value="1.7988170538768" calcext:value-type="float">
            <text:p>1.79881705387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21</text:p>
          </table:table-cell>
          <table:table-cell office:value-type="float" office:value="1.8668654032996" calcext:value-type="float">
            <text:p>1.8668654032996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3899901158" calcext:value-type="float">
            <text:p>2.09389990115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1353767" calcext:value-type="float">
            <text:p>0.7139213537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45915635878" calcext:value-type="float">
            <text:p>2.014591563587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7584970963" calcext:value-type="float">
            <text:p>1.42775849709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12</text:p>
          </table:table-cell>
          <table:table-cell office:value-type="float" office:value="0.71473714238196" calcext:value-type="float">
            <text:p>0.714737142381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26</text:p>
          </table:table-cell>
          <table:table-cell office:value-type="float" office:value="1.4283606017257" calcext:value-type="float">
            <text:p>1.42836060172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2</text:p>
          </table:table-cell>
          <table:table-cell office:value-type="float" office:value="1.8057949412685" calcext:value-type="float">
            <text:p>1.805794941268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17</text:p>
          </table:table-cell>
          <table:table-cell office:value-type="float" office:value="1.8697548739422" calcext:value-type="float">
            <text:p>1.8697548739422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06641256167" calcext:value-type="float">
            <text:p>2.080664125616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451125841" calcext:value-type="float">
            <text:p>0.714304511258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55810362305" calcext:value-type="float">
            <text:p>2.015581036230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553388891" calcext:value-type="float">
            <text:p>1.42805533888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16</text:p>
          </table:table-cell>
          <table:table-cell office:value-type="float" office:value="0.71409187990328" calcext:value-type="float">
            <text:p>0.7140918799032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12</text:p>
          </table:table-cell>
          <table:table-cell office:value-type="float" office:value="1.4295100741999" calcext:value-type="float">
            <text:p>1.429510074199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3</text:p>
          </table:table-cell>
          <table:table-cell office:value-type="float" office:value="1.8001770524452" calcext:value-type="float">
            <text:p>1.80017705244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24</text:p>
          </table:table-cell>
          <table:table-cell office:value-type="float" office:value="1.8737675012974" calcext:value-type="float">
            <text:p>1.8737675012974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38578064655" calcext:value-type="float">
            <text:p>2.083857806465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030117863" calcext:value-type="float">
            <text:p>0.713880301178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3347259634" calcext:value-type="float">
            <text:p>2.010334725963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5005994731" calcext:value-type="float">
            <text:p>1.430500599473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030113653" calcext:value-type="float">
            <text:p>0.71392030113653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28</text:p>
          </table:table-cell>
          <table:table-cell office:value-type="float" office:value="0.71480661599304" calcext:value-type="float">
            <text:p>0.714806615993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14</text:p>
          </table:table-cell>
          <table:table-cell office:value-type="float" office:value="1.4296795477057" calcext:value-type="float">
            <text:p>1.42967954770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20</text:p>
          </table:table-cell>
          <table:table-cell office:value-type="float" office:value="1.798048633633" calcext:value-type="float">
            <text:p>1.7980486336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22</text:p>
          </table:table-cell>
          <table:table-cell office:value-type="float" office:value="1.8520917346403" calcext:value-type="float">
            <text:p>1.8520917346403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66546456267" calcext:value-type="float">
            <text:p>2.086654645626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714238196" calcext:value-type="float">
            <text:p>0.714737142381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00115789352" calcext:value-type="float">
            <text:p>2.000011578935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195493478" calcext:value-type="float">
            <text:p>1.42811954934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977318971" calcext:value-type="float">
            <text:p>0.71546977318971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5</text:p>
          </table:table-cell>
          <table:table-cell office:value-type="float" office:value="0.713921353767" calcext:value-type="float">
            <text:p>0.7139213537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4</text:p>
          </table:table-cell>
          <table:table-cell office:value-type="float" office:value="1.4280227073445" calcext:value-type="float">
            <text:p>1.42802270734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26</text:p>
          </table:table-cell>
          <table:table-cell office:value-type="float" office:value="1.7982612649881" calcext:value-type="float">
            <text:p>1.798261264988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11</text:p>
          </table:table-cell>
          <table:table-cell office:value-type="float" office:value="1.8703727680287" calcext:value-type="float">
            <text:p>1.8703727680287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70472767923" calcext:value-type="float">
            <text:p>2.087047276792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819539137" calcext:value-type="float">
            <text:p>0.714378195391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62631302493" calcext:value-type="float">
            <text:p>2.026263130249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5269173401" calcext:value-type="float">
            <text:p>1.428526917340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556350993" calcext:value-type="float">
            <text:p>0.71466556350993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23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24</text:p>
          </table:table-cell>
          <table:table-cell office:value-type="float" office:value="1.4289753379207" calcext:value-type="float">
            <text:p>1.42897533792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8</text:p>
          </table:table-cell>
          <table:table-cell office:value-type="float" office:value="1.8040654694048" calcext:value-type="float">
            <text:p>1.804065469404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8</text:p>
          </table:table-cell>
          <table:table-cell office:value-type="float" office:value="1.8663011933672" calcext:value-type="float">
            <text:p>1.8663011933672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25399131159" calcext:value-type="float">
            <text:p>2.082539913115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503615259" calcext:value-type="float">
            <text:p>0.715655036152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4682079282" calcext:value-type="float">
            <text:p>2.02468207928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448125844" calcext:value-type="float">
            <text:p>1.428044812584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556338362" calcext:value-type="float">
            <text:p>0.71478556338362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19</text:p>
          </table:table-cell>
          <table:table-cell office:value-type="float" office:value="0.7138634590911" calcext:value-type="float">
            <text:p>0.713863459091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7</text:p>
          </table:table-cell>
          <table:table-cell office:value-type="float" office:value="1.4283795490742" calcext:value-type="float">
            <text:p>1.42837954907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7</text:p>
          </table:table-cell>
          <table:table-cell office:value-type="float" office:value="1.8037749433948" calcext:value-type="float">
            <text:p>1.803774943394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5</text:p>
          </table:table-cell>
          <table:table-cell office:value-type="float" office:value="1.8665938246381" calcext:value-type="float">
            <text:p>1.8665938246381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15146510372" calcext:value-type="float">
            <text:p>2.081514651037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661704567" calcext:value-type="float">
            <text:p>0.713806617045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1624187764" calcext:value-type="float">
            <text:p>2.02162418776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4774426553" calcext:value-type="float">
            <text:p>1.429477442655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10</text:p>
          </table:table-cell>
          <table:table-cell office:value-type="float" office:value="0.71430556388888" calcext:value-type="float">
            <text:p>0.7143055638888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1</text:p>
          </table:table-cell>
          <table:table-cell office:value-type="float" office:value="1.4272795502321" calcext:value-type="float">
            <text:p>1.427279550232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9</text:p>
          </table:table-cell>
          <table:table-cell office:value-type="float" office:value="1.8026686287699" calcext:value-type="float">
            <text:p>1.802668628769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18</text:p>
          </table:table-cell>
          <table:table-cell office:value-type="float" office:value="1.8648622475134" calcext:value-type="float">
            <text:p>1.8648622475134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42925533763" calcext:value-type="float">
            <text:p>2.074292553376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76693814" calcext:value-type="float">
            <text:p>0.71408766938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85368225928" calcext:value-type="float">
            <text:p>2.018536822592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374430132" calcext:value-type="float">
            <text:p>1.42913744301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245108163" calcext:value-type="float">
            <text:p>0.7147245108163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1</text:p>
          </table:table-cell>
          <table:table-cell office:value-type="float" office:value="0.71430556388888" calcext:value-type="float">
            <text:p>0.7143055638888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28</text:p>
          </table:table-cell>
          <table:table-cell office:value-type="float" office:value="1.4296753371839" calcext:value-type="float">
            <text:p>1.42967533718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23</text:p>
          </table:table-cell>
          <table:table-cell office:value-type="float" office:value="1.7945760057095" calcext:value-type="float">
            <text:p>1.794576005709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10</text:p>
          </table:table-cell>
          <table:table-cell office:value-type="float" office:value="1.8557685728752" calcext:value-type="float">
            <text:p>1.8557685728752</text:p>
          </table:table-cell>
        </table:table-row>
        <table:table-row table:style-name="ro1">
          <table:table-cell table:number-columns-repeated="31"/>
          <table:table-cell table:formula="of:=AVERAGE([.AF235:.AF264])" office:value-type="float" office:value="2.08133970385295" calcext:value-type="float">
            <text:p>2.08133970385295</text:p>
          </table:table-cell>
          <table:table-cell/>
          <table:table-cell table:formula="of:=AVERAGE([.AO235:.AO264])" office:value-type="float" office:value="0.714396686599979" calcext:value-type="float">
            <text:p>0.714396686599979</text:p>
          </table:table-cell>
          <table:table-cell/>
          <table:table-cell table:formula="of:=AVERAGE([.AV235:.AV264])" office:value-type="float" office:value="2.01853885767838" calcext:value-type="float">
            <text:p>2.01853885767838</text:p>
          </table:table-cell>
          <table:table-cell/>
          <table:table-cell table:formula="of:=AVERAGE([.BC249:.BC278])" office:value-type="float" office:value="1.42859172930193" calcext:value-type="float">
            <text:p>1.42859172930193</text:p>
          </table:table-cell>
          <table:table-cell/>
          <table:table-cell table:formula="of:=AVERAGE([.BJ235:.BJ264])" office:value-type="float" office:value="0.714396756775344" calcext:value-type="float">
            <text:p>0.714396756775344</text:p>
          </table:table-cell>
          <table:table-cell table:number-columns-repeated="28"/>
          <table:table-cell table:formula="of:=AVERAGE([.BQ235:.BQ264])" office:value-type="float" office:value="0.71439773923045" calcext:value-type="float">
            <text:p>0.71439773923045</text:p>
          </table:table-cell>
          <table:table-cell/>
          <table:table-cell table:formula="of:=AVERAGE([.BV235:.BV264])" office:value-type="float" office:value="1.42862239092381" calcext:value-type="float">
            <text:p>1.42862239092381</text:p>
          </table:table-cell>
          <table:table-cell/>
          <table:table-cell table:formula="of:=AVERAGE([.CA235:.CA264])" office:value-type="float" office:value="1.80014003494032" calcext:value-type="float">
            <text:p>1.80014003494032</text:p>
          </table:table-cell>
          <table:table-cell/>
          <table:table-cell table:formula="of:=AVERAGE([.CF235:.CF264])" office:value-type="float" office:value="1.86552087839908" calcext:value-type="float">
            <text:p>1.86552087839908</text:p>
          </table:table-cell>
          <table:table-cell table:number-columns-repeated="9"/>
        </table:table-row>
        <table:table-row table:style-name="ro1">
          <table:table-cell table:number-columns-repeated="84"/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79020022084" calcext:value-type="float">
            <text:p>2.097902002208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66152983" calcext:value-type="float">
            <text:p>0.715466615298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34252279734" calcext:value-type="float">
            <text:p>2.033425227973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5111257778" calcext:value-type="float">
            <text:p>1.43051112577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872230661" calcext:value-type="float">
            <text:p>0.71380872230661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22</text:p>
          </table:table-cell>
          <table:table-cell office:value-type="float" office:value="0.7147318792296" calcext:value-type="float">
            <text:p>0.71473187922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9</text:p>
          </table:table-cell>
          <table:table-cell office:value-type="float" office:value="1.4283163912459" calcext:value-type="float">
            <text:p>1.428316391245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8</text:p>
          </table:table-cell>
          <table:table-cell office:value-type="float" office:value="1.8042433639544" calcext:value-type="float">
            <text:p>1.80424336395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9</text:p>
          </table:table-cell>
          <table:table-cell office:value-type="float" office:value="1.8714043458902" calcext:value-type="float">
            <text:p>1.8714043458902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70746451846" calcext:value-type="float">
            <text:p>2.087074645184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76693814" calcext:value-type="float">
            <text:p>0.71408766938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62210145042" calcext:value-type="float">
            <text:p>2.036221014504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9353390154" calcext:value-type="float">
            <text:p>1.427935339015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76693814" calcext:value-type="float">
            <text:p>0.7140876693814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18</text:p>
          </table:table-cell>
          <table:table-cell office:value-type="float" office:value="0.71330030178916" calcext:value-type="float">
            <text:p>0.713300301789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1</text:p>
          </table:table-cell>
          <table:table-cell office:value-type="float" office:value="1.4273416554298" calcext:value-type="float">
            <text:p>1.427341655429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19</text:p>
          </table:table-cell>
          <table:table-cell office:value-type="float" office:value="1.8105844099111" calcext:value-type="float">
            <text:p>1.810584409911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10</text:p>
          </table:table-cell>
          <table:table-cell office:value-type="float" office:value="1.8698759264464" calcext:value-type="float">
            <text:p>1.8698759264464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66030667336" calcext:value-type="float">
            <text:p>2.086603066733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819381243" calcext:value-type="float">
            <text:p>0.715878193812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04999678948" calcext:value-type="float">
            <text:p>2.030499967894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6427045866" calcext:value-type="float">
            <text:p>1.43064270458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92464429" calcext:value-type="float">
            <text:p>0.715879246442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11</text:p>
          </table:table-cell>
          <table:table-cell office:value-type="float" office:value="0.71388451170051" calcext:value-type="float">
            <text:p>0.713884511700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25</text:p>
          </table:table-cell>
          <table:table-cell office:value-type="float" office:value="1.4301384945911" calcext:value-type="float">
            <text:p>1.430138494591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21</text:p>
          </table:table-cell>
          <table:table-cell office:value-type="float" office:value="1.8026317867034" calcext:value-type="float">
            <text:p>1.802631786703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19</text:p>
          </table:table-cell>
          <table:table-cell office:value-type="float" office:value="1.8704748731843" calcext:value-type="float">
            <text:p>1.8704748731843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88767485508" calcext:value-type="float">
            <text:p>2.088876748550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924915869" calcext:value-type="float">
            <text:p>0.713299249158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09294411269" calcext:value-type="float">
            <text:p>2.030929441126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9142874586" calcext:value-type="float">
            <text:p>1.426914287458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30030178916" calcext:value-type="float">
            <text:p>0.71330030178916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17</text:p>
          </table:table-cell>
          <table:table-cell office:value-type="float" office:value="0.7158792464429" calcext:value-type="float">
            <text:p>0.71587924644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18</text:p>
          </table:table-cell>
          <table:table-cell office:value-type="float" office:value="1.4271584977279" calcext:value-type="float">
            <text:p>1.42715849772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6</text:p>
          </table:table-cell>
          <table:table-cell office:value-type="float" office:value="1.8080412546934" calcext:value-type="float">
            <text:p>1.808041254693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18</text:p>
          </table:table-cell>
          <table:table-cell office:value-type="float" office:value="1.8722790818115" calcext:value-type="float">
            <text:p>1.8722790818115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2716755035" calcext:value-type="float">
            <text:p>2.08271675503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72904975889" calcext:value-type="float">
            <text:p>2.027290497588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837592803" calcext:value-type="float">
            <text:p>1.42868375928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8</text:p>
          </table:table-cell>
          <table:table-cell office:value-type="float" office:value="0.71478451075315" calcext:value-type="float">
            <text:p>0.7147845107531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17</text:p>
          </table:table-cell>
          <table:table-cell office:value-type="float" office:value="1.4305637573013" calcext:value-type="float">
            <text:p>1.430563757301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11</text:p>
          </table:table-cell>
          <table:table-cell office:value-type="float" office:value="1.8056644150901" calcext:value-type="float">
            <text:p>1.805664415090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6</text:p>
          </table:table-cell>
          <table:table-cell office:value-type="float" office:value="1.8727253971312" calcext:value-type="float">
            <text:p>1.8727253971312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80999072633" calcext:value-type="float">
            <text:p>2.088099907263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66173404" calcext:value-type="float">
            <text:p>0.7135266173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97989265274" calcext:value-type="float">
            <text:p>2.019798926527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57627097235" calcext:value-type="float">
            <text:p>1.425762709723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345944899" calcext:value-type="float">
            <text:p>0.7135234594489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2</text:p>
          </table:table-cell>
          <table:table-cell office:value-type="float" office:value="0.71558029938916" calcext:value-type="float">
            <text:p>0.715580299389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22</text:p>
          </table:table-cell>
          <table:table-cell office:value-type="float" office:value="1.4296374424869" calcext:value-type="float">
            <text:p>1.42963744248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10</text:p>
          </table:table-cell>
          <table:table-cell office:value-type="float" office:value="1.8074223079765" calcext:value-type="float">
            <text:p>1.807422307976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7</text:p>
          </table:table-cell>
          <table:table-cell office:value-type="float" office:value="1.866251719735" calcext:value-type="float">
            <text:p>1.866251719735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39620063558" calcext:value-type="float">
            <text:p>2.093962006355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55644152" calcext:value-type="float">
            <text:p>0.713805564415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40399852211" calcext:value-type="float">
            <text:p>2.014039985221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963923196" calcext:value-type="float">
            <text:p>1.42729639231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503615259" calcext:value-type="float">
            <text:p>0.7156550361525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21</text:p>
          </table:table-cell>
          <table:table-cell office:value-type="float" office:value="0.71420977451603" calcext:value-type="float">
            <text:p>0.7142097745160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11</text:p>
          </table:table-cell>
          <table:table-cell office:value-type="float" office:value="1.4278006023152" calcext:value-type="float">
            <text:p>1.42780060231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25</text:p>
          </table:table-cell>
          <table:table-cell office:value-type="float" office:value="1.8018359980674" calcext:value-type="float">
            <text:p>1.801835998067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4</text:p>
          </table:table-cell>
          <table:table-cell office:value-type="float" office:value="1.8659675095079" calcext:value-type="float">
            <text:p>1.8659675095079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26672708766" calcext:value-type="float">
            <text:p>2.092667270876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240610273" calcext:value-type="float">
            <text:p>0.714202406102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7604170943" calcext:value-type="float">
            <text:p>2.03760417094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858635938" calcext:value-type="float">
            <text:p>1.429585863593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19714295038" calcext:value-type="float">
            <text:p>0.71419714295038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4</text:p>
          </table:table-cell>
          <table:table-cell office:value-type="float" office:value="0.71474135290384" calcext:value-type="float">
            <text:p>0.714741352903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20</text:p>
          </table:table-cell>
          <table:table-cell office:value-type="float" office:value="1.4256069204138" calcext:value-type="float">
            <text:p>1.42560692041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22</text:p>
          </table:table-cell>
          <table:table-cell office:value-type="float" office:value="1.8106201993472" calcext:value-type="float">
            <text:p>1.81062019934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29</text:p>
          </table:table-cell>
          <table:table-cell office:value-type="float" office:value="1.8687138224065" calcext:value-type="float">
            <text:p>1.8687138224065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44188479802" calcext:value-type="float">
            <text:p>2.094418847980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293188112" calcext:value-type="float">
            <text:p>0.7147129318811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07483886859" calcext:value-type="float">
            <text:p>2.030748388685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711267672" calcext:value-type="float">
            <text:p>1.42957112676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293188112" calcext:value-type="float">
            <text:p>0.71471293188112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28</text:p>
          </table:table-cell>
          <table:table-cell office:value-type="float" office:value="0.71481187914539" calcext:value-type="float">
            <text:p>0.714811879145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19</text:p>
          </table:table-cell>
          <table:table-cell office:value-type="float" office:value="1.4283869174875" calcext:value-type="float">
            <text:p>1.42838691748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12</text:p>
          </table:table-cell>
          <table:table-cell office:value-type="float" office:value="1.8030759967621" calcext:value-type="float">
            <text:p>1.803075996762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25</text:p>
          </table:table-cell>
          <table:table-cell office:value-type="float" office:value="1.8715275036553" calcext:value-type="float">
            <text:p>1.8715275036553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5027257866" calcext:value-type="float">
            <text:p>2.10502725786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66431087967" calcext:value-type="float">
            <text:p>2.046643108796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942870586" calcext:value-type="float">
            <text:p>1.427294287058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7</text:p>
          </table:table-cell>
          <table:table-cell office:value-type="float" office:value="0.7146666161404" calcext:value-type="float">
            <text:p>0.71466661614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16</text:p>
          </table:table-cell>
          <table:table-cell office:value-type="float" office:value="1.4278858653833" calcext:value-type="float">
            <text:p>1.42788586538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14</text:p>
          </table:table-cell>
          <table:table-cell office:value-type="float" office:value="1.8054780994967" calcext:value-type="float">
            <text:p>1.80547809949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5</text:p>
          </table:table-cell>
          <table:table-cell office:value-type="float" office:value="1.8633338280697" calcext:value-type="float">
            <text:p>1.8633338280697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56430572178" calcext:value-type="float">
            <text:p>2.09564305721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714219248" calcext:value-type="float">
            <text:p>0.7149171421924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23031238914" calcext:value-type="float">
            <text:p>2.032303123891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174430343" calcext:value-type="float">
            <text:p>1.42911744303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819482295" calcext:value-type="float">
            <text:p>0.71491819482295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26</text:p>
          </table:table-cell>
          <table:table-cell office:value-type="float" office:value="0.71388345907004" calcext:value-type="float">
            <text:p>0.713883459070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26</text:p>
          </table:table-cell>
          <table:table-cell office:value-type="float" office:value="1.428332180703" calcext:value-type="float">
            <text:p>1.42833218070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13</text:p>
          </table:table-cell>
          <table:table-cell office:value-type="float" office:value="1.8010875778025" calcext:value-type="float">
            <text:p>1.801087577802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26</text:p>
          </table:table-cell>
          <table:table-cell office:value-type="float" office:value="1.8740075010447" calcext:value-type="float">
            <text:p>1.8740075010447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56041204167" calcext:value-type="float">
            <text:p>2.085604120416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66157404" calcext:value-type="float">
            <text:p>0.7150466157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28662811934" calcext:value-type="float">
            <text:p>2.032866281193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0300736526" calcext:value-type="float">
            <text:p>1.430030073652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872100135" calcext:value-type="float">
            <text:p>0.71504872100135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3</text:p>
          </table:table-cell>
          <table:table-cell office:value-type="float" office:value="0.71434556384677" calcext:value-type="float">
            <text:p>0.7143455638467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28</text:p>
          </table:table-cell>
          <table:table-cell office:value-type="float" office:value="1.4299490211063" calcext:value-type="float">
            <text:p>1.429949021106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23</text:p>
          </table:table-cell>
          <table:table-cell office:value-type="float" office:value="1.8058907306413" calcext:value-type="float">
            <text:p>1.805890730641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11</text:p>
          </table:table-cell>
          <table:table-cell office:value-type="float" office:value="1.8683306649151" calcext:value-type="float">
            <text:p>1.8683306649151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01578103602" calcext:value-type="float">
            <text:p>2.080157810360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345907004" calcext:value-type="float">
            <text:p>0.713883459070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00905051679" calcext:value-type="float">
            <text:p>2.020090505167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4090227273" calcext:value-type="float">
            <text:p>1.42840902272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609065675" calcext:value-type="float">
            <text:p>0.71387609065675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1</text:p>
          </table:table-cell>
          <table:table-cell office:value-type="float" office:value="0.71430977441076" calcext:value-type="float">
            <text:p>0.714309774410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7</text:p>
          </table:table-cell>
          <table:table-cell office:value-type="float" office:value="1.4281437598487" calcext:value-type="float">
            <text:p>1.42814375984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9</text:p>
          </table:table-cell>
          <table:table-cell office:value-type="float" office:value="1.8074886236962" calcext:value-type="float">
            <text:p>1.807488623696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2</text:p>
          </table:table-cell>
          <table:table-cell office:value-type="float" office:value="1.8753980258968" calcext:value-type="float">
            <text:p>1.8753980258968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4443058481" calcext:value-type="float">
            <text:p>2.09444305848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451073209" calcext:value-type="float">
            <text:p>0.714804510732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07673360344" calcext:value-type="float">
            <text:p>2.030767336034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637593013" calcext:value-type="float">
            <text:p>1.42866375930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451073209" calcext:value-type="float">
            <text:p>0.7148045107320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20</text:p>
          </table:table-cell>
          <table:table-cell office:value-type="float" office:value="0.71352345944899" calcext:value-type="float">
            <text:p>0.7135234594489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15</text:p>
          </table:table-cell>
          <table:table-cell office:value-type="float" office:value="1.4272395502742" calcext:value-type="float">
            <text:p>1.42723955027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1</text:p>
          </table:table-cell>
          <table:table-cell office:value-type="float" office:value="1.7977002129471" calcext:value-type="float">
            <text:p>1.797700212947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27</text:p>
          </table:table-cell>
          <table:table-cell office:value-type="float" office:value="1.8668443506902" calcext:value-type="float">
            <text:p>1.8668443506902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4858847517" calcext:value-type="float">
            <text:p>2.09485884751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872125398" calcext:value-type="float">
            <text:p>0.7148087212539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27283866017" calcext:value-type="float">
            <text:p>2.032728386601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17442929" calcext:value-type="float">
            <text:p>1.4292174429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977388445" calcext:value-type="float">
            <text:p>0.71480977388445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10</text:p>
          </table:table-cell>
          <table:table-cell office:value-type="float" office:value="0.71430661651935" calcext:value-type="float">
            <text:p>0.714306616519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21</text:p>
          </table:table-cell>
          <table:table-cell office:value-type="float" office:value="1.4297090213589" calcext:value-type="float">
            <text:p>1.429709021358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24</text:p>
          </table:table-cell>
          <table:table-cell office:value-type="float" office:value="1.8070854662258" calcext:value-type="float">
            <text:p>1.807085466225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12</text:p>
          </table:table-cell>
          <table:table-cell office:value-type="float" office:value="1.8724822394924" calcext:value-type="float">
            <text:p>1.8724822394924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66841192799" calcext:value-type="float">
            <text:p>2.086684119279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767070772" calcext:value-type="float">
            <text:p>0.712827670707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29294390216" calcext:value-type="float">
            <text:p>2.032929439021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616553035" calcext:value-type="float">
            <text:p>1.427461655303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45128163" calcext:value-type="float">
            <text:p>0.7128245128163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16</text:p>
          </table:table-cell>
          <table:table-cell office:value-type="float" office:value="0.7140876693814" calcext:value-type="float">
            <text:p>0.71408766938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12</text:p>
          </table:table-cell>
          <table:table-cell office:value-type="float" office:value="1.4295479688969" calcext:value-type="float">
            <text:p>1.42954796889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26</text:p>
          </table:table-cell>
          <table:table-cell office:value-type="float" office:value="1.8140023010502" calcext:value-type="float">
            <text:p>1.814002301050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3</text:p>
          </table:table-cell>
          <table:table-cell office:value-type="float" office:value="1.8691885587489" calcext:value-type="float">
            <text:p>1.8691885587489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19651768788" calcext:value-type="float">
            <text:p>2.081965176878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503615259" calcext:value-type="float">
            <text:p>0.715655036152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38957643202" calcext:value-type="float">
            <text:p>2.023895764320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9911263251" calcext:value-type="float">
            <text:p>1.42999112632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9</text:p>
          </table:table-cell>
          <table:table-cell office:value-type="float" office:value="0.7138234591332" calcext:value-type="float">
            <text:p>0.71382345913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4</text:p>
          </table:table-cell>
          <table:table-cell office:value-type="float" office:value="1.4222079766232" calcext:value-type="float">
            <text:p>1.42220797662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7</text:p>
          </table:table-cell>
          <table:table-cell office:value-type="float" office:value="1.8070244136585" calcext:value-type="float">
            <text:p>1.807024413658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13</text:p>
          </table:table-cell>
          <table:table-cell office:value-type="float" office:value="1.8720285557594" calcext:value-type="float">
            <text:p>1.8720285557594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29241232378" calcext:value-type="float">
            <text:p>2.08292412323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924802184" calcext:value-type="float">
            <text:p>0.7143792480218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34968068455" calcext:value-type="float">
            <text:p>2.033496806845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7574423606" calcext:value-type="float">
            <text:p>1.429757442360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451075315" calcext:value-type="float">
            <text:p>0.71478451075315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0</text:p>
          </table:table-cell>
          <table:table-cell office:value-type="float" office:value="0.71455924783237" calcext:value-type="float">
            <text:p>0.7145592478323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23</text:p>
          </table:table-cell>
          <table:table-cell office:value-type="float" office:value="1.4272742870797" calcext:value-type="float">
            <text:p>1.427274287079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15</text:p>
          </table:table-cell>
          <table:table-cell office:value-type="float" office:value="1.8051686261383" calcext:value-type="float">
            <text:p>1.80516862613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28</text:p>
          </table:table-cell>
          <table:table-cell office:value-type="float" office:value="1.8727475023711" calcext:value-type="float">
            <text:p>1.8727475023711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55609625674" calcext:value-type="float">
            <text:p>2.085560962567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819501243" calcext:value-type="float">
            <text:p>0.714738195012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13104933574" calcext:value-type="float">
            <text:p>2.031310493357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9416537456" calcext:value-type="float">
            <text:p>1.42894165374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451087946" calcext:value-type="float">
            <text:p>0.71466451087946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25</text:p>
          </table:table-cell>
          <table:table-cell office:value-type="float" office:value="0.7150466157404" calcext:value-type="float">
            <text:p>0.71504661574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0</text:p>
          </table:table-cell>
          <table:table-cell office:value-type="float" office:value="1.4261269198664" calcext:value-type="float">
            <text:p>1.426126919866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28</text:p>
          </table:table-cell>
          <table:table-cell office:value-type="float" office:value="1.7911770619189" calcext:value-type="float">
            <text:p>1.791177061918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1</text:p>
          </table:table-cell>
          <table:table-cell office:value-type="float" office:value="1.8653517206824" calcext:value-type="float">
            <text:p>1.8653517206824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47399108001" calcext:value-type="float">
            <text:p>2.084739910800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68652348787" calcext:value-type="float">
            <text:p>2.026865234878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4911268514" calcext:value-type="float">
            <text:p>1.42949112685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7293108113" calcext:value-type="float">
            <text:p>0.71547293108113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6</text:p>
          </table:table-cell>
          <table:table-cell office:value-type="float" office:value="0.71546240477642" calcext:value-type="float">
            <text:p>0.715462404776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5</text:p>
          </table:table-cell>
          <table:table-cell office:value-type="float" office:value="1.4291090219905" calcext:value-type="float">
            <text:p>1.42910902199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0</text:p>
          </table:table-cell>
          <table:table-cell office:value-type="float" office:value="1.808344412269" calcext:value-type="float">
            <text:p>1.8083444122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8</text:p>
          </table:table-cell>
          <table:table-cell office:value-type="float" office:value="1.868804348627" calcext:value-type="float">
            <text:p>1.868804348627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66714666616" calcext:value-type="float">
            <text:p>2.106671466661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556338362" calcext:value-type="float">
            <text:p>0.714785563383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59999726316" calcext:value-type="float">
            <text:p>2.025999972631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384968016" calcext:value-type="float">
            <text:p>1.42803849680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1353767" calcext:value-type="float">
            <text:p>0.713921353767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24</text:p>
          </table:table-cell>
          <table:table-cell office:value-type="float" office:value="0.71491503693154" calcext:value-type="float">
            <text:p>0.714915036931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14</text:p>
          </table:table-cell>
          <table:table-cell office:value-type="float" office:value="1.4297921791661" calcext:value-type="float">
            <text:p>1.429792179166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5</text:p>
          </table:table-cell>
          <table:table-cell office:value-type="float" office:value="1.8037886275909" calcext:value-type="float">
            <text:p>1.80378862759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17</text:p>
          </table:table-cell>
          <table:table-cell office:value-type="float" office:value="1.8661359303832" calcext:value-type="float">
            <text:p>1.8661359303832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64999089475" calcext:value-type="float">
            <text:p>2.086499908947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766877087" calcext:value-type="float">
            <text:p>0.714667668770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69473505817" calcext:value-type="float">
            <text:p>2.016947350581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5216541877" calcext:value-type="float">
            <text:p>1.42852165418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29</text:p>
          </table:table-cell>
          <table:table-cell office:value-type="float" office:value="0.71282767070772" calcext:value-type="float">
            <text:p>0.712827670707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27</text:p>
          </table:table-cell>
          <table:table-cell office:value-type="float" office:value="1.428674285606" calcext:value-type="float">
            <text:p>1.42867428560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18</text:p>
          </table:table-cell>
          <table:table-cell office:value-type="float" office:value="1.8050675736131" calcext:value-type="float">
            <text:p>1.805067573613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23</text:p>
          </table:table-cell>
          <table:table-cell office:value-type="float" office:value="1.8597875160131" calcext:value-type="float">
            <text:p>1.8597875160131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04409574306" calcext:value-type="float">
            <text:p>2.090440957430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1353767" calcext:value-type="float">
            <text:p>0.7139213537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43115533563" calcext:value-type="float">
            <text:p>2.02431155335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216546088" calcext:value-type="float">
            <text:p>1.42812165460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609013043" calcext:value-type="float">
            <text:p>0.71437609013043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13</text:p>
          </table:table-cell>
          <table:table-cell office:value-type="float" office:value="0.71437924802184" calcext:value-type="float">
            <text:p>0.714379248021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2</text:p>
          </table:table-cell>
          <table:table-cell office:value-type="float" office:value="1.429199548211" calcext:value-type="float">
            <text:p>1.42919954821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16</text:p>
          </table:table-cell>
          <table:table-cell office:value-type="float" office:value="1.8074380974336" calcext:value-type="float">
            <text:p>1.80743809743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24</text:p>
          </table:table-cell>
          <table:table-cell office:value-type="float" office:value="1.8699317158614" calcext:value-type="float">
            <text:p>1.8699317158614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14114827248" calcext:value-type="float">
            <text:p>2.091411482724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55147099845" calcext:value-type="float">
            <text:p>2.025514709984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95338847" calcext:value-type="float">
            <text:p>1.42809533884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398449054" calcext:value-type="float">
            <text:p>0.71473398449054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14</text:p>
          </table:table-cell>
          <table:table-cell office:value-type="float" office:value="0.71564977300024" calcext:value-type="float">
            <text:p>0.715649773000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13</text:p>
          </table:table-cell>
          <table:table-cell office:value-type="float" office:value="1.4289016537877" calcext:value-type="float">
            <text:p>1.428901653787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27</text:p>
          </table:table-cell>
          <table:table-cell office:value-type="float" office:value="1.8026981024231" calcext:value-type="float">
            <text:p>1.802698102423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20</text:p>
          </table:table-cell>
          <table:table-cell office:value-type="float" office:value="1.8752969733716" calcext:value-type="float">
            <text:p>1.8752969733716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1510429989" calcext:value-type="float">
            <text:p>2.09151042998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38610169884" calcext:value-type="float">
            <text:p>2.033861016988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416535351" calcext:value-type="float">
            <text:p>1.42914165353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924854816" calcext:value-type="float">
            <text:p>0.71387924854816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15</text:p>
          </table:table-cell>
          <table:table-cell office:value-type="float" office:value="0.71380240652378" calcext:value-type="float">
            <text:p>0.713802406523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29</text:p>
          </table:table-cell>
          <table:table-cell office:value-type="float" office:value="1.4289711273988" calcext:value-type="float">
            <text:p>1.428971127398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29</text:p>
          </table:table-cell>
          <table:table-cell office:value-type="float" office:value="1.8042370481715" calcext:value-type="float">
            <text:p>1.804237048171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16</text:p>
          </table:table-cell>
          <table:table-cell office:value-type="float" office:value="1.8710875041184" calcext:value-type="float">
            <text:p>1.8710875041184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61409724832" calcext:value-type="float">
            <text:p>2.076140972483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819412822" calcext:value-type="float">
            <text:p>0.7155781941282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33252280787" calcext:value-type="float">
            <text:p>2.033325228078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751128683" calcext:value-type="float">
            <text:p>1.42775112868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556388888" calcext:value-type="float">
            <text:p>0.71430556388888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5</text:p>
          </table:table-cell>
          <table:table-cell office:value-type="float" office:value="0.713921353767" calcext:value-type="float">
            <text:p>0.7139213537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10</text:p>
          </table:table-cell>
          <table:table-cell office:value-type="float" office:value="1.4291184956647" calcext:value-type="float">
            <text:p>1.429118495664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20</text:p>
          </table:table-cell>
          <table:table-cell office:value-type="float" office:value="1.8020054715732" calcext:value-type="float">
            <text:p>1.80200547157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14</text:p>
          </table:table-cell>
          <table:table-cell office:value-type="float" office:value="1.8706527677339" calcext:value-type="float">
            <text:p>1.8706527677339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2028334707" calcext:value-type="float">
            <text:p>2.08202833470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924854816" calcext:value-type="float">
            <text:p>0.713879248548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70462873197" calcext:value-type="float">
            <text:p>2.027046287319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8490212116" calcext:value-type="float">
            <text:p>1.42984902121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19</text:p>
          </table:table-cell>
          <table:table-cell office:value-type="float" office:value="0.71386030119968" calcext:value-type="float">
            <text:p>0.713860301199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8</text:p>
          </table:table-cell>
          <table:table-cell office:value-type="float" office:value="1.4296921792714" calcext:value-type="float">
            <text:p>1.42969217927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4</text:p>
          </table:table-cell>
          <table:table-cell office:value-type="float" office:value="1.8008875780131" calcext:value-type="float">
            <text:p>1.800887578013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0</text:p>
          </table:table-cell>
          <table:table-cell office:value-type="float" office:value="1.8697769791821" calcext:value-type="float">
            <text:p>1.8697769791821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44483216333" calcext:value-type="float">
            <text:p>2.094448321633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556388888" calcext:value-type="float">
            <text:p>0.714305563888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64715405563" calcext:value-type="float">
            <text:p>2.03647154055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690219273" calcext:value-type="float">
            <text:p>1.42916902192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8029938916" calcext:value-type="float">
            <text:p>0.71558029938916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23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24</text:p>
          </table:table-cell>
          <table:table-cell office:value-type="float" office:value="1.4291016535772" calcext:value-type="float">
            <text:p>1.42910165357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17</text:p>
          </table:table-cell>
          <table:table-cell office:value-type="float" office:value="1.8124854605416" calcext:value-type="float">
            <text:p>1.81248546054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22</text:p>
          </table:table-cell>
          <table:table-cell office:value-type="float" office:value="1.8636906697993" calcext:value-type="float">
            <text:p>1.8636906697993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17388613275" calcext:value-type="float">
            <text:p>2.081738861327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082704123" calcext:value-type="float">
            <text:p>0.7143108270412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58704885574" calcext:value-type="float">
            <text:p>2.035870488557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669186664" calcext:value-type="float">
            <text:p>1.427266918666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609019359" calcext:value-type="float">
            <text:p>0.7143160901935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12</text:p>
          </table:table-cell>
          <table:table-cell office:value-type="float" office:value="0.71473819501243" calcext:value-type="float">
            <text:p>0.714738195012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6</text:p>
          </table:table-cell>
          <table:table-cell office:value-type="float" office:value="1.4304500732104" calcext:value-type="float">
            <text:p>1.43045007321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2</text:p>
          </table:table-cell>
          <table:table-cell office:value-type="float" office:value="1.8011886303278" calcext:value-type="float">
            <text:p>1.80118863032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21</text:p>
          </table:table-cell>
          <table:table-cell office:value-type="float" office:value="1.8693548743633" calcext:value-type="float">
            <text:p>1.8693548743633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46230582915" calcext:value-type="float">
            <text:p>2.094623058291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79894547479" calcext:value-type="float">
            <text:p>2.017989454747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1900776947" calcext:value-type="float">
            <text:p>1.426190077694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27</text:p>
          </table:table-cell>
          <table:table-cell office:value-type="float" office:value="0.71480345810162" calcext:value-type="float">
            <text:p>0.7148034581016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3</text:p>
          </table:table-cell>
          <table:table-cell office:value-type="float" office:value="1.4298690211905" calcext:value-type="float">
            <text:p>1.42986902119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3</text:p>
          </table:table-cell>
          <table:table-cell office:value-type="float" office:value="1.7896296951266" calcext:value-type="float">
            <text:p>1.78962969512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15</text:p>
          </table:table-cell>
          <table:table-cell office:value-type="float" office:value="1.8700917156929" calcext:value-type="float">
            <text:p>1.8700917156929</text:p>
          </table:table-cell>
        </table:table-row>
        <table:table-row table:style-name="ro1">
          <table:table-cell table:number-columns-repeated="31"/>
          <table:table-cell table:formula="of:=AVERAGE([.AF267:.AF296])" office:value-type="float" office:value="2.0895147829669" calcext:value-type="float">
            <text:p>2.0895147829669</text:p>
          </table:table-cell>
          <table:table-cell/>
          <table:table-cell table:formula="of:=AVERAGE([.AO267:.AO296])" office:value-type="float" office:value="0.714396862038391" calcext:value-type="float">
            <text:p>0.714396862038391</text:p>
          </table:table-cell>
          <table:table-cell/>
          <table:table-cell table:formula="of:=AVERAGE([.AV267:.AV296])" office:value-type="float" office:value="2.02939305677923" calcext:value-type="float">
            <text:p>2.02939305677923</text:p>
          </table:table-cell>
          <table:table-cell/>
          <table:table-cell table:formula="of:=AVERAGE([.BC283:.BC312])" office:value-type="float" office:value="1.42840131596854" calcext:value-type="float">
            <text:p>1.42840131596854</text:p>
          </table:table-cell>
          <table:table-cell/>
          <table:table-cell table:formula="of:=AVERAGE([.BJ267:.BJ296])" office:value-type="float" office:value="0.714396616424615" calcext:value-type="float">
            <text:p>0.714396616424615</text:p>
          </table:table-cell>
          <table:table-cell table:number-columns-repeated="28"/>
          <table:table-cell table:formula="of:=AVERAGE([.BQ267:.BQ296])" office:value-type="float" office:value="0.71439700238912" calcext:value-type="float">
            <text:p>0.71439700238912</text:p>
          </table:table-cell>
          <table:table-cell/>
          <table:table-cell table:formula="of:=AVERAGE([.BV267:.BV296])" office:value-type="float" office:value="1.42847488230714" calcext:value-type="float">
            <text:p>1.42847488230714</text:p>
          </table:table-cell>
          <table:table-cell/>
          <table:table-cell table:formula="of:=AVERAGE([.CA267:.CA296])" office:value-type="float" office:value="1.80446645143882" calcext:value-type="float">
            <text:p>1.80446645143882</text:p>
          </table:table-cell>
          <table:table-cell/>
          <table:table-cell table:formula="of:=AVERAGE([.CF267:.CF296])" office:value-type="float" office:value="1.86945147075284" calcext:value-type="float">
            <text:p>1.86945147075284</text:p>
          </table:table-cell>
          <table:table-cell table:number-columns-repeated="9"/>
        </table:table-row>
        <table:table-row table:style-name="ro1">
          <table:table-cell table:number-columns-repeated="84"/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28156812467" calcext:value-type="float">
            <text:p>2.102815681246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977388445" calcext:value-type="float">
            <text:p>0.7148097738844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96525793131" calcext:value-type="float">
            <text:p>2.049652579313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9995473689" calcext:value-type="float">
            <text:p>1.429999547368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977388445" calcext:value-type="float">
            <text:p>0.71480977388445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27</text:p>
          </table:table-cell>
          <table:table-cell office:value-type="float" office:value="0.71480451073209" calcext:value-type="float">
            <text:p>0.714804510732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21</text:p>
          </table:table-cell>
          <table:table-cell office:value-type="float" office:value="1.4296542845744" calcext:value-type="float">
            <text:p>1.42965428457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19</text:p>
          </table:table-cell>
          <table:table-cell office:value-type="float" office:value="1.8125096710425" calcext:value-type="float">
            <text:p>1.812509671042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1</text:p>
          </table:table-cell>
          <table:table-cell office:value-type="float" office:value="1.867322244924" calcext:value-type="float">
            <text:p>1.867322244924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90672641397" calcext:value-type="float">
            <text:p>2.099067264139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767070772" calcext:value-type="float">
            <text:p>0.712827670707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361048041" calcext:value-type="float">
            <text:p>2.0436104804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732342387" calcext:value-type="float">
            <text:p>1.42747323423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556544677" calcext:value-type="float">
            <text:p>0.71282556544677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21</text:p>
          </table:table-cell>
          <table:table-cell office:value-type="float" office:value="0.71420766925508" calcext:value-type="float">
            <text:p>0.7142076692550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8</text:p>
          </table:table-cell>
          <table:table-cell office:value-type="float" office:value="1.4285090226221" calcext:value-type="float">
            <text:p>1.428509022622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1</text:p>
          </table:table-cell>
          <table:table-cell office:value-type="float" office:value="1.8168844032796" calcext:value-type="float">
            <text:p>1.81688440327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23</text:p>
          </table:table-cell>
          <table:table-cell office:value-type="float" office:value="1.8778117075666" calcext:value-type="float">
            <text:p>1.8778117075666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63883195912" calcext:value-type="float">
            <text:p>2.096388319591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977441076" calcext:value-type="float">
            <text:p>0.7143097744107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90652220366" calcext:value-type="float">
            <text:p>2.039065222036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742870797" calcext:value-type="float">
            <text:p>1.427274287079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398493265" calcext:value-type="float">
            <text:p>0.71431398493265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10</text:p>
          </table:table-cell>
          <table:table-cell office:value-type="float" office:value="0.71430661651935" calcext:value-type="float">
            <text:p>0.714306616519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2</text:p>
          </table:table-cell>
          <table:table-cell office:value-type="float" office:value="1.4291690219273" calcext:value-type="float">
            <text:p>1.42916902192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22</text:p>
          </table:table-cell>
          <table:table-cell office:value-type="float" office:value="1.8161138777749" calcext:value-type="float">
            <text:p>1.816113877774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2</text:p>
          </table:table-cell>
          <table:table-cell office:value-type="float" office:value="1.8665927720076" calcext:value-type="float">
            <text:p>1.8665927720076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74167395613" calcext:value-type="float">
            <text:p>2.097416739561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38767959192" calcext:value-type="float">
            <text:p>2.043876795919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2111303041" calcext:value-type="float">
            <text:p>1.42621113030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6030046284" calcext:value-type="float">
            <text:p>0.71456030046284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0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6</text:p>
          </table:table-cell>
          <table:table-cell office:value-type="float" office:value="1.4305890204326" calcext:value-type="float">
            <text:p>1.43058902043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29</text:p>
          </table:table-cell>
          <table:table-cell office:value-type="float" office:value="1.8090391483798" calcext:value-type="float">
            <text:p>1.809039148379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20</text:p>
          </table:table-cell>
          <table:table-cell office:value-type="float" office:value="1.873022238924" calcext:value-type="float">
            <text:p>1.873022238924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51430472178" calcext:value-type="float">
            <text:p>2.10514304721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451073209" calcext:value-type="float">
            <text:p>0.714804510732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9946915845" calcext:value-type="float">
            <text:p>2.042994691584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669171927" calcext:value-type="float">
            <text:p>1.428666917192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971423188" calcext:value-type="float">
            <text:p>0.7147971423188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28</text:p>
          </table:table-cell>
          <table:table-cell office:value-type="float" office:value="0.71480977388445" calcext:value-type="float">
            <text:p>0.714809773884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27</text:p>
          </table:table-cell>
          <table:table-cell office:value-type="float" office:value="1.4285563909933" calcext:value-type="float">
            <text:p>1.42855639099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9</text:p>
          </table:table-cell>
          <table:table-cell office:value-type="float" office:value="1.8177222971344" calcext:value-type="float">
            <text:p>1.81772229713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4</text:p>
          </table:table-cell>
          <table:table-cell office:value-type="float" office:value="1.8743443427954" calcext:value-type="float">
            <text:p>1.8743443427954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11725250816" calcext:value-type="float">
            <text:p>2.101172525081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345907004" calcext:value-type="float">
            <text:p>0.713883459070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21199451369" calcext:value-type="float">
            <text:p>2.052119945136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3932332703" calcext:value-type="float">
            <text:p>1.42839323327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240643957" calcext:value-type="float">
            <text:p>0.71388240643957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5</text:p>
          </table:table-cell>
          <table:table-cell office:value-type="float" office:value="0.713921353767" calcext:value-type="float">
            <text:p>0.7139213537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12</text:p>
          </table:table-cell>
          <table:table-cell office:value-type="float" office:value="1.4295216531351" calcext:value-type="float">
            <text:p>1.42952165313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12</text:p>
          </table:table-cell>
          <table:table-cell office:value-type="float" office:value="1.8173675606657" calcext:value-type="float">
            <text:p>1.81736756066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22</text:p>
          </table:table-cell>
          <table:table-cell office:value-type="float" office:value="1.8705348731212" calcext:value-type="float">
            <text:p>1.8705348731212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43472585818" calcext:value-type="float">
            <text:p>2.104347258581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66157404" calcext:value-type="float">
            <text:p>0.7150466157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82715386615" calcext:value-type="float">
            <text:p>2.038271538661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121798819" calcext:value-type="float">
            <text:p>1.4291121798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5082626229" calcext:value-type="float">
            <text:p>0.7150508262622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1</text:p>
          </table:table-cell>
          <table:table-cell office:value-type="float" office:value="0.71430556388888" calcext:value-type="float">
            <text:p>0.7143055638888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5</text:p>
          </table:table-cell>
          <table:table-cell office:value-type="float" office:value="1.4289932326387" calcext:value-type="float">
            <text:p>1.42899323263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28</text:p>
          </table:table-cell>
          <table:table-cell office:value-type="float" office:value="1.8119254611311" calcext:value-type="float">
            <text:p>1.811925461131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0</text:p>
          </table:table-cell>
          <table:table-cell office:value-type="float" office:value="1.8725917130614" calcext:value-type="float">
            <text:p>1.8725917130614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16619982505" calcext:value-type="float">
            <text:p>2.101661998250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714219248" calcext:value-type="float">
            <text:p>0.7149171421924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490102642" calcext:value-type="float">
            <text:p>2.0249010264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658636149" calcext:value-type="float">
            <text:p>1.42956586361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714219248" calcext:value-type="float">
            <text:p>0.71491714219248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15</text:p>
          </table:table-cell>
          <table:table-cell office:value-type="float" office:value="0.71379398548002" calcext:value-type="float">
            <text:p>0.7137939854800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25</text:p>
          </table:table-cell>
          <table:table-cell office:value-type="float" office:value="1.4306258624991" calcext:value-type="float">
            <text:p>1.43062586249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5</text:p>
          </table:table-cell>
          <table:table-cell office:value-type="float" office:value="1.8101044104164" calcext:value-type="float">
            <text:p>1.810104410416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21</text:p>
          </table:table-cell>
          <table:table-cell office:value-type="float" office:value="1.8701948734791" calcext:value-type="float">
            <text:p>1.8701948734791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07409465885" calcext:value-type="float">
            <text:p>2.100740946588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95052215735" calcext:value-type="float">
            <text:p>2.039505221573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0227052393" calcext:value-type="float">
            <text:p>1.43002270523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11</text:p>
          </table:table-cell>
          <table:table-cell office:value-type="float" office:value="0.71388977485287" calcext:value-type="float">
            <text:p>0.713889774852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3</text:p>
          </table:table-cell>
          <table:table-cell office:value-type="float" office:value="1.4298384949068" calcext:value-type="float">
            <text:p>1.42983849490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4</text:p>
          </table:table-cell>
          <table:table-cell office:value-type="float" office:value="1.8100896735898" calcext:value-type="float">
            <text:p>1.810089673589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10</text:p>
          </table:table-cell>
          <table:table-cell office:value-type="float" office:value="1.8707001361051" calcext:value-type="float">
            <text:p>1.8707001361051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03904206417" calcext:value-type="float">
            <text:p>2.100390420641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293188112" calcext:value-type="float">
            <text:p>0.7147129318811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48389001696" calcext:value-type="float">
            <text:p>2.044838900169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879712758" calcext:value-type="float">
            <text:p>1.42728797127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293188112" calcext:value-type="float">
            <text:p>0.71471293188112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18</text:p>
          </table:table-cell>
          <table:table-cell office:value-type="float" office:value="0.71328661759303" calcext:value-type="float">
            <text:p>0.7132866175930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14</text:p>
          </table:table-cell>
          <table:table-cell office:value-type="float" office:value="1.4301542840481" calcext:value-type="float">
            <text:p>1.430154284048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6</text:p>
          </table:table-cell>
          <table:table-cell office:value-type="float" office:value="1.8172107187256" calcext:value-type="float">
            <text:p>1.81721071872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8</text:p>
          </table:table-cell>
          <table:table-cell office:value-type="float" office:value="1.8765811825461" calcext:value-type="float">
            <text:p>1.8765811825461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83746332899" calcext:value-type="float">
            <text:p>2.098374633289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240610273" calcext:value-type="float">
            <text:p>0.714202406102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67094245164" calcext:value-type="float">
            <text:p>2.046709424516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79547811" calcext:value-type="float">
            <text:p>1.42957954781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661662461" calcext:value-type="float">
            <text:p>0.71420661662461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29</text:p>
          </table:table-cell>
          <table:table-cell office:value-type="float" office:value="0.71282767070772" calcext:value-type="float">
            <text:p>0.712827670707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7</text:p>
          </table:table-cell>
          <table:table-cell office:value-type="float" office:value="1.427389023801" calcext:value-type="float">
            <text:p>1.42738902380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0</text:p>
          </table:table-cell>
          <table:table-cell office:value-type="float" office:value="1.8095486215278" calcext:value-type="float">
            <text:p>1.80954862152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24</text:p>
          </table:table-cell>
          <table:table-cell office:value-type="float" office:value="1.8737696065583" calcext:value-type="float">
            <text:p>1.8737696065583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3862006461" calcext:value-type="float">
            <text:p>2.09386200646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66173404" calcext:value-type="float">
            <text:p>0.7135266173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6344161743" calcext:value-type="float">
            <text:p>2.04634416174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5743762375" calcext:value-type="float">
            <text:p>1.4257437623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66173404" calcext:value-type="float">
            <text:p>0.7135266173404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3</text:p>
          </table:table-cell>
          <table:table-cell office:value-type="float" office:value="0.71434556384677" calcext:value-type="float">
            <text:p>0.7143455638467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19</text:p>
          </table:table-cell>
          <table:table-cell office:value-type="float" office:value="1.4285100752526" calcext:value-type="float">
            <text:p>1.42851007525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8</text:p>
          </table:table-cell>
          <table:table-cell office:value-type="float" office:value="1.8013328407023" calcext:value-type="float">
            <text:p>1.801332840702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18</text:p>
          </table:table-cell>
          <table:table-cell office:value-type="float" office:value="1.8761948671633" calcext:value-type="float">
            <text:p>1.8761948671633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71188451381" calcext:value-type="float">
            <text:p>2.097118845138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8357443834" calcext:value-type="float">
            <text:p>2.042835744383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321803872" calcext:value-type="float">
            <text:p>1.42863218038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17</text:p>
          </table:table-cell>
          <table:table-cell office:value-type="float" office:value="0.7158792464429" calcext:value-type="float">
            <text:p>0.71587924644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4</text:p>
          </table:table-cell>
          <table:table-cell office:value-type="float" office:value="1.427717444508" calcext:value-type="float">
            <text:p>1.42771744450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14</text:p>
          </table:table-cell>
          <table:table-cell office:value-type="float" office:value="1.818624401448" calcext:value-type="float">
            <text:p>1.81862440144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26</text:p>
          </table:table-cell>
          <table:table-cell office:value-type="float" office:value="1.8768327612287" calcext:value-type="float">
            <text:p>1.8768327612287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78851601209" calcext:value-type="float">
            <text:p>2.097885160120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924915869" calcext:value-type="float">
            <text:p>0.713299249158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54178574549" calcext:value-type="float">
            <text:p>2.035417857454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9479716337" calcext:value-type="float">
            <text:p>1.42694797163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714389774" calcext:value-type="float">
            <text:p>0.71329714389774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2</text:p>
          </table:table-cell>
          <table:table-cell office:value-type="float" office:value="0.71558029938916" calcext:value-type="float">
            <text:p>0.715580299389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10</text:p>
          </table:table-cell>
          <table:table-cell office:value-type="float" office:value="1.4291237588171" calcext:value-type="float">
            <text:p>1.429123758817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13</text:p>
          </table:table-cell>
          <table:table-cell office:value-type="float" office:value="1.8047012582092" calcext:value-type="float">
            <text:p>1.804701258209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27</text:p>
          </table:table-cell>
          <table:table-cell office:value-type="float" office:value="1.8773159186148" calcext:value-type="float">
            <text:p>1.8773159186148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73062028356" calcext:value-type="float">
            <text:p>2.107306202835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90620746715" calcext:value-type="float">
            <text:p>2.029062074671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3037607329" calcext:value-type="float">
            <text:p>1.42730376073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34591332" calcext:value-type="float">
            <text:p>0.7138234591332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16</text:p>
          </table:table-cell>
          <table:table-cell office:value-type="float" office:value="0.7140876693814" calcext:value-type="float">
            <text:p>0.71408766938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17</text:p>
          </table:table-cell>
          <table:table-cell office:value-type="float" office:value="1.4304363890143" calcext:value-type="float">
            <text:p>1.43043638901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15</text:p>
          </table:table-cell>
          <table:table-cell office:value-type="float" office:value="1.8098454633206" calcext:value-type="float">
            <text:p>1.809845463320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3</text:p>
          </table:table-cell>
          <table:table-cell office:value-type="float" office:value="1.8756780256021" calcext:value-type="float">
            <text:p>1.8756780256021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61809408622" calcext:value-type="float">
            <text:p>2.106180940862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451075315" calcext:value-type="float">
            <text:p>0.7147845107531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40199641895" calcext:value-type="float">
            <text:p>2.034019964189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9132337755" calcext:value-type="float">
            <text:p>1.427913233775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92464429" calcext:value-type="float">
            <text:p>0.715879246442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22</text:p>
          </table:table-cell>
          <table:table-cell office:value-type="float" office:value="0.71471503714207" calcext:value-type="float">
            <text:p>0.714715037142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9</text:p>
          </table:table-cell>
          <table:table-cell office:value-type="float" office:value="1.4280532336282" calcext:value-type="float">
            <text:p>1.428053233628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21</text:p>
          </table:table-cell>
          <table:table-cell office:value-type="float" office:value="1.809032832597" calcext:value-type="float">
            <text:p>1.80903283259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12</text:p>
          </table:table-cell>
          <table:table-cell office:value-type="float" office:value="1.8718306612309" calcext:value-type="float">
            <text:p>1.8718306612309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68609401464" calcext:value-type="float">
            <text:p>2.106860940146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766877087" calcext:value-type="float">
            <text:p>0.714667668770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84083911491" calcext:value-type="float">
            <text:p>2.028408391149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3258638675" calcext:value-type="float">
            <text:p>1.42932586386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76693814" calcext:value-type="float">
            <text:p>0.7140876693814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25</text:p>
          </table:table-cell>
          <table:table-cell office:value-type="float" office:value="0.71505608941464" calcext:value-type="float">
            <text:p>0.7150560894146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22</text:p>
          </table:table-cell>
          <table:table-cell office:value-type="float" office:value="1.4297711265567" calcext:value-type="float">
            <text:p>1.42977112655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18</text:p>
          </table:table-cell>
          <table:table-cell office:value-type="float" office:value="1.8150475631078" calcext:value-type="float">
            <text:p>1.81504756310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17</text:p>
          </table:table-cell>
          <table:table-cell office:value-type="float" office:value="1.873489606853" calcext:value-type="float">
            <text:p>1.873489606853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86651592998" calcext:value-type="float">
            <text:p>2.098665159299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92464429" calcext:value-type="float">
            <text:p>0.71587924644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70746978161" calcext:value-type="float">
            <text:p>2.037074697816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9521800503" calcext:value-type="float">
            <text:p>1.42895218005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503615259" calcext:value-type="float">
            <text:p>0.71565503615259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23</text:p>
          </table:table-cell>
          <table:table-cell office:value-type="float" office:value="0.71307714412932" calcext:value-type="float">
            <text:p>0.713077144129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20</text:p>
          </table:table-cell>
          <table:table-cell office:value-type="float" office:value="1.4257637623539" calcext:value-type="float">
            <text:p>1.42576376235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17</text:p>
          </table:table-cell>
          <table:table-cell office:value-type="float" office:value="1.8080317810192" calcext:value-type="float">
            <text:p>1.808031781019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11</text:p>
          </table:table-cell>
          <table:table-cell office:value-type="float" office:value="1.8775864446458" calcext:value-type="float">
            <text:p>1.8775864446458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98451580577" calcext:value-type="float">
            <text:p>2.099845158057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66152983" calcext:value-type="float">
            <text:p>0.715466615298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52009945253" calcext:value-type="float">
            <text:p>2.055200994525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784950753" calcext:value-type="float">
            <text:p>1.429678495075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55644152" calcext:value-type="float">
            <text:p>0.7138055644152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9</text:p>
          </table:table-cell>
          <table:table-cell office:value-type="float" office:value="0.71382135387226" calcext:value-type="float">
            <text:p>0.713821353872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11</text:p>
          </table:table-cell>
          <table:table-cell office:value-type="float" office:value="1.4280511283672" calcext:value-type="float">
            <text:p>1.42805112836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11</text:p>
          </table:table-cell>
          <table:table-cell office:value-type="float" office:value="1.8094107269361" calcext:value-type="float">
            <text:p>1.809410726936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6</text:p>
          </table:table-cell>
          <table:table-cell office:value-type="float" office:value="1.8705990835799" calcext:value-type="float">
            <text:p>1.8705990835799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37946275846" calcext:value-type="float">
            <text:p>2.103794627584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819412822" calcext:value-type="float">
            <text:p>0.7155781941282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5125868289" calcext:value-type="float">
            <text:p>2.042512586828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427061656" calcext:value-type="float">
            <text:p>1.42914270616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819412822" calcext:value-type="float">
            <text:p>0.71557819412822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12</text:p>
          </table:table-cell>
          <table:table-cell office:value-type="float" office:value="0.71473819501243" calcext:value-type="float">
            <text:p>0.714738195012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28</text:p>
          </table:table-cell>
          <table:table-cell office:value-type="float" office:value="1.4300037578908" calcext:value-type="float">
            <text:p>1.430003757890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24</text:p>
          </table:table-cell>
          <table:table-cell office:value-type="float" office:value="1.8090475694236" calcext:value-type="float">
            <text:p>1.80904756942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9</text:p>
          </table:table-cell>
          <table:table-cell office:value-type="float" office:value="1.8717211876619" calcext:value-type="float">
            <text:p>1.8717211876619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48714790827" calcext:value-type="float">
            <text:p>2.094871479082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4062058882" calcext:value-type="float">
            <text:p>2.04406205888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8584948858" calcext:value-type="float">
            <text:p>1.42985849488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556384677" calcext:value-type="float">
            <text:p>0.71434556384677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8</text:p>
          </table:table-cell>
          <table:table-cell office:value-type="float" office:value="0.71478661601409" calcext:value-type="float">
            <text:p>0.714786616014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26</text:p>
          </table:table-cell>
          <table:table-cell office:value-type="float" office:value="1.4283469175296" calcext:value-type="float">
            <text:p>1.42834691752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10</text:p>
          </table:table-cell>
          <table:table-cell office:value-type="float" office:value="1.8147359844884" calcext:value-type="float">
            <text:p>1.81473598448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7</text:p>
          </table:table-cell>
          <table:table-cell office:value-type="float" office:value="1.8778085496752" calcext:value-type="float">
            <text:p>1.8778085496752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76662129829" calcext:value-type="float">
            <text:p>2.097666212982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36599645685" calcext:value-type="float">
            <text:p>2.033659964568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7563918354" calcext:value-type="float">
            <text:p>1.427756391835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20</text:p>
          </table:table-cell>
          <table:table-cell office:value-type="float" office:value="0.71352451207946" calcext:value-type="float">
            <text:p>0.7135245120794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23</text:p>
          </table:table-cell>
          <table:table-cell office:value-type="float" office:value="1.4273090238852" calcext:value-type="float">
            <text:p>1.42730902388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27</text:p>
          </table:table-cell>
          <table:table-cell office:value-type="float" office:value="1.8152307208098" calcext:value-type="float">
            <text:p>1.815230720809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15</text:p>
          </table:table-cell>
          <table:table-cell office:value-type="float" office:value="1.8812106513572" calcext:value-type="float">
            <text:p>1.8812106513572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60251515525" calcext:value-type="float">
            <text:p>2.106025151552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1353767" calcext:value-type="float">
            <text:p>0.7139213537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4406269046" calcext:value-type="float">
            <text:p>2.04440626904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279692337" calcext:value-type="float">
            <text:p>1.42922796923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556428888" calcext:value-type="float">
            <text:p>0.71392556428888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13</text:p>
          </table:table-cell>
          <table:table-cell office:value-type="float" office:value="0.71438240591326" calcext:value-type="float">
            <text:p>0.714382405913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0</text:p>
          </table:table-cell>
          <table:table-cell office:value-type="float" office:value="1.4267932349545" calcext:value-type="float">
            <text:p>1.42679323495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26</text:p>
          </table:table-cell>
          <table:table-cell office:value-type="float" office:value="1.8149665105616" calcext:value-type="float">
            <text:p>1.81496651056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14</text:p>
          </table:table-cell>
          <table:table-cell office:value-type="float" office:value="1.8795169689295" calcext:value-type="float">
            <text:p>1.8795169689295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93672638239" calcext:value-type="float">
            <text:p>2.099367263823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451125841" calcext:value-type="float">
            <text:p>0.714304511258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4485237384" calcext:value-type="float">
            <text:p>2.02448523738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227072393" calcext:value-type="float">
            <text:p>1.42812270723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739837116" calcext:value-type="float">
            <text:p>0.7154739837116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26</text:p>
          </table:table-cell>
          <table:table-cell office:value-type="float" office:value="0.71388345907004" calcext:value-type="float">
            <text:p>0.713883459070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24</text:p>
          </table:table-cell>
          <table:table-cell office:value-type="float" office:value="1.4291132325124" calcext:value-type="float">
            <text:p>1.42911323251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2</text:p>
          </table:table-cell>
          <table:table-cell office:value-type="float" office:value="1.8112959881095" calcext:value-type="float">
            <text:p>1.811295988109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29</text:p>
          </table:table-cell>
          <table:table-cell office:value-type="float" office:value="1.87837802276" calcext:value-type="float">
            <text:p>1.87837802276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24535763647" calcext:value-type="float">
            <text:p>2.102453576364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924854816" calcext:value-type="float">
            <text:p>0.713879248548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0715346615" calcext:value-type="float">
            <text:p>2.042071534661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5237594487" calcext:value-type="float">
            <text:p>1.42852375944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766877087" calcext:value-type="float">
            <text:p>0.71466766877087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14</text:p>
          </table:table-cell>
          <table:table-cell office:value-type="float" office:value="0.71565924667448" calcext:value-type="float">
            <text:p>0.7156592466744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16</text:p>
          </table:table-cell>
          <table:table-cell office:value-type="float" office:value="1.4279469179506" calcext:value-type="float">
            <text:p>1.427946917950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25</text:p>
          </table:table-cell>
          <table:table-cell office:value-type="float" office:value="1.7991075798868" calcext:value-type="float">
            <text:p>1.79910757988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25</text:p>
          </table:table-cell>
          <table:table-cell office:value-type="float" office:value="1.8725780288652" calcext:value-type="float">
            <text:p>1.8725780288652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01662103514" calcext:value-type="float">
            <text:p>2.100166210351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819501243" calcext:value-type="float">
            <text:p>0.714738195012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84694542427" calcext:value-type="float">
            <text:p>2.018469454242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079705179" calcext:value-type="float">
            <text:p>1.4280079705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451075315" calcext:value-type="float">
            <text:p>0.71478451075315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7</text:p>
          </table:table-cell>
          <table:table-cell office:value-type="float" office:value="0.71466766877087" calcext:value-type="float">
            <text:p>0.714667668770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1</text:p>
          </table:table-cell>
          <table:table-cell office:value-type="float" office:value="1.4271458661622" calcext:value-type="float">
            <text:p>1.42714586616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3</text:p>
          </table:table-cell>
          <table:table-cell office:value-type="float" office:value="1.8195528215233" calcext:value-type="float">
            <text:p>1.81955282152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19</text:p>
          </table:table-cell>
          <table:table-cell office:value-type="float" office:value="1.8684685595068" calcext:value-type="float">
            <text:p>1.8684685595068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46925213763" calcext:value-type="float">
            <text:p>2.104692521376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924802184" calcext:value-type="float">
            <text:p>0.7143792480218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54062679934" calcext:value-type="float">
            <text:p>2.045406267993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542851008" calcext:value-type="float">
            <text:p>1.429154285100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661651935" calcext:value-type="float">
            <text:p>0.71430661651935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6</text:p>
          </table:table-cell>
          <table:table-cell office:value-type="float" office:value="0.71546345740689" calcext:value-type="float">
            <text:p>0.7154634574068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15</text:p>
          </table:table-cell>
          <table:table-cell office:value-type="float" office:value="1.4275090236747" calcext:value-type="float">
            <text:p>1.427509023674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16</text:p>
          </table:table-cell>
          <table:table-cell office:value-type="float" office:value="1.816489666853" calcext:value-type="float">
            <text:p>1.81648966685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5</text:p>
          </table:table-cell>
          <table:table-cell office:value-type="float" office:value="1.8745432899544" calcext:value-type="float">
            <text:p>1.8745432899544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74746447635" calcext:value-type="float">
            <text:p>2.087474644763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503615259" calcext:value-type="float">
            <text:p>0.715655036152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51241735535" calcext:value-type="float">
            <text:p>2.035124173553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711283462" calcext:value-type="float">
            <text:p>1.42807112834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924854816" calcext:value-type="float">
            <text:p>0.71387924854816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4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29</text:p>
          </table:table-cell>
          <table:table-cell office:value-type="float" office:value="1.4274142869323" calcext:value-type="float">
            <text:p>1.427414286932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20</text:p>
          </table:table-cell>
          <table:table-cell office:value-type="float" office:value="1.8099233579754" calcext:value-type="float">
            <text:p>1.80992335797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16</text:p>
          </table:table-cell>
          <table:table-cell office:value-type="float" office:value="1.8713769774979" calcext:value-type="float">
            <text:p>1.8713769774979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03535785752" calcext:value-type="float">
            <text:p>2.100353578575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55644152" calcext:value-type="float">
            <text:p>0.713805564415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00399578527" calcext:value-type="float">
            <text:p>2.040039957852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6605993046" calcext:value-type="float">
            <text:p>1.43066059930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819501243" calcext:value-type="float">
            <text:p>0.71473819501243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19</text:p>
          </table:table-cell>
          <table:table-cell office:value-type="float" office:value="0.71386977487392" calcext:value-type="float">
            <text:p>0.7138697748739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18</text:p>
          </table:table-cell>
          <table:table-cell office:value-type="float" office:value="1.426702708734" calcext:value-type="float">
            <text:p>1.42670270873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23</text:p>
          </table:table-cell>
          <table:table-cell office:value-type="float" office:value="1.8056244151322" calcext:value-type="float">
            <text:p>1.80562441513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13</text:p>
          </table:table-cell>
          <table:table-cell office:value-type="float" office:value="1.8730632915123" calcext:value-type="float">
            <text:p>1.8730632915123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2858839096" calcext:value-type="float">
            <text:p>2.10285883909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76693814" calcext:value-type="float">
            <text:p>0.71408766938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50578578338" calcext:value-type="float">
            <text:p>2.035057857833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5111257778" calcext:value-type="float">
            <text:p>1.43051112577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924802184" calcext:value-type="float">
            <text:p>0.71437924802184</text:p>
          </table:table-cell>
          <table:table-cell table:number-columns-repeated="3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24</text:p>
          </table:table-cell>
          <table:table-cell office:value-type="float" office:value="0.71491714219248" calcext:value-type="float">
            <text:p>0.7149171421924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13</text:p>
          </table:table-cell>
          <table:table-cell office:value-type="float" office:value="1.4289584958332" calcext:value-type="float">
            <text:p>1.42895849583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7</text:p>
          </table:table-cell>
          <table:table-cell office:value-type="float" office:value="1.813702301366" calcext:value-type="float">
            <text:p>1.8137023013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28</text:p>
          </table:table-cell>
          <table:table-cell office:value-type="float" office:value="1.8646054056785" calcext:value-type="float">
            <text:p>1.8646054056785</text:p>
          </table:table-cell>
        </table:table-row>
        <table:table-row table:style-name="ro1">
          <table:table-cell table:number-columns-repeated="31"/>
          <table:table-cell table:formula="of:=AVERAGE([.AF299:.AF328])" office:value-type="float" office:value="2.10049891175554" calcext:value-type="float">
            <text:p>2.10049891175554</text:p>
          </table:table-cell>
          <table:table-cell/>
          <table:table-cell table:formula="of:=AVERAGE([.AO299:.AO328])" office:value-type="float" office:value="0.714396826950708" calcext:value-type="float">
            <text:p>0.714396826950708</text:p>
          </table:table-cell>
          <table:table-cell/>
          <table:table-cell table:formula="of:=AVERAGE([.AV299:.AV328])" office:value-type="float" office:value="2.03930683581737" calcext:value-type="float">
            <text:p>2.03930683581737</text:p>
          </table:table-cell>
          <table:table-cell/>
          <table:table-cell table:formula="of:=AVERAGE([.BC317:.BC346])" office:value-type="float" office:value="1.42905963607759" calcext:value-type="float">
            <text:p>1.42905963607759</text:p>
          </table:table-cell>
          <table:table-cell/>
          <table:table-cell table:formula="of:=AVERAGE([.BJ299:.BJ328])" office:value-type="float" office:value="0.714397388353626" calcext:value-type="float">
            <text:p>0.714397388353626</text:p>
          </table:table-cell>
          <table:table-cell table:number-columns-repeated="28"/>
          <table:table-cell table:formula="of:=AVERAGE([.BQ299:.BQ328])" office:value-type="float" office:value="0.714397107652167" calcext:value-type="float">
            <text:p>0.714397107652167</text:p>
          </table:table-cell>
          <table:table-cell/>
          <table:table-cell table:formula="of:=AVERAGE([.BV299:.BV328])" office:value-type="float" office:value="1.42858902253787" calcext:value-type="float">
            <text:p>1.42858902253787</text:p>
          </table:table-cell>
          <table:table-cell/>
          <table:table-cell table:formula="of:=AVERAGE([.CA299:.CA328])" office:value-type="float" office:value="1.81180732090458" calcext:value-type="float">
            <text:p>1.81180732090458</text:p>
          </table:table-cell>
          <table:table-cell/>
          <table:table-cell table:formula="of:=AVERAGE([.CF299:.CF328])" office:value-type="float" office:value="1.87354213311354" calcext:value-type="float">
            <text:p>1.8735421331135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23:30:36.010423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9T18:15:36.654582374</meta:creation-date>
    <meta:generator>LibreOffice/6.4.6.2$Linux_X86_64 LibreOffice_project/40$Build-2</meta:generator>
    <dc:date>2021-01-29T23:47:29.198745854</dc:date>
    <meta:editing-duration>PT34M29S</meta:editing-duration>
    <meta:editing-cycles>16</meta:editing-cycles>
    <meta:document-statistic meta:table-count="1" meta:cell-count="1405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.1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 draw:fill-image-name="ChartBitmap_20_2" draw:opacity="50%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002cm" svg:height="15.062cm" xlink:href=".." xlink:type="simple" chart:class="chart:scatter" chart:style-name="ch1">
        <chart:title svg:x="10.316cm" svg:y="0.436cm" chart:style-name="ch2">
          <text:p>Mean Throughput</text:p>
        </chart:title>
        <chart:legend chart:legend-position="end" svg:x="21.445cm" svg:y="6.273cm" style:legend-expansion="high" chart:style-name="ch3"/>
        <chart:plot-area chart:style-name="ch4" table:cell-range-address="Sheet1.C11:Sheet1.D20 Sheet1.D10:Sheet1.D10 Sheet1.H10:Sheet1.H20 Sheet1.J10:Sheet1.J20 Sheet1.L10:Sheet1.L20" chart:data-source-has-labels="row" svg:x="1.73cm" svg:y="1.638cm" svg:width="19.215cm" svg:height="11.923cm">
          <chartooo:coordinate-region svg:x="2.457cm" svg:y="1.837cm" svg:width="18.182cm" svg:height="10.971cm"/>
          <chart:axis chart:dimension="x" chart:name="primary-x" chart:style-name="ch5">
            <chart:title svg:x="11.135cm" svg:y="13.863cm" chart:style-name="ch6">
              <text:p>p</text:p>
            </chart:title>
          </chart:axis>
          <chart:axis chart:dimension="y" chart:name="primary-y" chart:style-name="ch7">
            <chart:title svg:x="0.451cm" svg:y="10.804cm" chart:style-name="ch8">
              <text:p>Mean Throughput [packets/slot]</text:p>
            </chart:title>
            <chart:grid chart:style-name="ch9" chart:class="major"/>
          </chart:axis>
          <chart:series chart:style-name="ch10" chart:values-cell-range-address="Sheet1.D11:Sheet1.D20" chart:label-cell-address="Sheet1.D10:Sheet1.D10" chart:class="chart:scatter">
            <chart:domain table:cell-range-address="Sheet1.C11:Sheet1.C20"/>
            <chart:data-point chart:repeated="10"/>
          </chart:series>
          <chart:series chart:style-name="ch11" chart:values-cell-range-address="Sheet1.H11:Sheet1.H20" chart:label-cell-address="Sheet1.H10:Sheet1.H10" chart:class="chart:scatter">
            <chart:data-point chart:repeated="10"/>
          </chart:series>
          <chart:series chart:style-name="ch12" chart:values-cell-range-address="Sheet1.J11:Sheet1.J20" chart:label-cell-address="Sheet1.J10:Sheet1.J10" chart:class="chart:scatter">
            <chart:data-point chart:repeated="10"/>
          </chart:series>
          <chart:series chart:style-name="ch13" chart:values-cell-range-address="Sheet1.L11:Sheet1.L20" chart:label-cell-address="Sheet1.L10:Sheet1.L10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=30,C=6</text:p>
                <draw:g>
                  <svg:desc>Sheet1.D10:Sheet1.D10</svg:desc>
                </draw:g>
              </table:table-cell>
              <table:table-cell office:value-type="string">
                <text:p>N=20,C=6</text:p>
                <draw:g>
                  <svg:desc>Sheet1.H10:Sheet1.H10</svg:desc>
                </draw:g>
              </table:table-cell>
              <table:table-cell office:value-type="string">
                <text:p>N=10, C=6</text:p>
                <draw:g>
                  <svg:desc>Sheet1.J10:Sheet1.J10</svg:desc>
                </draw:g>
              </table:table-cell>
              <table:table-cell office:value-type="string">
                <text:p>N=5,C=6</text:p>
                <draw:g>
                  <svg:desc>Sheet1.L10:Sheet1.L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C11:Sheet1.C20</svg:desc>
                </draw:g>
              </table:table-cell>
              <table:table-cell office:value-type="float" office:value="1.67518328928074">
                <text:p>1.67518328928074</text:p>
                <draw:g>
                  <svg:desc>Sheet1.D11:Sheet1.D20</svg:desc>
                </draw:g>
              </table:table-cell>
              <table:table-cell office:value-type="float" office:value="1.34855310678621">
                <text:p>1.34855310678621</text:p>
                <draw:g>
                  <svg:desc>Sheet1.H11:Sheet1.H20</svg:desc>
                </draw:g>
              </table:table-cell>
              <table:table-cell office:value-type="float" office:value="0.823090502009998">
                <text:p>0.823090502009998</text:p>
                <draw:g>
                  <svg:desc>Sheet1.J11:Sheet1.J20</svg:desc>
                </draw:g>
              </table:table-cell>
              <table:table-cell office:value-type="float" office:value="0.457600851648226">
                <text:p>0.457600851648226</text:p>
                <draw:g>
                  <svg:desc>Sheet1.L11:Sheet1.L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1.95294889163274">
                <text:p>1.95294889163274</text:p>
              </table:table-cell>
              <table:table-cell office:value-type="float" office:value="1.77607521816643">
                <text:p>1.77607521816643</text:p>
              </table:table-cell>
              <table:table-cell office:value-type="float" office:value="1.29336303706146">
                <text:p>1.29336303706146</text:p>
              </table:table-cell>
              <table:table-cell office:value-type="float" office:value="0.714397107652168">
                <text:p>0.7143971076521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2.01476268621471">
                <text:p>2.01476268621471</text:p>
              </table:table-cell>
              <table:table-cell office:value-type="float" office:value="1.89919098330774">
                <text:p>1.89919098330774</text:p>
              </table:table-cell>
              <table:table-cell office:value-type="float" office:value="1.42856319549737">
                <text:p>1.42856319549737</text:p>
              </table:table-cell>
              <table:table-cell office:value-type="float" office:value="0.714396616424614">
                <text:p>0.7143966164246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2.03946451986191">
                <text:p>2.03946451986191</text:p>
              </table:table-cell>
              <table:table-cell office:value-type="float" office:value="1.94975156166502">
                <text:p>1.94975156166502</text:p>
              </table:table-cell>
              <table:table-cell office:value-type="float" office:value="1.42866672922299">
                <text:p>1.42866672922299</text:p>
              </table:table-cell>
              <table:table-cell office:value-type="float" office:value="0.714396686599979">
                <text:p>0.7143966865999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2.05444794268638">
                <text:p>2.05444794268638</text:p>
              </table:table-cell>
              <table:table-cell office:value-type="float" office:value="1.97722518186823">
                <text:p>1.97722518186823</text:p>
              </table:table-cell>
              <table:table-cell office:value-type="float" office:value="1.42867875928553">
                <text:p>1.42867875928553</text:p>
              </table:table-cell>
              <table:table-cell office:value-type="float" office:value="0.714396511161568">
                <text:p>0.7143965111615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2.06478063356424">
                <text:p>2.06478063356424</text:p>
              </table:table-cell>
              <table:table-cell office:value-type="float" office:value="1.99238313082478">
                <text:p>1.99238313082478</text:p>
              </table:table-cell>
              <table:table-cell office:value-type="float" office:value="1.42846748131242">
                <text:p>1.42846748131242</text:p>
              </table:table-cell>
              <table:table-cell office:value-type="float" office:value="0.714397388353626">
                <text:p>0.7143973883536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2.07167073157467">
                <text:p>2.07167073157467</text:p>
              </table:table-cell>
              <table:table-cell office:value-type="float" office:value="2.00924977973707">
                <text:p>2.00924977973707</text:p>
              </table:table-cell>
              <table:table-cell office:value-type="float" office:value="1.4285341353776">
                <text:p>1.4285341353776</text:p>
              </table:table-cell>
              <table:table-cell office:value-type="float" office:value="0.714396897126073">
                <text:p>0.7143968971260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2.08133970385295">
                <text:p>2.08133970385295</text:p>
              </table:table-cell>
              <table:table-cell office:value-type="float" office:value="2.01853885767838">
                <text:p>2.01853885767838</text:p>
              </table:table-cell>
              <table:table-cell office:value-type="float" office:value="1.42859172930193">
                <text:p>1.42859172930193</text:p>
              </table:table-cell>
              <table:table-cell office:value-type="float" office:value="0.714396756775344">
                <text:p>0.7143967567753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2.0895147829669">
                <text:p>2.0895147829669</text:p>
              </table:table-cell>
              <table:table-cell office:value-type="float" office:value="2.02939305677923">
                <text:p>2.02939305677923</text:p>
              </table:table-cell>
              <table:table-cell office:value-type="float" office:value="1.42840131596854">
                <text:p>1.42840131596854</text:p>
              </table:table-cell>
              <table:table-cell office:value-type="float" office:value="0.714396616424615">
                <text:p>0.7143966164246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.10049891175554">
                <text:p>2.10049891175554</text:p>
              </table:table-cell>
              <table:table-cell office:value-type="float" office:value="2.03930683581737">
                <text:p>2.03930683581737</text:p>
              </table:table-cell>
              <table:table-cell office:value-type="float" office:value="1.42905963607759">
                <text:p>1.42905963607759</text:p>
              </table:table-cell>
              <table:table-cell office:value-type="float" office:value="0.714397388353626">
                <text:p>0.7143973883536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fill-image draw:name="ChartBitmap_20_1" draw:display-name="ChartBitmap 1" xlink:href="Pictures/100000000000000800000008B2AA4E6A4F6D2D73.png" xlink:type="simple" xlink:show="embed" xlink:actuate="onLoad"/>
    <draw:fill-image draw:name="ChartBitmap_20_2" draw:display-name="ChartBitmap 2" xlink:href="Pictures/10000000000000080000000894642C6FA7144733.png" xlink:type="simple" xlink:show="embed" xlink:actuate="onLoad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.1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Long_20_Dot"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Long_20_Dot" svg:stroke-width="0.08cm" svg:stroke-color="#ffde59" draw:fill-color="#ffde59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dash" draw:stroke-dash="Long_20_Dot" svg:stroke-width="0.08cm" svg:stroke-color="#3faf46" draw:fill-color="#3faf4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 draw:fill-image-name="ChartBitmap_20_2" draw:opacity="50%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002cm" svg:height="15.062cm" xlink:href=".." xlink:type="simple" chart:class="chart:scatter" chart:column-mapping="1 4 5 6 2 3" chart:style-name="ch1">
        <chart:title svg:x="7.392cm" svg:y="0.436cm" chart:style-name="ch2">
          <text:p>Mean Throughput (Change vs NotChange)</text:p>
        </chart:title>
        <chart:legend chart:legend-position="end" svg:x="18.449cm" svg:y="5.669cm" style:legend-expansion="high" chart:style-name="ch3"/>
        <chart:plot-area chart:style-name="ch4" table:cell-range-address="Sheet1.C11:Sheet1.D20 Sheet1.D10:Sheet1.D10 Sheet1.N10:Sheet1.N20 Sheet1.P10:Sheet1.P20 Sheet1.R10:Sheet1.R20 Sheet1.H10:Sheet1.H20 Sheet1.J10:Sheet1.J20" chart:data-source-has-labels="row" svg:x="1.73cm" svg:y="1.638cm" svg:width="16.219cm" svg:height="11.923cm">
          <chartooo:coordinate-region svg:x="2.457cm" svg:y="1.837cm" svg:width="15.186cm" svg:height="10.971cm"/>
          <chart:axis chart:dimension="x" chart:name="primary-x" chart:style-name="ch5">
            <chart:title svg:x="9.637cm" svg:y="13.863cm" chart:style-name="ch6">
              <text:p>p</text:p>
            </chart:title>
          </chart:axis>
          <chart:axis chart:dimension="y" chart:name="primary-y" chart:style-name="ch7">
            <chart:title svg:x="0.451cm" svg:y="10.804cm" chart:style-name="ch8">
              <text:p>Mean Throughput [packets/slot]</text:p>
            </chart:title>
            <chart:grid chart:style-name="ch9" chart:class="major"/>
          </chart:axis>
          <chart:series chart:style-name="ch10" chart:values-cell-range-address="Sheet1.D11:Sheet1.D20" chart:label-cell-address="Sheet1.D10:Sheet1.D10" chart:class="chart:scatter">
            <chart:domain table:cell-range-address="Sheet1.C11:Sheet1.C20"/>
            <chart:data-point chart:repeated="10"/>
          </chart:series>
          <chart:series chart:style-name="ch11" chart:values-cell-range-address="Sheet1.N11:Sheet1.N20" chart:label-cell-address="Sheet1.N10:Sheet1.N10" chart:class="chart:scatter">
            <chart:data-point chart:repeated="10"/>
          </chart:series>
          <chart:series chart:style-name="ch12" chart:values-cell-range-address="Sheet1.P11:Sheet1.P20" chart:label-cell-address="Sheet1.P10:Sheet1.P10" chart:class="chart:scatter">
            <chart:data-point chart:repeated="10"/>
          </chart:series>
          <chart:series chart:style-name="ch13" chart:values-cell-range-address="Sheet1.R11:Sheet1.R20" chart:label-cell-address="Sheet1.R10:Sheet1.R10" chart:class="chart:scatter">
            <chart:data-point chart:repeated="10"/>
          </chart:series>
          <chart:series chart:style-name="ch14" chart:values-cell-range-address="Sheet1.H11:Sheet1.H20" chart:label-cell-address="Sheet1.H10:Sheet1.H10" chart:class="chart:scatter">
            <chart:data-point chart:repeated="10"/>
          </chart:series>
          <chart:series chart:style-name="ch15" chart:values-cell-range-address="Sheet1.J11:Sheet1.J20" chart:label-cell-address="Sheet1.J10:Sheet1.J10" chart:class="chart:scatter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=30,C=6</text:p>
                <draw:g>
                  <svg:desc>Sheet1.D10:Sheet1.D10</svg:desc>
                </draw:g>
              </table:table-cell>
              <table:table-cell office:value-type="string">
                <text:p>N=30,C=6 NoChange</text:p>
                <draw:g>
                  <svg:desc>Sheet1.N10:Sheet1.N10</svg:desc>
                </draw:g>
              </table:table-cell>
              <table:table-cell office:value-type="string">
                <text:p>N=20,C=6 NoChange</text:p>
                <draw:g>
                  <svg:desc>Sheet1.P10:Sheet1.P10</svg:desc>
                </draw:g>
              </table:table-cell>
              <table:table-cell office:value-type="string">
                <text:p>N=10, C=6 NoChange</text:p>
                <draw:g>
                  <svg:desc>Sheet1.R10:Sheet1.R10</svg:desc>
                </draw:g>
              </table:table-cell>
              <table:table-cell office:value-type="string">
                <text:p>N=20,C=6</text:p>
                <draw:g>
                  <svg:desc>Sheet1.H10:Sheet1.H10</svg:desc>
                </draw:g>
              </table:table-cell>
              <table:table-cell office:value-type="string">
                <text:p>N=10, C=6</text:p>
                <draw:g>
                  <svg:desc>Sheet1.J10:Sheet1.J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C11:Sheet1.C20</svg:desc>
                </draw:g>
              </table:table-cell>
              <table:table-cell office:value-type="float" office:value="1.67518328928074">
                <text:p>1.67518328928074</text:p>
                <draw:g>
                  <svg:desc>Sheet1.D11:Sheet1.D20</svg:desc>
                </draw:g>
              </table:table-cell>
              <table:table-cell office:value-type="float" office:value="1.61738464836704">
                <text:p>1.61738464836704</text:p>
                <draw:g>
                  <svg:desc>Sheet1.N11:Sheet1.N20</svg:desc>
                </draw:g>
              </table:table-cell>
              <table:table-cell office:value-type="float" office:value="1.31917685700682">
                <text:p>1.31917685700682</text:p>
                <draw:g>
                  <svg:desc>Sheet1.P11:Sheet1.P20</svg:desc>
                </draw:g>
              </table:table-cell>
              <table:table-cell office:value-type="float" office:value="0.814888370292944">
                <text:p>0.814888370292944</text:p>
                <draw:g>
                  <svg:desc>Sheet1.R11:Sheet1.R20</svg:desc>
                </draw:g>
              </table:table-cell>
              <table:table-cell office:value-type="float" office:value="1.34855310678621">
                <text:p>1.34855310678621</text:p>
                <draw:g>
                  <svg:desc>Sheet1.H11:Sheet1.H20</svg:desc>
                </draw:g>
              </table:table-cell>
              <table:table-cell office:value-type="float" office:value="0.823090502009998">
                <text:p>0.823090502009998</text:p>
                <draw:g>
                  <svg:desc>Sheet1.J11:Sheet1.J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1.95294889163274">
                <text:p>1.95294889163274</text:p>
              </table:table-cell>
              <table:table-cell office:value-type="float" office:value="1.81456510747532">
                <text:p>1.81456510747532</text:p>
              </table:table-cell>
              <table:table-cell office:value-type="float" office:value="1.66379838898415">
                <text:p>1.66379838898415</text:p>
              </table:table-cell>
              <table:table-cell office:value-type="float" office:value="1.24452605839361">
                <text:p>1.24452605839361</text:p>
              </table:table-cell>
              <table:table-cell office:value-type="float" office:value="1.77607521816643">
                <text:p>1.77607521816643</text:p>
              </table:table-cell>
              <table:table-cell office:value-type="float" office:value="1.29336303706146">
                <text:p>1.293363037061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2.01476268621471">
                <text:p>2.01476268621471</text:p>
              </table:table-cell>
              <table:table-cell office:value-type="float" office:value="1.84454893556253">
                <text:p>1.84454893556253</text:p>
              </table:table-cell>
              <table:table-cell office:value-type="float" office:value="1.74076564129933">
                <text:p>1.74076564129933</text:p>
              </table:table-cell>
              <table:table-cell office:value-type="float" office:value="1.42648018265244">
                <text:p>1.42648018265244</text:p>
              </table:table-cell>
              <table:table-cell office:value-type="float" office:value="1.89919098330774">
                <text:p>1.89919098330774</text:p>
              </table:table-cell>
              <table:table-cell office:value-type="float" office:value="1.42856319549737">
                <text:p>1.428563195497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2.03946451986191">
                <text:p>2.03946451986191</text:p>
              </table:table-cell>
              <table:table-cell office:value-type="float" office:value="1.85368261015865">
                <text:p>1.85368261015865</text:p>
              </table:table-cell>
              <table:table-cell office:value-type="float" office:value="1.76928729548705">
                <text:p>1.76928729548705</text:p>
              </table:table-cell>
              <table:table-cell office:value-type="float" office:value="1.42843530340143">
                <text:p>1.42843530340143</text:p>
              </table:table-cell>
              <table:table-cell office:value-type="float" office:value="1.94975156166502">
                <text:p>1.94975156166502</text:p>
              </table:table-cell>
              <table:table-cell office:value-type="float" office:value="1.42866672922299">
                <text:p>1.428666729222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2.05444794268638">
                <text:p>2.05444794268638</text:p>
              </table:table-cell>
              <table:table-cell office:value-type="float" office:value="1.85923972711608">
                <text:p>1.85923972711608</text:p>
              </table:table-cell>
              <table:table-cell office:value-type="float" office:value="1.78169208944692">
                <text:p>1.78169208944692</text:p>
              </table:table-cell>
              <table:table-cell office:value-type="float" office:value="1.42858144359849">
                <text:p>1.42858144359849</text:p>
              </table:table-cell>
              <table:table-cell office:value-type="float" office:value="1.97722518186823">
                <text:p>1.97722518186823</text:p>
              </table:table-cell>
              <table:table-cell office:value-type="float" office:value="1.42867875928553">
                <text:p>1.428678759285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2.06478063356424">
                <text:p>2.06478063356424</text:p>
              </table:table-cell>
              <table:table-cell office:value-type="float" office:value="1.86045565566072">
                <text:p>1.86045565566072</text:p>
              </table:table-cell>
              <table:table-cell office:value-type="float" office:value="1.79062583442895">
                <text:p>1.79062583442895</text:p>
              </table:table-cell>
              <table:table-cell office:value-type="float" office:value="1.42880628546707">
                <text:p>1.42880628546707</text:p>
              </table:table-cell>
              <table:table-cell office:value-type="float" office:value="1.99238313082478">
                <text:p>1.99238313082478</text:p>
              </table:table-cell>
              <table:table-cell office:value-type="float" office:value="1.42846748131242">
                <text:p>1.428467481312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2.07167073157467">
                <text:p>2.07167073157467</text:p>
              </table:table-cell>
              <table:table-cell office:value-type="float" office:value="1.86498119475665">
                <text:p>1.86498119475665</text:p>
              </table:table-cell>
              <table:table-cell office:value-type="float" office:value="1.79519625067062">
                <text:p>1.79519625067062</text:p>
              </table:table-cell>
              <table:table-cell office:value-type="float" office:value="1.42860800497403">
                <text:p>1.42860800497403</text:p>
              </table:table-cell>
              <table:table-cell office:value-type="float" office:value="2.00924977973707">
                <text:p>2.00924977973707</text:p>
              </table:table-cell>
              <table:table-cell office:value-type="float" office:value="1.4285341353776">
                <text:p>1.42853413537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2.08133970385295">
                <text:p>2.08133970385295</text:p>
              </table:table-cell>
              <table:table-cell office:value-type="float" office:value="1.86552087839908">
                <text:p>1.86552087839908</text:p>
              </table:table-cell>
              <table:table-cell office:value-type="float" office:value="1.80014003494032">
                <text:p>1.80014003494032</text:p>
              </table:table-cell>
              <table:table-cell office:value-type="float" office:value="1.42862239092381">
                <text:p>1.42862239092381</text:p>
              </table:table-cell>
              <table:table-cell office:value-type="float" office:value="2.01853885767838">
                <text:p>2.01853885767838</text:p>
              </table:table-cell>
              <table:table-cell office:value-type="float" office:value="1.42859172930193">
                <text:p>1.428591729301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2.0895147829669">
                <text:p>2.0895147829669</text:p>
              </table:table-cell>
              <table:table-cell office:value-type="float" office:value="1.86945147075284">
                <text:p>1.86945147075284</text:p>
              </table:table-cell>
              <table:table-cell office:value-type="float" office:value="1.80446645143882">
                <text:p>1.80446645143882</text:p>
              </table:table-cell>
              <table:table-cell office:value-type="float" office:value="1.42847488230714">
                <text:p>1.42847488230714</text:p>
              </table:table-cell>
              <table:table-cell office:value-type="float" office:value="2.02939305677923">
                <text:p>2.02939305677923</text:p>
              </table:table-cell>
              <table:table-cell office:value-type="float" office:value="1.42840131596854">
                <text:p>1.428401315968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.10049891175554">
                <text:p>2.10049891175554</text:p>
              </table:table-cell>
              <table:table-cell office:value-type="float" office:value="1.87354213311354">
                <text:p>1.87354213311354</text:p>
              </table:table-cell>
              <table:table-cell office:value-type="float" office:value="1.81180732090458">
                <text:p>1.81180732090458</text:p>
              </table:table-cell>
              <table:table-cell office:value-type="float" office:value="1.42858902253787">
                <text:p>1.42858902253787</text:p>
              </table:table-cell>
              <table:table-cell office:value-type="float" office:value="2.03930683581737">
                <text:p>2.03930683581737</text:p>
              </table:table-cell>
              <table:table-cell office:value-type="float" office:value="1.42905963607759">
                <text:p>1.429059636077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B2AA4E6A4F6D2D73.png" xlink:type="simple" xlink:show="embed" xlink:actuate="onLoad"/>
    <draw:fill-image draw:name="ChartBitmap_20_2" draw:display-name="ChartBitmap 2" xlink:href="Pictures/10000000000000080000000894642C6FA7144733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